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rsid="00062ca4" officeooo:paragraph-rsid="00062ca4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text-properties officeooo:rsid="00045cba" officeooo:paragraph-rsid="00045cba"/>
    </style:style>
    <style:style style:name="P4" style:family="paragraph" style:parent-style-name="Standard">
      <style:text-properties officeooo:rsid="00062ca4" officeooo:paragraph-rsid="00062ca4"/>
    </style:style>
    <style:style style:name="P5" style:family="paragraph" style:parent-style-name="Standard">
      <style:text-properties officeooo:rsid="00062ca4" officeooo:paragraph-rsid="000b388b"/>
    </style:style>
    <style:style style:name="P6" style:family="paragraph" style:parent-style-name="Standard">
      <style:text-properties officeooo:rsid="00081dc8" officeooo:paragraph-rsid="00081dc8"/>
    </style:style>
    <style:style style:name="P7" style:family="paragraph" style:parent-style-name="Standard">
      <style:text-properties officeooo:rsid="000e92a3" officeooo:paragraph-rsid="000e92a3"/>
    </style:style>
    <style:style style:name="P8" style:family="paragraph" style:parent-style-name="Standard">
      <style:text-properties officeooo:rsid="00062ca4" officeooo:paragraph-rsid="0013a65f"/>
    </style:style>
    <style:style style:name="P9" style:family="paragraph" style:parent-style-name="Standard">
      <style:text-properties officeooo:rsid="00062ca4" officeooo:paragraph-rsid="0014a1b4"/>
    </style:style>
    <style:style style:name="P10" style:family="paragraph" style:parent-style-name="Standard">
      <style:text-properties officeooo:rsid="00062ca4" officeooo:paragraph-rsid="0014fd14"/>
    </style:style>
    <style:style style:name="P11" style:family="paragraph" style:parent-style-name="Standard">
      <style:text-properties officeooo:rsid="0013a65f" officeooo:paragraph-rsid="0013a65f"/>
    </style:style>
    <style:style style:name="P12" style:family="paragraph" style:parent-style-name="Standard">
      <style:text-properties officeooo:rsid="00143ece" officeooo:paragraph-rsid="00143ece"/>
    </style:style>
    <style:style style:name="P13" style:family="paragraph" style:parent-style-name="Standard">
      <style:text-properties officeooo:rsid="0014a1b4" officeooo:paragraph-rsid="0014a1b4"/>
    </style:style>
    <style:style style:name="P14" style:family="paragraph" style:parent-style-name="Standard">
      <style:text-properties officeooo:rsid="0014fd14" officeooo:paragraph-rsid="0014fd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65f" style:font-weight-asian="bold" style:font-weight-complex="bold"/>
    </style:style>
    <style:style style:name="T3" style:family="text">
      <style:text-properties fo:font-weight="bold" officeooo:rsid="0014a1b4" style:font-weight-asian="bold" style:font-weight-complex="bold"/>
    </style:style>
    <style:style style:name="T4" style:family="text">
      <style:text-properties fo:font-style="italic" fo:font-weight="bold"/>
    </style:style>
    <style:style style:name="T5" style:family="text">
      <style:text-properties fo:color="#6666ff" fo:font-weight="bold" style:font-weight-asian="bold" style:font-weight-complex="bold"/>
    </style:style>
    <style:style style:name="T6" style:family="text">
      <style:text-properties fo:color="#6666ff" fo:font-style="italic" fo:font-weight="bold"/>
    </style:style>
    <style:style style:name="T7" style:family="text">
      <style:text-properties fo:color="#6666ff" fo:font-style="italic" fo:font-weight="bold" style:font-weight-asian="bold" style:font-weight-complex="bold"/>
    </style:style>
    <style:style style:name="T8" style:family="text">
      <style:text-properties officeooo:rsid="00152cf4"/>
    </style:style>
    <style:style style:name="T9" style:family="text">
      <style:text-properties fo:color="#808080" officeooo:rsid="00152c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-- <text:span text:style-name="T1">Linux </text:span><text:span text:style-name="T2">Kernel Networking:</text:span></text:p>
      <text:p text:style-name="P11">http://haifux.org/lectures/177/netLec.pdf</text:p>
      <text:p text:style-name="P12">http://www.cubrid.org/blog/dev-platform/understanding-tcp-ip-network-stack/</text:p>
      <text:p text:style-name="P12">http://web.engr.illinois.edu/~caesar/courses/CS598.S11/slides/raoul_kernel_slides.pdf</text:p>
      <text:p text:style-name="P13">http://sock-raw.org/papers/sock_raw</text:p>
      <text:p text:style-name="P13"/>
      <text:p text:style-name="P9">-- <text:span text:style-name="T1">Linux </text:span><text:span text:style-name="T2">Network</text:span><text:span text:style-name="T3"> Device Drivers</text:span><text:span text:style-name="T2">:</text:span></text:p>
      <text:p text:style-name="P13">http://linuxgazette.net/156/jangir.html</text:p>
      <text:p text:style-name="P11"/>
      <text:p text:style-name="P5">-- <text:span text:style-name="T1">Linux data structures</text:span>:</text:p>
      <text:p text:style-name="P5">http://www.linux-tutorial.info/modules.php?name=MContent&amp;pageid=87</text:p>
      <text:p text:style-name="P7">http://www.makelinux.net/ldd3/chp-17-sect-10</text:p>
      <text:p text:style-name="P7"/>
      <text:p text:style-name="P6">-- <text:span text:style-name="T1">struct sk_buff</text:span>:</text:p>
      <text:p text:style-name="P3">http://vger.kernel.org/~davem/skb.html</text:p>
      <text:p text:style-name="P3">http://vger.kernel.org/~davem/skb_data.html</text:p>
      <text:p text:style-name="P4">http://people.sissa.it/~inno/pubs/skb.pdf</text:p>
      <text:p text:style-name="P6">http://www.linuxjournal.com/article/1312</text:p>
      <text:p text:style-name="P14">http://people.cs.clemson.edu/~westall/853/notes/skbuff.pdf<text:span text:style-name="T8"> <text:s text:c="3"/></text:span><text:span text:style-name="T9">-- Good one!</text:span></text:p>
      <text:p text:style-name="P10"/>
      <text:p text:style-name="P4"/>
      <text:p text:style-name="P1"><text:a xlink:type="simple" xlink:href="http://lxr.free-electrons.com/source/net/core/skbuff.c#L2316" office:name="L2316">2316</text:a> void <text:a xlink:type="simple" xlink:href="http://lxr.free-electrons.com/ident?i=skb_queue_tail"><text:span text:style-name="T5">skb_queue_tail</text:span></text:a>(struct <text:a xlink:type="simple" xlink:href="http://lxr.free-electrons.com/ident?i=sk_buff_head">sk_buff_head</text:a> *<text:a xlink:type="simple" xlink:href="http://lxr.free-electrons.com/ident?i=list">list</text:a>, struct <text:a xlink:type="simple" xlink:href="http://lxr.free-electrons.com/ident?i=sk_buff">sk_buff</text:a> *newsk)</text:p>
      <text:p text:style-name="Preformatted_20_Text"><text:a xlink:type="simple" xlink:href="http://lxr.free-electrons.com/source/net/core/skbuff.c#L2317" office:name="L2317">2317</text:a> {</text:p>
      <text:p text:style-name="Preformatted_20_Text"><text:a xlink:type="simple" xlink:href="http://lxr.free-electrons.com/source/net/core/skbuff.c#L2318" office:name="L2318">2318</text:a> <text:s text:c="8"/>unsigned long <text:a xlink:type="simple" xlink:href="http://lxr.free-electrons.com/ident?i=flags">flags</text:a>;</text:p>
      <text:p text:style-name="Preformatted_20_Text"><text:a xlink:type="simple" xlink:href="http://lxr.free-electrons.com/source/net/core/skbuff.c#L2319" office:name="L2319">2319</text:a> </text:p>
      <text:p text:style-name="Preformatted_20_Text"><text:a xlink:type="simple" xlink:href="http://lxr.free-electrons.com/source/net/core/skbuff.c#L2320" office:name="L2320">2320</text:a> <text:s text:c="8"/><text:a xlink:type="simple" xlink:href="http://lxr.free-electrons.com/ident?i=spin_lock_irqsave">spin_lock_irqsave</text:a>(&amp;<text:a xlink:type="simple" xlink:href="http://lxr.free-electrons.com/ident?i=list">list</text:a>-&gt;<text:a xlink:type="simple" xlink:href="http://lxr.free-electrons.com/ident?i=lock">lock</text:a>, <text:a xlink:type="simple" xlink:href="http://lxr.free-electrons.com/ident?i=flags">flags</text:a>);</text:p>
      <text:p text:style-name="Preformatted_20_Text"><text:a xlink:type="simple" xlink:href="http://lxr.free-electrons.com/source/net/core/skbuff.c#L2321" office:name="L2321">2321</text:a> <text:s text:c="8"/><text:a xlink:type="simple" xlink:href="http://lxr.free-electrons.com/ident?i=__skb_queue_tail">__skb_queue_tail</text:a>(<text:a xlink:type="simple" xlink:href="http://lxr.free-electrons.com/ident?i=list">list</text:a>, newsk);</text:p>
      <text:p text:style-name="Preformatted_20_Text"><text:a xlink:type="simple" xlink:href="http://lxr.free-electrons.com/source/net/core/skbuff.c#L2322" office:name="L2322">2322</text:a> <text:s text:c="8"/><text:a xlink:type="simple" xlink:href="http://lxr.free-electrons.com/ident?i=spin_unlock_irqrestore">spin_unlock_irqrestore</text:a>(&amp;<text:a xlink:type="simple" xlink:href="http://lxr.free-electrons.com/ident?i=list">list</text:a>-&gt;<text:a xlink:type="simple" xlink:href="http://lxr.free-electrons.com/ident?i=lock">lock</text:a>, <text:a xlink:type="simple" xlink:href="http://lxr.free-electrons.com/ident?i=flags">flags</text:a>);</text:p>
      <text:p text:style-name="P2"><text:a xlink:type="simple" xlink:href="http://lxr.free-electrons.com/source/net/core/skbuff.c#L2323" office:name="L2323">2323</text:a> }</text:p>
      <text:p text:style-name="P4"/>
      <text:p text:style-name="P1"><text:a xlink:type="simple" xlink:href="http://lxr.free-electrons.com/source/include/linux/skbuff.h#L1388" office:name="L1388">1388</text:a> static inline void <text:a xlink:type="simple" xlink:href="http://lxr.free-electrons.com/ident?i=__skb_queue_tail"><text:span text:style-name="T5">__skb_queue_tail</text:span></text:a>(struct <text:a xlink:type="simple" xlink:href="http://lxr.free-electrons.com/ident?i=sk_buff_head">sk_buff_head</text:a> *<text:a xlink:type="simple" xlink:href="http://lxr.free-electrons.com/ident?i=list">list</text:a>,</text:p>
      <text:p text:style-name="Preformatted_20_Text"><text:a xlink:type="simple" xlink:href="http://lxr.free-electrons.com/source/include/linux/skbuff.h#L1389" office:name="L1389">1389</text:a> <text:s text:c="35"/>struct <text:a xlink:type="simple" xlink:href="http://lxr.free-electrons.com/ident?i=sk_buff">sk_buff</text:a> *newsk)</text:p>
      <text:p text:style-name="Preformatted_20_Text"><text:a xlink:type="simple" xlink:href="http://lxr.free-electrons.com/source/include/linux/skbuff.h#L1390" office:name="L1390">1390</text:a> {</text:p>
      <text:p text:style-name="Preformatted_20_Text"><text:a xlink:type="simple" xlink:href="http://lxr.free-electrons.com/source/include/linux/skbuff.h#L1391" office:name="L1391">1391</text:a> <text:s text:c="8"/><text:a xlink:type="simple" xlink:href="http://lxr.free-electrons.com/ident?i=__skb_queue_before">__skb_queue_before</text:a>(<text:a xlink:type="simple" xlink:href="http://lxr.free-electrons.com/ident?i=list">list</text:a>, (struct <text:a xlink:type="simple" xlink:href="http://lxr.free-electrons.com/ident?i=sk_buff">sk_buff</text:a> *)<text:a xlink:type="simple" xlink:href="http://lxr.free-electrons.com/ident?i=list">list</text:a>, newsk);</text:p>
      <text:p text:style-name="P2"><text:a xlink:type="simple" xlink:href="http://lxr.free-electrons.com/source/include/linux/skbuff.h#L1392" office:name="L1392">1392</text:a> }</text:p>
      <text:p text:style-name="P4"/>
      <text:p text:style-name="P1"><text:a xlink:type="simple" xlink:href="http://lxr.free-electrons.com/source/include/linux/skbuff.h#L1353" office:name="L1353">1353</text:a> static inline void <text:a xlink:type="simple" xlink:href="http://lxr.free-electrons.com/ident?i=__skb_queue_before"><text:span text:style-name="T5">__skb_queue_before</text:span></text:a>(struct <text:a xlink:type="simple" xlink:href="http://lxr.free-electrons.com/ident?i=sk_buff_head">sk_buff_head</text:a> *<text:a xlink:type="simple" xlink:href="http://lxr.free-electrons.com/ident?i=list">list</text:a>,</text:p>
      <text:p text:style-name="Preformatted_20_Text"><text:a xlink:type="simple" xlink:href="http://lxr.free-electrons.com/source/include/linux/skbuff.h#L1354" office:name="L1354">1354</text:a> <text:s text:c="38"/>struct <text:a xlink:type="simple" xlink:href="http://lxr.free-electrons.com/ident?i=sk_buff">sk_buff</text:a> *<text:a xlink:type="simple" xlink:href="http://lxr.free-electrons.com/ident?i=next">next</text:a>,</text:p>
      <text:p text:style-name="Preformatted_20_Text"><text:a xlink:type="simple" xlink:href="http://lxr.free-electrons.com/source/include/linux/skbuff.h#L1355" office:name="L1355">1355</text:a> <text:s text:c="38"/>struct <text:a xlink:type="simple" xlink:href="http://lxr.free-electrons.com/ident?i=sk_buff">sk_buff</text:a> *newsk)</text:p>
      <text:p text:style-name="Preformatted_20_Text"><text:a xlink:type="simple" xlink:href="http://lxr.free-electrons.com/source/include/linux/skbuff.h#L1356" office:name="L1356">1356</text:a> {</text:p>
      <text:p text:style-name="Preformatted_20_Text"><text:a xlink:type="simple" xlink:href="http://lxr.free-electrons.com/source/include/linux/skbuff.h#L1357" office:name="L1357">1357</text:a> <text:s text:c="8"/><text:a xlink:type="simple" xlink:href="http://lxr.free-electrons.com/ident?i=__skb_insert">__skb_insert</text:a>(newsk, <text:a xlink:type="simple" xlink:href="http://lxr.free-electrons.com/ident?i=next">next</text:a>-&gt;prev, <text:a xlink:type="simple" xlink:href="http://lxr.free-electrons.com/ident?i=next">next</text:a>, <text:a xlink:type="simple" xlink:href="http://lxr.free-electrons.com/ident?i=list">list</text:a>);</text:p>
      <text:p text:style-name="P2"><text:a xlink:type="simple" xlink:href="http://lxr.free-electrons.com/source/include/linux/skbuff.h#L1358" office:name="L1358">1358</text:a> }</text:p>
      <text:p text:style-name="P4"/>
      <text:p text:style-name="P1"><text:a xlink:type="simple" xlink:href="http://lxr.free-electrons.com/source/include/linux/skbuff.h#L1245" office:name="L1245">1245</text:a> static inline void <text:a xlink:type="simple" xlink:href="http://lxr.free-electrons.com/ident?i=__skb_insert"><text:span text:style-name="T5">__skb_insert</text:span></text:a>(struct <text:a xlink:type="simple" xlink:href="http://lxr.free-electrons.com/ident?i=sk_buff">sk_buff</text:a> *newsk,</text:p>
      <text:p text:style-name="Preformatted_20_Text"><text:a xlink:type="simple" xlink:href="http://lxr.free-electrons.com/source/include/linux/skbuff.h#L1246" office:name="L1246">1246</text:a> <text:s text:c="32"/>struct <text:a xlink:type="simple" xlink:href="http://lxr.free-electrons.com/ident?i=sk_buff">sk_buff</text:a> *prev, struct <text:a xlink:type="simple" xlink:href="http://lxr.free-electrons.com/ident?i=sk_buff">sk_buff</text:a> *<text:a xlink:type="simple" xlink:href="http://lxr.free-electrons.com/ident?i=next">next</text:a>,</text:p>
      <text:p text:style-name="Preformatted_20_Text"><text:a xlink:type="simple" xlink:href="http://lxr.free-electrons.com/source/include/linux/skbuff.h#L1247" office:name="L1247">1247</text:a> <text:s text:c="32"/>struct <text:a xlink:type="simple" xlink:href="http://lxr.free-electrons.com/ident?i=sk_buff_head">sk_buff_head</text:a> *<text:a xlink:type="simple" xlink:href="http://lxr.free-electrons.com/ident?i=list">list</text:a>)</text:p>
      <text:p text:style-name="Preformatted_20_Text"><text:a xlink:type="simple" xlink:href="http://lxr.free-electrons.com/source/include/linux/skbuff.h#L1248" office:name="L1248">1248</text:a> {</text:p>
      <text:p text:style-name="Preformatted_20_Text"><text:a xlink:type="simple" xlink:href="http://lxr.free-electrons.com/source/include/linux/skbuff.h#L1249" office:name="L1249">1249</text:a> <text:s text:c="8"/>newsk-&gt;<text:a xlink:type="simple" xlink:href="http://lxr.free-electrons.com/ident?i=next">next</text:a> = <text:a xlink:type="simple" xlink:href="http://lxr.free-electrons.com/ident?i=next">next</text:a>;</text:p>
      <text:p text:style-name="Preformatted_20_Text"><text:a xlink:type="simple" xlink:href="http://lxr.free-electrons.com/source/include/linux/skbuff.h#L1250" office:name="L1250">1250</text:a> <text:s text:c="8"/>newsk-&gt;prev = prev;</text:p>
      <text:p text:style-name="Preformatted_20_Text"><text:a xlink:type="simple" xlink:href="http://lxr.free-electrons.com/source/include/linux/skbuff.h#L1251" office:name="L1251">1251</text:a> <text:s text:c="8"/><text:a xlink:type="simple" xlink:href="http://lxr.free-electrons.com/ident?i=next">next</text:a>-&gt;prev <text:s/>= prev-&gt;<text:a xlink:type="simple" xlink:href="http://lxr.free-electrons.com/ident?i=next">next</text:a> = newsk;</text:p>
      <text:p text:style-name="Preformatted_20_Text"><text:soft-page-break/><text:a xlink:type="simple" xlink:href="http://lxr.free-electrons.com/source/include/linux/skbuff.h#L1252" office:name="L1252">1252</text:a> <text:s text:c="8"/><text:a xlink:type="simple" xlink:href="http://lxr.free-electrons.com/ident?i=list">list</text:a>-&gt;<text:a xlink:type="simple" xlink:href="http://lxr.free-electrons.com/ident?i=qlen">qlen</text:a>++;</text:p>
      <text:p text:style-name="P2"><text:a xlink:type="simple" xlink:href="http://lxr.free-electrons.com/source/include/linux/skbuff.h#L1253" office:name="L1253">1253</text:a> 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a xlink:type="simple" xlink:href="http://lxr.free-electrons.com/source/include/linux/skbuff.h#L417" office:name="L417">417</text:a> <text:span text:style-name="T4">/** </text:span></text:p>
      <text:p text:style-name="Preformatted_20_Text"><text:a xlink:type="simple" xlink:href="http://lxr.free-electrons.com/source/include/linux/skbuff.h#L418" office:name="L418">418</text:a> <text:s/><text:span text:style-name="T4">* <text:s text:c="5"/>struct sk_buff - socket buffer</text:span></text:p>
      <text:p text:style-name="Preformatted_20_Text"><text:a xlink:type="simple" xlink:href="http://lxr.free-electrons.com/source/include/linux/skbuff.h#L419" office:name="L419">419</text:a> <text:s/><text:span text:style-name="T4">* <text:s text:c="5"/>@next: Next buffer in list</text:span></text:p>
      <text:p text:style-name="Preformatted_20_Text"><text:a xlink:type="simple" xlink:href="http://lxr.free-electrons.com/source/include/linux/skbuff.h#L420" office:name="L420">420</text:a> <text:s/><text:span text:style-name="T4">* <text:s text:c="5"/>@prev: Previous buffer in list</text:span></text:p>
      <text:p text:style-name="Preformatted_20_Text"><text:a xlink:type="simple" xlink:href="http://lxr.free-electrons.com/source/include/linux/skbuff.h#L421" office:name="L421">421</text:a> <text:s/><text:span text:style-name="T4">* <text:s text:c="5"/>@tstamp: Time we arrived/left</text:span></text:p>
      <text:p text:style-name="Preformatted_20_Text"><text:a xlink:type="simple" xlink:href="http://lxr.free-electrons.com/source/include/linux/skbuff.h#L422" office:name="L422">422</text:a> <text:s/><text:span text:style-name="T4">* <text:s text:c="5"/>@sk: Socket we are owned by</text:span></text:p>
      <text:p text:style-name="Preformatted_20_Text"><text:a xlink:type="simple" xlink:href="http://lxr.free-electrons.com/source/include/linux/skbuff.h#L423" office:name="L423">423</text:a> <text:s/><text:span text:style-name="T4">* <text:s text:c="5"/>@dev: Device we arrived on/are leaving by</text:span></text:p>
      <text:p text:style-name="Preformatted_20_Text"><text:a xlink:type="simple" xlink:href="http://lxr.free-electrons.com/source/include/linux/skbuff.h#L424" office:name="L424">424</text:a> <text:s/><text:span text:style-name="T4">* <text:s text:c="5"/>@cb: Control buffer. Free for use by every layer. Put private vars here</text:span></text:p>
      <text:p text:style-name="Preformatted_20_Text"><text:a xlink:type="simple" xlink:href="http://lxr.free-electrons.com/source/include/linux/skbuff.h#L425" office:name="L425">425</text:a> <text:s/><text:span text:style-name="T4">* <text:s text:c="5"/>@_skb_refdst: destination entry (with norefcount bit)</text:span></text:p>
      <text:p text:style-name="Preformatted_20_Text"><text:a xlink:type="simple" xlink:href="http://lxr.free-electrons.com/source/include/linux/skbuff.h#L426" office:name="L426">426</text:a> <text:s/><text:span text:style-name="T4">* <text:s text:c="5"/>@sp: the security path, used for xfrm</text:span></text:p>
      <text:p text:style-name="Preformatted_20_Text"><text:a xlink:type="simple" xlink:href="http://lxr.free-electrons.com/source/include/linux/skbuff.h#L427" office:name="L427">427</text:a> <text:s/><text:span text:style-name="T4">* <text:s text:c="5"/>@len: Length of actual data</text:span></text:p>
      <text:p text:style-name="Preformatted_20_Text"><text:a xlink:type="simple" xlink:href="http://lxr.free-electrons.com/source/include/linux/skbuff.h#L428" office:name="L428">428</text:a> <text:s/><text:span text:style-name="T4">* <text:s text:c="5"/>@data_len: Data length</text:span></text:p>
      <text:p text:style-name="Preformatted_20_Text"><text:a xlink:type="simple" xlink:href="http://lxr.free-electrons.com/source/include/linux/skbuff.h#L429" office:name="L429">429</text:a> <text:s/><text:span text:style-name="T4">* <text:s text:c="5"/>@mac_len: Length of link layer header</text:span></text:p>
      <text:p text:style-name="Preformatted_20_Text"><text:a xlink:type="simple" xlink:href="http://lxr.free-electrons.com/source/include/linux/skbuff.h#L430" office:name="L430">430</text:a> <text:s/><text:span text:style-name="T4">* <text:s text:c="5"/>@hdr_len: writable header length of cloned skb</text:span></text:p>
      <text:p text:style-name="Preformatted_20_Text"><text:a xlink:type="simple" xlink:href="http://lxr.free-electrons.com/source/include/linux/skbuff.h#L431" office:name="L431">431</text:a> <text:s/><text:span text:style-name="T4">* <text:s text:c="5"/>@csum: Checksum (must include start/offset pair)</text:span></text:p>
      <text:p text:style-name="Preformatted_20_Text"><text:a xlink:type="simple" xlink:href="http://lxr.free-electrons.com/source/include/linux/skbuff.h#L432" office:name="L432">432</text:a> <text:s/><text:span text:style-name="T4">* <text:s text:c="5"/>@csum_start: Offset from skb-&gt;head where checksumming should start</text:span></text:p>
      <text:p text:style-name="Preformatted_20_Text"><text:a xlink:type="simple" xlink:href="http://lxr.free-electrons.com/source/include/linux/skbuff.h#L433" office:name="L433">433</text:a> <text:s/><text:span text:style-name="T4">* <text:s text:c="5"/>@csum_offset: Offset from csum_start where checksum should be stored</text:span></text:p>
      <text:p text:style-name="Preformatted_20_Text"><text:a xlink:type="simple" xlink:href="http://lxr.free-electrons.com/source/include/linux/skbuff.h#L434" office:name="L434">434</text:a> <text:s/><text:span text:style-name="T4">* <text:s text:c="5"/>@priority: Packet queueing priority</text:span></text:p>
      <text:p text:style-name="Preformatted_20_Text"><text:a xlink:type="simple" xlink:href="http://lxr.free-electrons.com/source/include/linux/skbuff.h#L435" office:name="L435">435</text:a> <text:s/><text:span text:style-name="T4">* <text:s text:c="5"/>@ignore_df: allow local fragmentation</text:span></text:p>
      <text:p text:style-name="Preformatted_20_Text"><text:a xlink:type="simple" xlink:href="http://lxr.free-electrons.com/source/include/linux/skbuff.h#L436" office:name="L436">436</text:a> <text:s/><text:span text:style-name="T4">* <text:s text:c="5"/>@cloned: Head may be cloned (check refcnt to be sure)</text:span></text:p>
      <text:p text:style-name="Preformatted_20_Text"><text:a xlink:type="simple" xlink:href="http://lxr.free-electrons.com/source/include/linux/skbuff.h#L437" office:name="L437">437</text:a> <text:s/><text:span text:style-name="T4">* <text:s text:c="5"/>@ip_summed: Driver fed us an IP checksum</text:span></text:p>
      <text:p text:style-name="Preformatted_20_Text"><text:a xlink:type="simple" xlink:href="http://lxr.free-electrons.com/source/include/linux/skbuff.h#L438" office:name="L438">438</text:a> <text:s/><text:span text:style-name="T4">* <text:s text:c="5"/>@nohdr: Payload reference only, must not modify header</text:span></text:p>
      <text:p text:style-name="Preformatted_20_Text"><text:a xlink:type="simple" xlink:href="http://lxr.free-electrons.com/source/include/linux/skbuff.h#L439" office:name="L439">439</text:a> <text:s/><text:span text:style-name="T4">* <text:s text:c="5"/>@nfctinfo: Relationship of this skb to the connection</text:span></text:p>
      <text:p text:style-name="Preformatted_20_Text"><text:a xlink:type="simple" xlink:href="http://lxr.free-electrons.com/source/include/linux/skbuff.h#L440" office:name="L440">440</text:a> <text:s/><text:span text:style-name="T4">* <text:s text:c="5"/>@pkt_type: Packet class</text:span></text:p>
      <text:p text:style-name="Preformatted_20_Text"><text:a xlink:type="simple" xlink:href="http://lxr.free-electrons.com/source/include/linux/skbuff.h#L441" office:name="L441">441</text:a> <text:s/><text:span text:style-name="T4">* <text:s text:c="5"/>@fclone: skbuff clone status</text:span></text:p>
      <text:p text:style-name="Preformatted_20_Text"><text:a xlink:type="simple" xlink:href="http://lxr.free-electrons.com/source/include/linux/skbuff.h#L442" office:name="L442">442</text:a> <text:s/><text:span text:style-name="T4">* <text:s text:c="5"/>@ipvs_property: skbuff is owned by ipvs</text:span></text:p>
      <text:p text:style-name="Preformatted_20_Text"><text:a xlink:type="simple" xlink:href="http://lxr.free-electrons.com/source/include/linux/skbuff.h#L443" office:name="L443">443</text:a> <text:s/><text:span text:style-name="T4">* <text:s text:c="5"/>@peeked: this packet has been seen already, so stats have been</text:span></text:p>
      <text:p text:style-name="Preformatted_20_Text"><text:a xlink:type="simple" xlink:href="http://lxr.free-electrons.com/source/include/linux/skbuff.h#L444" office:name="L444">444</text:a> <text:s/><text:span text:style-name="T4">* <text:s text:c="13"/>done for it, don't do them again</text:span></text:p>
      <text:p text:style-name="Preformatted_20_Text"><text:a xlink:type="simple" xlink:href="http://lxr.free-electrons.com/source/include/linux/skbuff.h#L445" office:name="L445">445</text:a> <text:s/><text:span text:style-name="T4">* <text:s text:c="5"/>@nf_trace: netfilter packet trace flag</text:span></text:p>
      <text:p text:style-name="Preformatted_20_Text"><text:a xlink:type="simple" xlink:href="http://lxr.free-electrons.com/source/include/linux/skbuff.h#L446" office:name="L446">446</text:a> <text:s/><text:span text:style-name="T4">* <text:s text:c="5"/>@protocol: Packet protocol from driver</text:span></text:p>
      <text:p text:style-name="Preformatted_20_Text"><text:a xlink:type="simple" xlink:href="http://lxr.free-electrons.com/source/include/linux/skbuff.h#L447" office:name="L447">447</text:a> <text:s/><text:span text:style-name="T4">* <text:s text:c="5"/>@destructor: Destruct function</text:span></text:p>
      <text:p text:style-name="Preformatted_20_Text"><text:a xlink:type="simple" xlink:href="http://lxr.free-electrons.com/source/include/linux/skbuff.h#L448" office:name="L448">448</text:a> <text:s/><text:span text:style-name="T4">* <text:s text:c="5"/>@nfct: Associated connection, if any</text:span></text:p>
      <text:p text:style-name="Preformatted_20_Text"><text:a xlink:type="simple" xlink:href="http://lxr.free-electrons.com/source/include/linux/skbuff.h#L449" office:name="L449">449</text:a> <text:s/><text:span text:style-name="T4">* <text:s text:c="5"/>@nf_bridge: Saved data about a bridged frame - see br_netfilter.c</text:span></text:p>
      <text:p text:style-name="Preformatted_20_Text"><text:a xlink:type="simple" xlink:href="http://lxr.free-electrons.com/source/include/linux/skbuff.h#L450" office:name="L450">450</text:a> <text:s/><text:span text:style-name="T4">* <text:s text:c="5"/>@skb_iif: ifindex of device we arrived on</text:span></text:p>
      <text:p text:style-name="Preformatted_20_Text"><text:a xlink:type="simple" xlink:href="http://lxr.free-electrons.com/source/include/linux/skbuff.h#L451" office:name="L451">451</text:a> <text:s/><text:span text:style-name="T4">* <text:s text:c="5"/>@tc_index: Traffic control index</text:span></text:p>
      <text:p text:style-name="Preformatted_20_Text"><text:a xlink:type="simple" xlink:href="http://lxr.free-electrons.com/source/include/linux/skbuff.h#L452" office:name="L452">452</text:a> <text:s/><text:span text:style-name="T4">* <text:s text:c="5"/>@tc_verd: traffic control verdict</text:span></text:p>
      <text:p text:style-name="Preformatted_20_Text"><text:a xlink:type="simple" xlink:href="http://lxr.free-electrons.com/source/include/linux/skbuff.h#L453" office:name="L453">453</text:a> <text:s/><text:span text:style-name="T4">* <text:s text:c="5"/>@hash: the packet hash</text:span></text:p>
      <text:p text:style-name="Preformatted_20_Text"><text:a xlink:type="simple" xlink:href="http://lxr.free-electrons.com/source/include/linux/skbuff.h#L454" office:name="L454">454</text:a> <text:s/><text:span text:style-name="T4">* <text:s text:c="5"/>@queue_mapping: Queue mapping for multiqueue devices</text:span></text:p>
      <text:p text:style-name="Preformatted_20_Text"><text:a xlink:type="simple" xlink:href="http://lxr.free-electrons.com/source/include/linux/skbuff.h#L455" office:name="L455">455</text:a> <text:s/><text:span text:style-name="T4">* <text:s text:c="5"/>@ndisc_nodetype: router type (from link layer)</text:span></text:p>
      <text:p text:style-name="Preformatted_20_Text"><text:a xlink:type="simple" xlink:href="http://lxr.free-electrons.com/source/include/linux/skbuff.h#L456" office:name="L456">456</text:a> <text:s/><text:span text:style-name="T4">* <text:s text:c="5"/>@ooo_okay: allow the mapping of a socket to a queue to be changed</text:span></text:p>
      <text:p text:style-name="Preformatted_20_Text"><text:a xlink:type="simple" xlink:href="http://lxr.free-electrons.com/source/include/linux/skbuff.h#L457" office:name="L457">457</text:a> <text:s/><text:span text:style-name="T4">* <text:s text:c="5"/>@l4_hash: indicate hash is a canonical 4-tuple hash over transport</text:span></text:p>
      <text:p text:style-name="Preformatted_20_Text"><text:a xlink:type="simple" xlink:href="http://lxr.free-electrons.com/source/include/linux/skbuff.h#L458" office:name="L458">458</text:a> <text:s/><text:span text:style-name="T4">* <text:s text:c="13"/>ports.</text:span></text:p>
      <text:p text:style-name="Preformatted_20_Text"><text:a xlink:type="simple" xlink:href="http://lxr.free-electrons.com/source/include/linux/skbuff.h#L459" office:name="L459">459</text:a> <text:s/><text:span text:style-name="T4">* <text:s text:c="5"/>@sw_hash: indicates hash was computed in software stack</text:span></text:p>
      <text:p text:style-name="Preformatted_20_Text"><text:a xlink:type="simple" xlink:href="http://lxr.free-electrons.com/source/include/linux/skbuff.h#L460" office:name="L460">460</text:a> <text:s/><text:span text:style-name="T4">* <text:s text:c="5"/>@wifi_acked_valid: wifi_acked was set</text:span></text:p>
      <text:p text:style-name="Preformatted_20_Text"><text:a xlink:type="simple" xlink:href="http://lxr.free-electrons.com/source/include/linux/skbuff.h#L461" office:name="L461">461</text:a> <text:s/><text:span text:style-name="T4">* <text:s text:c="5"/>@wifi_acked: whether frame was acked on wifi or not</text:span></text:p>
      <text:p text:style-name="Preformatted_20_Text"><text:soft-page-break/><text:a xlink:type="simple" xlink:href="http://lxr.free-electrons.com/source/include/linux/skbuff.h#L462" office:name="L462">462</text:a> <text:s/><text:span text:style-name="T4">* <text:s text:c="5"/>@no_fcs: <text:s/>Request NIC to treat last 4 bytes as Ethernet FCS</text:span></text:p>
      <text:p text:style-name="Preformatted_20_Text"><text:a xlink:type="simple" xlink:href="http://lxr.free-electrons.com/source/include/linux/skbuff.h#L463" office:name="L463">463</text:a> <text:s/><text:span text:style-name="T4">* <text:s text:c="5"/>@dma_cookie: a cookie to one of several possible DMA operations</text:span></text:p>
      <text:p text:style-name="Preformatted_20_Text"><text:a xlink:type="simple" xlink:href="http://lxr.free-electrons.com/source/include/linux/skbuff.h#L464" office:name="L464">464</text:a> <text:s/><text:span text:style-name="T4">* <text:s text:c="13"/>done by skb DMA functions</text:span></text:p>
      <text:p text:style-name="Preformatted_20_Text"><text:a xlink:type="simple" xlink:href="http://lxr.free-electrons.com/source/include/linux/skbuff.h#L465" office:name="L465">465</text:a> <text:s text:c="2"/><text:span text:style-name="T4">* <text:s text:c="4"/>@napi_id: id of the NAPI struct this skb came from</text:span></text:p>
      <text:p text:style-name="Preformatted_20_Text"><text:a xlink:type="simple" xlink:href="http://lxr.free-electrons.com/source/include/linux/skbuff.h#L466" office:name="L466">466</text:a> <text:s/><text:span text:style-name="T4">* <text:s text:c="5"/>@secmark: security marking</text:span></text:p>
      <text:p text:style-name="Preformatted_20_Text"><text:a xlink:type="simple" xlink:href="http://lxr.free-electrons.com/source/include/linux/skbuff.h#L467" office:name="L467">467</text:a> <text:s/><text:span text:style-name="T4">* <text:s text:c="5"/>@mark: Generic packet mark</text:span></text:p>
      <text:p text:style-name="Preformatted_20_Text"><text:a xlink:type="simple" xlink:href="http://lxr.free-electrons.com/source/include/linux/skbuff.h#L468" office:name="L468">468</text:a> <text:s/><text:span text:style-name="T4">* <text:s text:c="5"/>@dropcount: total number of sk_receive_queue overflows</text:span></text:p>
      <text:p text:style-name="Preformatted_20_Text"><text:a xlink:type="simple" xlink:href="http://lxr.free-electrons.com/source/include/linux/skbuff.h#L469" office:name="L469">469</text:a> <text:s/><text:span text:style-name="T4">* <text:s text:c="5"/>@vlan_proto: vlan encapsulation protocol</text:span></text:p>
      <text:p text:style-name="Preformatted_20_Text"><text:a xlink:type="simple" xlink:href="http://lxr.free-electrons.com/source/include/linux/skbuff.h#L470" office:name="L470">470</text:a> <text:s/><text:span text:style-name="T4">* <text:s text:c="5"/>@vlan_tci: vlan tag control information</text:span></text:p>
      <text:p text:style-name="Preformatted_20_Text"><text:a xlink:type="simple" xlink:href="http://lxr.free-electrons.com/source/include/linux/skbuff.h#L471" office:name="L471">471</text:a> <text:s/><text:span text:style-name="T4">* <text:s text:c="5"/>@inner_protocol: Protocol (encapsulation)</text:span></text:p>
      <text:p text:style-name="Preformatted_20_Text"><text:a xlink:type="simple" xlink:href="http://lxr.free-electrons.com/source/include/linux/skbuff.h#L472" office:name="L472">472</text:a> <text:s/><text:span text:style-name="T4">* <text:s text:c="5"/>@inner_transport_header: Inner transport layer header (encapsulation)</text:span></text:p>
      <text:p text:style-name="Preformatted_20_Text"><text:a xlink:type="simple" xlink:href="http://lxr.free-electrons.com/source/include/linux/skbuff.h#L473" office:name="L473">473</text:a> <text:s/><text:span text:style-name="T4">* <text:s text:c="5"/>@inner_network_header: Network layer header (encapsulation)</text:span></text:p>
      <text:p text:style-name="Preformatted_20_Text"><text:a xlink:type="simple" xlink:href="http://lxr.free-electrons.com/source/include/linux/skbuff.h#L474" office:name="L474">474</text:a> <text:s/><text:span text:style-name="T4">* <text:s text:c="5"/>@inner_mac_header: Link layer header (encapsulation)</text:span></text:p>
      <text:p text:style-name="Preformatted_20_Text"><text:a xlink:type="simple" xlink:href="http://lxr.free-electrons.com/source/include/linux/skbuff.h#L475" office:name="L475">475</text:a> <text:s/><text:span text:style-name="T4">* <text:s text:c="5"/>@transport_header: Transport layer header</text:span></text:p>
      <text:p text:style-name="Preformatted_20_Text"><text:a xlink:type="simple" xlink:href="http://lxr.free-electrons.com/source/include/linux/skbuff.h#L476" office:name="L476">476</text:a> <text:s/><text:span text:style-name="T4">* <text:s text:c="5"/>@network_header: Network layer header</text:span></text:p>
      <text:p text:style-name="Preformatted_20_Text"><text:a xlink:type="simple" xlink:href="http://lxr.free-electrons.com/source/include/linux/skbuff.h#L477" office:name="L477">477</text:a> <text:s/><text:span text:style-name="T4">* <text:s text:c="5"/>@mac_header: Link layer header</text:span></text:p>
      <text:p text:style-name="Preformatted_20_Text"><text:a xlink:type="simple" xlink:href="http://lxr.free-electrons.com/source/include/linux/skbuff.h#L478" office:name="L478">478</text:a> <text:s/><text:span text:style-name="T4">* <text:s text:c="5"/>@tail: Tail pointer</text:span></text:p>
      <text:p text:style-name="Preformatted_20_Text"><text:a xlink:type="simple" xlink:href="http://lxr.free-electrons.com/source/include/linux/skbuff.h#L479" office:name="L479">479</text:a> <text:s/><text:span text:style-name="T4">* <text:s text:c="5"/>@end: End pointer</text:span></text:p>
      <text:p text:style-name="Preformatted_20_Text"><text:a xlink:type="simple" xlink:href="http://lxr.free-electrons.com/source/include/linux/skbuff.h#L480" office:name="L480">480</text:a> <text:s/><text:span text:style-name="T4">* <text:s text:c="5"/>@head: Head of buffer</text:span></text:p>
      <text:p text:style-name="Preformatted_20_Text"><text:a xlink:type="simple" xlink:href="http://lxr.free-electrons.com/source/include/linux/skbuff.h#L481" office:name="L481">481</text:a> <text:s/><text:span text:style-name="T4">* <text:s text:c="5"/>@data: Data head pointer</text:span></text:p>
      <text:p text:style-name="Preformatted_20_Text"><text:a xlink:type="simple" xlink:href="http://lxr.free-electrons.com/source/include/linux/skbuff.h#L482" office:name="L482">482</text:a> <text:s/><text:span text:style-name="T4">* <text:s text:c="5"/>@truesize: Buffer size</text:span></text:p>
      <text:p text:style-name="Preformatted_20_Text"><text:a xlink:type="simple" xlink:href="http://lxr.free-electrons.com/source/include/linux/skbuff.h#L483" office:name="L483">483</text:a> <text:s/><text:span text:style-name="T4">* <text:s text:c="5"/>@users: User count - see {datagram,tcp}.c</text:span></text:p>
      <text:p text:style-name="Preformatted_20_Text"><text:a xlink:type="simple" xlink:href="http://lxr.free-electrons.com/source/include/linux/skbuff.h#L484" office:name="L484">484</text:a> <text:s/><text:span text:style-name="T4">*/</text:span></text:p>
      <text:p text:style-name="Preformatted_20_Text"><text:a xlink:type="simple" xlink:href="http://lxr.free-electrons.com/source/include/linux/skbuff.h#L485" office:name="L485">485</text:a> </text:p>
      <text:p text:style-name="Preformatted_20_Text"><text:a xlink:type="simple" xlink:href="http://lxr.free-electrons.com/source/include/linux/skbuff.h#L486" office:name="L486">486</text:a> struct <text:a xlink:type="simple" xlink:href="http://lxr.free-electrons.com/ident?i=sk_buff"><text:span text:style-name="T5">sk_buff</text:span></text:a> {</text:p>
      <text:p text:style-name="Preformatted_20_Text"><text:a xlink:type="simple" xlink:href="http://lxr.free-electrons.com/source/include/linux/skbuff.h#L487" office:name="L487">487</text:a> <text:s text:c="8"/><text:span text:style-name="T4">/* These two members must be first. */</text:span></text:p>
      <text:p text:style-name="Preformatted_20_Text"><text:a xlink:type="simple" xlink:href="http://lxr.free-electrons.com/source/include/linux/skbuff.h#L488" office:name="L488">488</text:a> <text:s text:c="8"/>struct <text:a xlink:type="simple" xlink:href="http://lxr.free-electrons.com/ident?i=sk_buff">sk_buff</text:a> <text:s text:c="9"/>*<text:a xlink:type="simple" xlink:href="http://lxr.free-electrons.com/ident?i=next">next</text:a>;</text:p>
      <text:p text:style-name="Preformatted_20_Text"><text:a xlink:type="simple" xlink:href="http://lxr.free-electrons.com/source/include/linux/skbuff.h#L489" office:name="L489">489</text:a> <text:s text:c="8"/>struct <text:a xlink:type="simple" xlink:href="http://lxr.free-electrons.com/ident?i=sk_buff">sk_buff</text:a> <text:s text:c="9"/>*prev;</text:p>
      <text:p text:style-name="Preformatted_20_Text"><text:a xlink:type="simple" xlink:href="http://lxr.free-electrons.com/source/include/linux/skbuff.h#L490" office:name="L490">490</text:a> </text:p>
      <text:p text:style-name="Preformatted_20_Text"><text:a xlink:type="simple" xlink:href="http://lxr.free-electrons.com/source/include/linux/skbuff.h#L491" office:name="L491">491</text:a> <text:s text:c="8"/>union {</text:p>
      <text:p text:style-name="Preformatted_20_Text"><text:a xlink:type="simple" xlink:href="http://lxr.free-electrons.com/source/include/linux/skbuff.h#L492" office:name="L492">492</text:a> <text:s text:c="16"/><text:a xlink:type="simple" xlink:href="http://lxr.free-electrons.com/ident?i=ktime_t">ktime_t</text:a> <text:s text:c="8"/>tstamp;</text:p>
      <text:p text:style-name="Preformatted_20_Text"><text:a xlink:type="simple" xlink:href="http://lxr.free-electrons.com/source/include/linux/skbuff.h#L493" office:name="L493">493</text:a> <text:s text:c="16"/>struct <text:a xlink:type="simple" xlink:href="http://lxr.free-electrons.com/ident?i=skb_mstamp">skb_mstamp</text:a> <text:a xlink:type="simple" xlink:href="http://lxr.free-electrons.com/ident?i=skb_mstamp">skb_mstamp</text:a>;</text:p>
      <text:p text:style-name="Preformatted_20_Text"><text:a xlink:type="simple" xlink:href="http://lxr.free-electrons.com/source/include/linux/skbuff.h#L494" office:name="L494">494</text:a> <text:s text:c="8"/>};</text:p>
      <text:p text:style-name="Preformatted_20_Text"><text:a xlink:type="simple" xlink:href="http://lxr.free-electrons.com/source/include/linux/skbuff.h#L495" office:name="L495">495</text:a> </text:p>
      <text:p text:style-name="Preformatted_20_Text"><text:a xlink:type="simple" xlink:href="http://lxr.free-electrons.com/source/include/linux/skbuff.h#L496" office:name="L496">496</text:a> <text:s text:c="8"/>struct <text:a xlink:type="simple" xlink:href="http://lxr.free-electrons.com/ident?i=sock">sock</text:a> <text:s text:c="12"/>*sk;</text:p>
      <text:p text:style-name="Preformatted_20_Text"><text:a xlink:type="simple" xlink:href="http://lxr.free-electrons.com/source/include/linux/skbuff.h#L497" office:name="L497">497</text:a> <text:s text:c="8"/>struct <text:a xlink:type="simple" xlink:href="http://lxr.free-electrons.com/ident?i=net_device">net_device</text:a> <text:s text:c="6"/>*<text:a xlink:type="simple" xlink:href="http://lxr.free-electrons.com/ident?i=dev">dev</text:a>;</text:p>
      <text:p text:style-name="Preformatted_20_Text"><text:a xlink:type="simple" xlink:href="http://lxr.free-electrons.com/source/include/linux/skbuff.h#L498" office:name="L498">498</text:a> </text:p>
      <text:p text:style-name="Preformatted_20_Text"><text:a xlink:type="simple" xlink:href="http://lxr.free-electrons.com/source/include/linux/skbuff.h#L499" office:name="L499">499</text:a> <text:s text:c="8"/><text:span text:style-name="T4">/*</text:span></text:p>
      <text:p text:style-name="Preformatted_20_Text"><text:a xlink:type="simple" xlink:href="http://lxr.free-electrons.com/source/include/linux/skbuff.h#L500" office:name="L500">500</text:a> <text:s text:c="9"/><text:span text:style-name="T4">* This is the control buffer. It is free to use for every</text:span></text:p>
      <text:p text:style-name="Preformatted_20_Text"><text:a xlink:type="simple" xlink:href="http://lxr.free-electrons.com/source/include/linux/skbuff.h#L501" office:name="L501">501</text:a> <text:s text:c="9"/><text:span text:style-name="T4">* layer. Please put your private variables there. If you</text:span></text:p>
      <text:p text:style-name="Preformatted_20_Text"><text:a xlink:type="simple" xlink:href="http://lxr.free-electrons.com/source/include/linux/skbuff.h#L502" office:name="L502">502</text:a> <text:s text:c="9"/><text:span text:style-name="T4">* want to keep them across layers you have to do a skb_clone()</text:span></text:p>
      <text:p text:style-name="Preformatted_20_Text"><text:a xlink:type="simple" xlink:href="http://lxr.free-electrons.com/source/include/linux/skbuff.h#L503" office:name="L503">503</text:a> <text:s text:c="9"/><text:span text:style-name="T4">* first. This is owned by whoever has the skb queued ATM.</text:span></text:p>
      <text:p text:style-name="Preformatted_20_Text"><text:a xlink:type="simple" xlink:href="http://lxr.free-electrons.com/source/include/linux/skbuff.h#L504" office:name="L504">504</text:a> <text:s text:c="9"/><text:span text:style-name="T4">*/</text:span></text:p>
      <text:p text:style-name="Preformatted_20_Text"><text:a xlink:type="simple" xlink:href="http://lxr.free-electrons.com/source/include/linux/skbuff.h#L505" office:name="L505">505</text:a> <text:s text:c="8"/>char <text:s text:c="19"/><text:a xlink:type="simple" xlink:href="http://lxr.free-electrons.com/ident?i=cb">cb</text:a>[48] <text:a xlink:type="simple" xlink:href="http://lxr.free-electrons.com/ident?i=__aligned">__aligned</text:a>(8);</text:p>
      <text:p text:style-name="Preformatted_20_Text"><text:a xlink:type="simple" xlink:href="http://lxr.free-electrons.com/source/include/linux/skbuff.h#L506" office:name="L506">506</text:a> </text:p>
      <text:p text:style-name="Preformatted_20_Text"><text:a xlink:type="simple" xlink:href="http://lxr.free-electrons.com/source/include/linux/skbuff.h#L507" office:name="L507">507</text:a> <text:s text:c="8"/>unsigned long <text:s text:c="10"/>_skb_refdst;</text:p>
      <text:p text:style-name="Preformatted_20_Text"><text:a xlink:type="simple" xlink:href="http://lxr.free-electrons.com/source/include/linux/skbuff.h#L508" office:name="L508">508</text:a> #ifdef CONFIG_XFRM</text:p>
      <text:p text:style-name="Preformatted_20_Text"><text:a xlink:type="simple" xlink:href="http://lxr.free-electrons.com/source/include/linux/skbuff.h#L509" office:name="L509">509</text:a> <text:s text:c="8"/>struct <text:s/><text:a xlink:type="simple" xlink:href="http://lxr.free-electrons.com/ident?i=sec_path">sec_path</text:a> <text:s text:c="7"/>*<text:a xlink:type="simple" xlink:href="http://lxr.free-electrons.com/ident?i=sp">sp</text:a>;</text:p>
      <text:p text:style-name="Preformatted_20_Text"><text:a xlink:type="simple" xlink:href="http://lxr.free-electrons.com/source/include/linux/skbuff.h#L510" office:name="L510">510</text:a> #endif</text:p>
      <text:p text:style-name="Preformatted_20_Text"><text:a xlink:type="simple" xlink:href="http://lxr.free-electrons.com/source/include/linux/skbuff.h#L511" office:name="L511">511</text:a> <text:s text:c="8"/>unsigned int <text:s text:c="11"/><text:a xlink:type="simple" xlink:href="http://lxr.free-electrons.com/ident?i=len">len</text:a>,</text:p>
      <text:p text:style-name="Preformatted_20_Text"><text:a xlink:type="simple" xlink:href="http://lxr.free-electrons.com/source/include/linux/skbuff.h#L512" office:name="L512">512</text:a> <text:s text:c="32"/><text:a xlink:type="simple" xlink:href="http://lxr.free-electrons.com/ident?i=data_len">data_len</text:a>;</text:p>
      <text:p text:style-name="Preformatted_20_Text"><text:a xlink:type="simple" xlink:href="http://lxr.free-electrons.com/source/include/linux/skbuff.h#L513" office:name="L513">513</text:a> <text:s text:c="8"/><text:a xlink:type="simple" xlink:href="http://lxr.free-electrons.com/ident?i=__u16">__u16</text:a> <text:s text:c="18"/>mac_len,</text:p>
      <text:p text:style-name="Preformatted_20_Text"><text:a xlink:type="simple" xlink:href="http://lxr.free-electrons.com/source/include/linux/skbuff.h#L514" office:name="L514">514</text:a> <text:s text:c="32"/>hdr_len;</text:p>
      <text:p text:style-name="Preformatted_20_Text"><text:a xlink:type="simple" xlink:href="http://lxr.free-electrons.com/source/include/linux/skbuff.h#L515" office:name="L515">515</text:a> <text:s text:c="8"/>union {</text:p>
      <text:p text:style-name="Preformatted_20_Text"><text:a xlink:type="simple" xlink:href="http://lxr.free-electrons.com/source/include/linux/skbuff.h#L516" office:name="L516">516</text:a> <text:s text:c="16"/><text:a xlink:type="simple" xlink:href="http://lxr.free-electrons.com/ident?i=__wsum">__wsum</text:a> <text:s text:c="9"/><text:a xlink:type="simple" xlink:href="http://lxr.free-electrons.com/ident?i=csum">csum</text:a>;</text:p>
      <text:p text:style-name="Preformatted_20_Text"><text:a xlink:type="simple" xlink:href="http://lxr.free-electrons.com/source/include/linux/skbuff.h#L517" office:name="L517">517</text:a> <text:s text:c="16"/>struct {</text:p>
      <text:p text:style-name="Preformatted_20_Text"><text:a xlink:type="simple" xlink:href="http://lxr.free-electrons.com/source/include/linux/skbuff.h#L518" office:name="L518">518</text:a> <text:s text:c="24"/><text:a xlink:type="simple" xlink:href="http://lxr.free-electrons.com/ident?i=__u16">__u16</text:a> <text:s text:c="2"/>csum_start;</text:p>
      <text:p text:style-name="Preformatted_20_Text"><text:a xlink:type="simple" xlink:href="http://lxr.free-electrons.com/source/include/linux/skbuff.h#L519" office:name="L519">519</text:a> <text:s text:c="24"/><text:a xlink:type="simple" xlink:href="http://lxr.free-electrons.com/ident?i=__u16">__u16</text:a> <text:s text:c="2"/>csum_offset;</text:p>
      <text:p text:style-name="Preformatted_20_Text"><text:a xlink:type="simple" xlink:href="http://lxr.free-electrons.com/source/include/linux/skbuff.h#L520" office:name="L520">520</text:a> <text:s text:c="16"/>};</text:p>
      <text:p text:style-name="Preformatted_20_Text"><text:soft-page-break/><text:a xlink:type="simple" xlink:href="http://lxr.free-electrons.com/source/include/linux/skbuff.h#L521" office:name="L521">521</text:a> <text:s text:c="8"/>};</text:p>
      <text:p text:style-name="Preformatted_20_Text"><text:a xlink:type="simple" xlink:href="http://lxr.free-electrons.com/source/include/linux/skbuff.h#L522" office:name="L522">522</text:a> <text:s text:c="8"/><text:a xlink:type="simple" xlink:href="http://lxr.free-electrons.com/ident?i=__u32">__u32</text:a> <text:s text:c="18"/><text:a xlink:type="simple" xlink:href="http://lxr.free-electrons.com/ident?i=priority">priority</text:a>;</text:p>
      <text:p text:style-name="Preformatted_20_Text"><text:a xlink:type="simple" xlink:href="http://lxr.free-electrons.com/source/include/linux/skbuff.h#L523" office:name="L523">523</text:a> <text:s text:c="8"/><text:a xlink:type="simple" xlink:href="http://lxr.free-electrons.com/ident?i=kmemcheck_bitfield_begin">kmemcheck_bitfield_begin</text:a>(flags1);</text:p>
      <text:p text:style-name="Preformatted_20_Text"><text:a xlink:type="simple" xlink:href="http://lxr.free-electrons.com/source/include/linux/skbuff.h#L524" office:name="L524">524</text:a> <text:s text:c="8"/><text:a xlink:type="simple" xlink:href="http://lxr.free-electrons.com/ident?i=__u8">__u8</text:a> <text:s text:c="19"/>ignore_df:1,</text:p>
      <text:p text:style-name="Preformatted_20_Text"><text:a xlink:type="simple" xlink:href="http://lxr.free-electrons.com/source/include/linux/skbuff.h#L525" office:name="L525">525</text:a> <text:s text:c="32"/>cloned:1,</text:p>
      <text:p text:style-name="Preformatted_20_Text"><text:a xlink:type="simple" xlink:href="http://lxr.free-electrons.com/source/include/linux/skbuff.h#L526" office:name="L526">526</text:a> <text:s text:c="32"/>ip_summed:2,</text:p>
      <text:p text:style-name="Preformatted_20_Text"><text:a xlink:type="simple" xlink:href="http://lxr.free-electrons.com/source/include/linux/skbuff.h#L527" office:name="L527">527</text:a> <text:s text:c="32"/>nohdr:1,</text:p>
      <text:p text:style-name="Preformatted_20_Text"><text:a xlink:type="simple" xlink:href="http://lxr.free-electrons.com/source/include/linux/skbuff.h#L528" office:name="L528">528</text:a> <text:s text:c="32"/>nfctinfo:3;</text:p>
      <text:p text:style-name="Preformatted_20_Text"><text:a xlink:type="simple" xlink:href="http://lxr.free-electrons.com/source/include/linux/skbuff.h#L529" office:name="L529">529</text:a> <text:s text:c="8"/><text:a xlink:type="simple" xlink:href="http://lxr.free-electrons.com/ident?i=__u8">__u8</text:a> <text:s text:c="19"/>pkt_type:3,</text:p>
      <text:p text:style-name="Preformatted_20_Text"><text:a xlink:type="simple" xlink:href="http://lxr.free-electrons.com/source/include/linux/skbuff.h#L530" office:name="L530">530</text:a> <text:s text:c="32"/>fclone:2,</text:p>
      <text:p text:style-name="Preformatted_20_Text"><text:a xlink:type="simple" xlink:href="http://lxr.free-electrons.com/source/include/linux/skbuff.h#L531" office:name="L531">531</text:a> <text:s text:c="32"/>ipvs_property:1,</text:p>
      <text:p text:style-name="Preformatted_20_Text"><text:a xlink:type="simple" xlink:href="http://lxr.free-electrons.com/source/include/linux/skbuff.h#L532" office:name="L532">532</text:a> <text:s text:c="32"/>peeked:1,</text:p>
      <text:p text:style-name="Preformatted_20_Text"><text:a xlink:type="simple" xlink:href="http://lxr.free-electrons.com/source/include/linux/skbuff.h#L533" office:name="L533">533</text:a> <text:s text:c="32"/>nf_trace:1;</text:p>
      <text:p text:style-name="Preformatted_20_Text"><text:a xlink:type="simple" xlink:href="http://lxr.free-electrons.com/source/include/linux/skbuff.h#L534" office:name="L534">534</text:a> <text:s text:c="8"/><text:a xlink:type="simple" xlink:href="http://lxr.free-electrons.com/ident?i=kmemcheck_bitfield_end">kmemcheck_bitfield_end</text:a>(flags1);</text:p>
      <text:p text:style-name="Preformatted_20_Text"><text:a xlink:type="simple" xlink:href="http://lxr.free-electrons.com/source/include/linux/skbuff.h#L535" office:name="L535">535</text:a> <text:s text:c="8"/><text:a xlink:type="simple" xlink:href="http://lxr.free-electrons.com/ident?i=__be16">__be16</text:a> <text:s text:c="17"/><text:a xlink:type="simple" xlink:href="http://lxr.free-electrons.com/ident?i=protocol">protocol</text:a>;</text:p>
      <text:p text:style-name="Preformatted_20_Text"><text:a xlink:type="simple" xlink:href="http://lxr.free-electrons.com/source/include/linux/skbuff.h#L536" office:name="L536">536</text:a> </text:p>
      <text:p text:style-name="Preformatted_20_Text"><text:a xlink:type="simple" xlink:href="http://lxr.free-electrons.com/source/include/linux/skbuff.h#L537" office:name="L537">537</text:a> <text:s text:c="8"/>void <text:s text:c="19"/>(*destructor)(struct <text:a xlink:type="simple" xlink:href="http://lxr.free-electrons.com/ident?i=sk_buff">sk_buff</text:a> *<text:a xlink:type="simple" xlink:href="http://lxr.free-electrons.com/ident?i=skb">skb</text:a>);</text:p>
      <text:p text:style-name="Preformatted_20_Text"><text:a xlink:type="simple" xlink:href="http://lxr.free-electrons.com/source/include/linux/skbuff.h#L538" office:name="L538">538</text:a> #if defined(CONFIG_NF_CONNTRACK) || defined(CONFIG_NF_CONNTRACK_MODULE)</text:p>
      <text:p text:style-name="Preformatted_20_Text"><text:a xlink:type="simple" xlink:href="http://lxr.free-electrons.com/source/include/linux/skbuff.h#L539" office:name="L539">539</text:a> <text:s text:c="8"/>struct <text:a xlink:type="simple" xlink:href="http://lxr.free-electrons.com/ident?i=nf_conntrack">nf_conntrack</text:a> <text:s text:c="4"/>*nfct;</text:p>
      <text:p text:style-name="Preformatted_20_Text"><text:a xlink:type="simple" xlink:href="http://lxr.free-electrons.com/source/include/linux/skbuff.h#L540" office:name="L540">540</text:a> #endif</text:p>
      <text:p text:style-name="Preformatted_20_Text"><text:a xlink:type="simple" xlink:href="http://lxr.free-electrons.com/source/include/linux/skbuff.h#L541" office:name="L541">541</text:a> #ifdef CONFIG_BRIDGE_NETFILTER</text:p>
      <text:p text:style-name="Preformatted_20_Text"><text:a xlink:type="simple" xlink:href="http://lxr.free-electrons.com/source/include/linux/skbuff.h#L542" office:name="L542">542</text:a> <text:s text:c="8"/>struct <text:a xlink:type="simple" xlink:href="http://lxr.free-electrons.com/ident?i=nf_bridge_info">nf_bridge_info</text:a> <text:s text:c="2"/>*nf_bridge;</text:p>
      <text:p text:style-name="Preformatted_20_Text"><text:a xlink:type="simple" xlink:href="http://lxr.free-electrons.com/source/include/linux/skbuff.h#L543" office:name="L543">543</text:a> #endif</text:p>
      <text:p text:style-name="Preformatted_20_Text"><text:a xlink:type="simple" xlink:href="http://lxr.free-electrons.com/source/include/linux/skbuff.h#L544" office:name="L544">544</text:a> </text:p>
      <text:p text:style-name="Preformatted_20_Text"><text:a xlink:type="simple" xlink:href="http://lxr.free-electrons.com/source/include/linux/skbuff.h#L545" office:name="L545">545</text:a> <text:s text:c="8"/>int <text:s text:c="20"/>skb_iif;</text:p>
      <text:p text:style-name="Preformatted_20_Text"><text:a xlink:type="simple" xlink:href="http://lxr.free-electrons.com/source/include/linux/skbuff.h#L546" office:name="L546">546</text:a> </text:p>
      <text:p text:style-name="Preformatted_20_Text"><text:a xlink:type="simple" xlink:href="http://lxr.free-electrons.com/source/include/linux/skbuff.h#L547" office:name="L547">547</text:a> <text:s text:c="8"/><text:a xlink:type="simple" xlink:href="http://lxr.free-electrons.com/ident?i=__u32">__u32</text:a> <text:s text:c="18"/><text:a xlink:type="simple" xlink:href="http://lxr.free-electrons.com/ident?i=hash">hash</text:a>;</text:p>
      <text:p text:style-name="Preformatted_20_Text"><text:a xlink:type="simple" xlink:href="http://lxr.free-electrons.com/source/include/linux/skbuff.h#L548" office:name="L548">548</text:a> </text:p>
      <text:p text:style-name="Preformatted_20_Text"><text:a xlink:type="simple" xlink:href="http://lxr.free-electrons.com/source/include/linux/skbuff.h#L549" office:name="L549">549</text:a> <text:s text:c="8"/><text:a xlink:type="simple" xlink:href="http://lxr.free-electrons.com/ident?i=__be16">__be16</text:a> <text:s text:c="17"/><text:a xlink:type="simple" xlink:href="http://lxr.free-electrons.com/ident?i=vlan_proto">vlan_proto</text:a>;</text:p>
      <text:p text:style-name="Preformatted_20_Text"><text:a xlink:type="simple" xlink:href="http://lxr.free-electrons.com/source/include/linux/skbuff.h#L550" office:name="L550">550</text:a> <text:s text:c="8"/><text:a xlink:type="simple" xlink:href="http://lxr.free-electrons.com/ident?i=__u16">__u16</text:a> <text:s text:c="18"/>vlan_tci;</text:p>
      <text:p text:style-name="Preformatted_20_Text"><text:a xlink:type="simple" xlink:href="http://lxr.free-electrons.com/source/include/linux/skbuff.h#L551" office:name="L551">551</text:a> </text:p>
      <text:p text:style-name="Preformatted_20_Text"><text:a xlink:type="simple" xlink:href="http://lxr.free-electrons.com/source/include/linux/skbuff.h#L552" office:name="L552">552</text:a> #ifdef CONFIG_NET_SCHED</text:p>
      <text:p text:style-name="Preformatted_20_Text"><text:a xlink:type="simple" xlink:href="http://lxr.free-electrons.com/source/include/linux/skbuff.h#L553" office:name="L553">553</text:a> <text:s text:c="8"/><text:a xlink:type="simple" xlink:href="http://lxr.free-electrons.com/ident?i=__u16">__u16</text:a> <text:s text:c="18"/>tc_index; <text:s text:c="6"/><text:span text:style-name="T4">/* traffic control index */</text:span></text:p>
      <text:p text:style-name="Preformatted_20_Text"><text:a xlink:type="simple" xlink:href="http://lxr.free-electrons.com/source/include/linux/skbuff.h#L554" office:name="L554">554</text:a> #ifdef CONFIG_NET_CLS_ACT</text:p>
      <text:p text:style-name="Preformatted_20_Text"><text:a xlink:type="simple" xlink:href="http://lxr.free-electrons.com/source/include/linux/skbuff.h#L555" office:name="L555">555</text:a> <text:s text:c="8"/><text:a xlink:type="simple" xlink:href="http://lxr.free-electrons.com/ident?i=__u16">__u16</text:a> <text:s text:c="18"/>tc_verd; <text:s text:c="7"/><text:span text:style-name="T4">/* traffic control verdict */</text:span></text:p>
      <text:p text:style-name="Preformatted_20_Text"><text:a xlink:type="simple" xlink:href="http://lxr.free-electrons.com/source/include/linux/skbuff.h#L556" office:name="L556">556</text:a> #endif</text:p>
      <text:p text:style-name="Preformatted_20_Text"><text:a xlink:type="simple" xlink:href="http://lxr.free-electrons.com/source/include/linux/skbuff.h#L557" office:name="L557">557</text:a> #endif</text:p>
      <text:p text:style-name="Preformatted_20_Text"><text:a xlink:type="simple" xlink:href="http://lxr.free-electrons.com/source/include/linux/skbuff.h#L558" office:name="L558">558</text:a> </text:p>
      <text:p text:style-name="Preformatted_20_Text"><text:a xlink:type="simple" xlink:href="http://lxr.free-electrons.com/source/include/linux/skbuff.h#L559" office:name="L559">559</text:a> <text:s text:c="8"/><text:a xlink:type="simple" xlink:href="http://lxr.free-electrons.com/ident?i=__u16">__u16</text:a> <text:s text:c="18"/>queue_mapping;</text:p>
      <text:p text:style-name="Preformatted_20_Text"><text:a xlink:type="simple" xlink:href="http://lxr.free-electrons.com/source/include/linux/skbuff.h#L560" office:name="L560">560</text:a> <text:s text:c="8"/><text:a xlink:type="simple" xlink:href="http://lxr.free-electrons.com/ident?i=kmemcheck_bitfield_begin">kmemcheck_bitfield_begin</text:a>(flags2);</text:p>
      <text:p text:style-name="Preformatted_20_Text"><text:a xlink:type="simple" xlink:href="http://lxr.free-electrons.com/source/include/linux/skbuff.h#L561" office:name="L561">561</text:a> #ifdef CONFIG_IPV6_NDISC_NODETYPE</text:p>
      <text:p text:style-name="Preformatted_20_Text"><text:a xlink:type="simple" xlink:href="http://lxr.free-electrons.com/source/include/linux/skbuff.h#L562" office:name="L562">562</text:a> <text:s text:c="8"/><text:a xlink:type="simple" xlink:href="http://lxr.free-electrons.com/ident?i=__u8">__u8</text:a> <text:s text:c="19"/>ndisc_nodetype:2;</text:p>
      <text:p text:style-name="Preformatted_20_Text"><text:a xlink:type="simple" xlink:href="http://lxr.free-electrons.com/source/include/linux/skbuff.h#L563" office:name="L563">563</text:a> #endif</text:p>
      <text:p text:style-name="Preformatted_20_Text"><text:a xlink:type="simple" xlink:href="http://lxr.free-electrons.com/source/include/linux/skbuff.h#L564" office:name="L564">564</text:a> <text:s text:c="8"/><text:a xlink:type="simple" xlink:href="http://lxr.free-electrons.com/ident?i=__u8">__u8</text:a> <text:s text:c="19"/>pfmemalloc:1;</text:p>
      <text:p text:style-name="Preformatted_20_Text"><text:a xlink:type="simple" xlink:href="http://lxr.free-electrons.com/source/include/linux/skbuff.h#L565" office:name="L565">565</text:a> <text:s text:c="8"/><text:a xlink:type="simple" xlink:href="http://lxr.free-electrons.com/ident?i=__u8">__u8</text:a> <text:s text:c="19"/>ooo_okay:1;</text:p>
      <text:p text:style-name="Preformatted_20_Text"><text:a xlink:type="simple" xlink:href="http://lxr.free-electrons.com/source/include/linux/skbuff.h#L566" office:name="L566">566</text:a> <text:s text:c="8"/><text:a xlink:type="simple" xlink:href="http://lxr.free-electrons.com/ident?i=__u8">__u8</text:a> <text:s text:c="19"/>l4_hash:1;</text:p>
      <text:p text:style-name="Preformatted_20_Text"><text:a xlink:type="simple" xlink:href="http://lxr.free-electrons.com/source/include/linux/skbuff.h#L567" office:name="L567">567</text:a> <text:s text:c="8"/><text:a xlink:type="simple" xlink:href="http://lxr.free-electrons.com/ident?i=__u8">__u8</text:a> <text:s text:c="19"/>sw_hash:1;</text:p>
      <text:p text:style-name="Preformatted_20_Text"><text:a xlink:type="simple" xlink:href="http://lxr.free-electrons.com/source/include/linux/skbuff.h#L568" office:name="L568">568</text:a> <text:s text:c="8"/><text:a xlink:type="simple" xlink:href="http://lxr.free-electrons.com/ident?i=__u8">__u8</text:a> <text:s text:c="19"/>wifi_acked_valid:1;</text:p>
      <text:p text:style-name="Preformatted_20_Text"><text:a xlink:type="simple" xlink:href="http://lxr.free-electrons.com/source/include/linux/skbuff.h#L569" office:name="L569">569</text:a> <text:s text:c="8"/><text:a xlink:type="simple" xlink:href="http://lxr.free-electrons.com/ident?i=__u8">__u8</text:a> <text:s text:c="19"/>wifi_acked:1;</text:p>
      <text:p text:style-name="Preformatted_20_Text"><text:a xlink:type="simple" xlink:href="http://lxr.free-electrons.com/source/include/linux/skbuff.h#L570" office:name="L570">570</text:a> <text:s text:c="8"/><text:a xlink:type="simple" xlink:href="http://lxr.free-electrons.com/ident?i=__u8">__u8</text:a> <text:s text:c="19"/>no_fcs:1;</text:p>
      <text:p text:style-name="Preformatted_20_Text"><text:a xlink:type="simple" xlink:href="http://lxr.free-electrons.com/source/include/linux/skbuff.h#L571" office:name="L571">571</text:a> <text:s text:c="8"/><text:a xlink:type="simple" xlink:href="http://lxr.free-electrons.com/ident?i=__u8">__u8</text:a> <text:s text:c="19"/>head_frag:1;</text:p>
      <text:p text:style-name="Preformatted_20_Text"><text:a xlink:type="simple" xlink:href="http://lxr.free-electrons.com/source/include/linux/skbuff.h#L572" office:name="L572">572</text:a> <text:s text:c="8"/><text:span text:style-name="T4">/* Encapsulation protocol and NIC drivers should use</text:span></text:p>
      <text:p text:style-name="Preformatted_20_Text"><text:a xlink:type="simple" xlink:href="http://lxr.free-electrons.com/source/include/linux/skbuff.h#L573" office:name="L573">573</text:a> <text:s text:c="9"/><text:span text:style-name="T4">* this flag to indicate to each other if the skb contains</text:span></text:p>
      <text:p text:style-name="Preformatted_20_Text"><text:a xlink:type="simple" xlink:href="http://lxr.free-electrons.com/source/include/linux/skbuff.h#L574" office:name="L574">574</text:a> <text:s text:c="9"/><text:span text:style-name="T4">* encapsulated packet or not and maybe use the inner packet</text:span></text:p>
      <text:p text:style-name="Preformatted_20_Text"><text:a xlink:type="simple" xlink:href="http://lxr.free-electrons.com/source/include/linux/skbuff.h#L575" office:name="L575">575</text:a> <text:s text:c="9"/><text:span text:style-name="T4">* headers if needed</text:span></text:p>
      <text:p text:style-name="Preformatted_20_Text"><text:a xlink:type="simple" xlink:href="http://lxr.free-electrons.com/source/include/linux/skbuff.h#L576" office:name="L576">576</text:a> <text:s text:c="9"/><text:span text:style-name="T4">*/</text:span></text:p>
      <text:p text:style-name="Preformatted_20_Text"><text:a xlink:type="simple" xlink:href="http://lxr.free-electrons.com/source/include/linux/skbuff.h#L577" office:name="L577">577</text:a> <text:s text:c="8"/><text:a xlink:type="simple" xlink:href="http://lxr.free-electrons.com/ident?i=__u8">__u8</text:a> <text:s text:c="19"/>encapsulation:1;</text:p>
      <text:p text:style-name="Preformatted_20_Text"><text:a xlink:type="simple" xlink:href="http://lxr.free-electrons.com/source/include/linux/skbuff.h#L578" office:name="L578">578</text:a> <text:s text:c="8"/><text:a xlink:type="simple" xlink:href="http://lxr.free-electrons.com/ident?i=__u8">__u8</text:a> <text:s text:c="19"/>encap_hdr_csum:1;</text:p>
      <text:p text:style-name="Preformatted_20_Text"><text:a xlink:type="simple" xlink:href="http://lxr.free-electrons.com/source/include/linux/skbuff.h#L579" office:name="L579">579</text:a> <text:s text:c="8"/><text:a xlink:type="simple" xlink:href="http://lxr.free-electrons.com/ident?i=__u8">__u8</text:a> <text:s text:c="19"/>csum_valid:1;</text:p>
      <text:p text:style-name="Preformatted_20_Text"><text:soft-page-break/><text:a xlink:type="simple" xlink:href="http://lxr.free-electrons.com/source/include/linux/skbuff.h#L580" office:name="L580">580</text:a> <text:s text:c="8"/><text:a xlink:type="simple" xlink:href="http://lxr.free-electrons.com/ident?i=__u8">__u8</text:a> <text:s text:c="19"/>csum_complete_sw:1;</text:p>
      <text:p text:style-name="Preformatted_20_Text"><text:a xlink:type="simple" xlink:href="http://lxr.free-electrons.com/source/include/linux/skbuff.h#L581" office:name="L581">581</text:a> <text:s text:c="8"/><text:span text:style-name="T4">/* 2/4 bit hole (depending on ndisc_nodetype presence) */</text:span></text:p>
      <text:p text:style-name="Preformatted_20_Text"><text:a xlink:type="simple" xlink:href="http://lxr.free-electrons.com/source/include/linux/skbuff.h#L582" office:name="L582">582</text:a> <text:s text:c="8"/><text:a xlink:type="simple" xlink:href="http://lxr.free-electrons.com/ident?i=kmemcheck_bitfield_end">kmemcheck_bitfield_end</text:a>(flags2);</text:p>
      <text:p text:style-name="Preformatted_20_Text"><text:a xlink:type="simple" xlink:href="http://lxr.free-electrons.com/source/include/linux/skbuff.h#L583" office:name="L583">583</text:a> </text:p>
      <text:p text:style-name="Preformatted_20_Text"><text:a xlink:type="simple" xlink:href="http://lxr.free-electrons.com/source/include/linux/skbuff.h#L584" office:name="L584">584</text:a> #if defined CONFIG_NET_DMA || defined CONFIG_NET_RX_BUSY_POLL</text:p>
      <text:p text:style-name="Preformatted_20_Text"><text:a xlink:type="simple" xlink:href="http://lxr.free-electrons.com/source/include/linux/skbuff.h#L585" office:name="L585">585</text:a> <text:s text:c="8"/>union {</text:p>
      <text:p text:style-name="Preformatted_20_Text"><text:a xlink:type="simple" xlink:href="http://lxr.free-electrons.com/source/include/linux/skbuff.h#L586" office:name="L586">586</text:a> <text:s text:c="16"/>unsigned int <text:s text:c="3"/>napi_id;</text:p>
      <text:p text:style-name="Preformatted_20_Text"><text:a xlink:type="simple" xlink:href="http://lxr.free-electrons.com/source/include/linux/skbuff.h#L587" office:name="L587">587</text:a> <text:s text:c="16"/><text:a xlink:type="simple" xlink:href="http://lxr.free-electrons.com/ident?i=dma_cookie_t">dma_cookie_t</text:a> <text:s text:c="3"/>dma_cookie;</text:p>
      <text:p text:style-name="Preformatted_20_Text"><text:a xlink:type="simple" xlink:href="http://lxr.free-electrons.com/source/include/linux/skbuff.h#L588" office:name="L588">588</text:a> <text:s text:c="8"/>};</text:p>
      <text:p text:style-name="Preformatted_20_Text"><text:a xlink:type="simple" xlink:href="http://lxr.free-electrons.com/source/include/linux/skbuff.h#L589" office:name="L589">589</text:a> #endif</text:p>
      <text:p text:style-name="Preformatted_20_Text"><text:a xlink:type="simple" xlink:href="http://lxr.free-electrons.com/source/include/linux/skbuff.h#L590" office:name="L590">590</text:a> #ifdef CONFIG_NETWORK_SECMARK</text:p>
      <text:p text:style-name="Preformatted_20_Text"><text:a xlink:type="simple" xlink:href="http://lxr.free-electrons.com/source/include/linux/skbuff.h#L591" office:name="L591">591</text:a> <text:s text:c="8"/><text:a xlink:type="simple" xlink:href="http://lxr.free-electrons.com/ident?i=__u32">__u32</text:a> <text:s text:c="18"/>secmark;</text:p>
      <text:p text:style-name="Preformatted_20_Text"><text:a xlink:type="simple" xlink:href="http://lxr.free-electrons.com/source/include/linux/skbuff.h#L592" office:name="L592">592</text:a> #endif</text:p>
      <text:p text:style-name="Preformatted_20_Text"><text:a xlink:type="simple" xlink:href="http://lxr.free-electrons.com/source/include/linux/skbuff.h#L593" office:name="L593">593</text:a> <text:s text:c="8"/>union {</text:p>
      <text:p text:style-name="Preformatted_20_Text"><text:a xlink:type="simple" xlink:href="http://lxr.free-electrons.com/source/include/linux/skbuff.h#L594" office:name="L594">594</text:a> <text:s text:c="16"/><text:a xlink:type="simple" xlink:href="http://lxr.free-electrons.com/ident?i=__u32">__u32</text:a> <text:s text:c="10"/>mark;</text:p>
      <text:p text:style-name="Preformatted_20_Text"><text:a xlink:type="simple" xlink:href="http://lxr.free-electrons.com/source/include/linux/skbuff.h#L595" office:name="L595">595</text:a> <text:s text:c="16"/><text:a xlink:type="simple" xlink:href="http://lxr.free-electrons.com/ident?i=__u32">__u32</text:a> <text:s text:c="10"/>dropcount;</text:p>
      <text:p text:style-name="Preformatted_20_Text"><text:a xlink:type="simple" xlink:href="http://lxr.free-electrons.com/source/include/linux/skbuff.h#L596" office:name="L596">596</text:a> <text:s text:c="16"/><text:a xlink:type="simple" xlink:href="http://lxr.free-electrons.com/ident?i=__u32">__u32</text:a> <text:s text:c="10"/>reserved_tailroom;</text:p>
      <text:p text:style-name="Preformatted_20_Text"><text:a xlink:type="simple" xlink:href="http://lxr.free-electrons.com/source/include/linux/skbuff.h#L597" office:name="L597">597</text:a> <text:s text:c="8"/>};</text:p>
      <text:p text:style-name="Preformatted_20_Text"><text:a xlink:type="simple" xlink:href="http://lxr.free-electrons.com/source/include/linux/skbuff.h#L598" office:name="L598">598</text:a> </text:p>
      <text:p text:style-name="Preformatted_20_Text"><text:a xlink:type="simple" xlink:href="http://lxr.free-electrons.com/source/include/linux/skbuff.h#L599" office:name="L599">599</text:a> <text:s text:c="8"/><text:a xlink:type="simple" xlink:href="http://lxr.free-electrons.com/ident?i=__be16">__be16</text:a> <text:s text:c="17"/>inner_protocol;</text:p>
      <text:p text:style-name="Preformatted_20_Text"><text:a xlink:type="simple" xlink:href="http://lxr.free-electrons.com/source/include/linux/skbuff.h#L600" office:name="L600">600</text:a> <text:s text:c="8"/><text:a xlink:type="simple" xlink:href="http://lxr.free-electrons.com/ident?i=__u16">__u16</text:a> <text:s text:c="18"/>inner_transport_header;</text:p>
      <text:p text:style-name="Preformatted_20_Text"><text:a xlink:type="simple" xlink:href="http://lxr.free-electrons.com/source/include/linux/skbuff.h#L601" office:name="L601">601</text:a> <text:s text:c="8"/><text:a xlink:type="simple" xlink:href="http://lxr.free-electrons.com/ident?i=__u16">__u16</text:a> <text:s text:c="18"/>inner_network_header;</text:p>
      <text:p text:style-name="Preformatted_20_Text"><text:a xlink:type="simple" xlink:href="http://lxr.free-electrons.com/source/include/linux/skbuff.h#L602" office:name="L602">602</text:a> <text:s text:c="8"/><text:a xlink:type="simple" xlink:href="http://lxr.free-electrons.com/ident?i=__u16">__u16</text:a> <text:s text:c="18"/>inner_mac_header;</text:p>
      <text:p text:style-name="Preformatted_20_Text"><text:a xlink:type="simple" xlink:href="http://lxr.free-electrons.com/source/include/linux/skbuff.h#L603" office:name="L603">603</text:a> <text:s text:c="8"/><text:a xlink:type="simple" xlink:href="http://lxr.free-electrons.com/ident?i=__u16">__u16</text:a> <text:s text:c="18"/>transport_header;</text:p>
      <text:p text:style-name="Preformatted_20_Text"><text:a xlink:type="simple" xlink:href="http://lxr.free-electrons.com/source/include/linux/skbuff.h#L604" office:name="L604">604</text:a> <text:s text:c="8"/><text:a xlink:type="simple" xlink:href="http://lxr.free-electrons.com/ident?i=__u16">__u16</text:a> <text:s text:c="18"/>network_header;</text:p>
      <text:p text:style-name="Preformatted_20_Text"><text:a xlink:type="simple" xlink:href="http://lxr.free-electrons.com/source/include/linux/skbuff.h#L605" office:name="L605">605</text:a> <text:s text:c="8"/><text:a xlink:type="simple" xlink:href="http://lxr.free-electrons.com/ident?i=__u16">__u16</text:a> <text:s text:c="18"/><text:a xlink:type="simple" xlink:href="http://lxr.free-electrons.com/ident?i=mac_header">mac_header</text:a>;</text:p>
      <text:p text:style-name="Preformatted_20_Text"><text:a xlink:type="simple" xlink:href="http://lxr.free-electrons.com/source/include/linux/skbuff.h#L606" office:name="L606">606</text:a> <text:s text:c="8"/><text:span text:style-name="T4">/* These elements must be at the end, see alloc_skb() for details. <text:s/>*/</text:span></text:p>
      <text:p text:style-name="Preformatted_20_Text"><text:a xlink:type="simple" xlink:href="http://lxr.free-electrons.com/source/include/linux/skbuff.h#L607" office:name="L607">607</text:a> <text:s text:c="8"/><text:a xlink:type="simple" xlink:href="http://lxr.free-electrons.com/ident?i=sk_buff_data_t">sk_buff_data_t</text:a> <text:s text:c="9"/><text:a xlink:type="simple" xlink:href="http://lxr.free-electrons.com/ident?i=tail">tail</text:a>;</text:p>
      <text:p text:style-name="Preformatted_20_Text"><text:a xlink:type="simple" xlink:href="http://lxr.free-electrons.com/source/include/linux/skbuff.h#L608" office:name="L608">608</text:a> <text:s text:c="8"/><text:a xlink:type="simple" xlink:href="http://lxr.free-electrons.com/ident?i=sk_buff_data_t">sk_buff_data_t</text:a> <text:s text:c="9"/><text:a xlink:type="simple" xlink:href="http://lxr.free-electrons.com/ident?i=end">end</text:a>;</text:p>
      <text:p text:style-name="Preformatted_20_Text"><text:a xlink:type="simple" xlink:href="http://lxr.free-electrons.com/source/include/linux/skbuff.h#L609" office:name="L609">609</text:a> <text:s text:c="8"/>unsigned char <text:s text:c="10"/>*<text:a xlink:type="simple" xlink:href="http://lxr.free-electrons.com/ident?i=head">head</text:a>,</text:p>
      <text:p text:style-name="Preformatted_20_Text"><text:a xlink:type="simple" xlink:href="http://lxr.free-electrons.com/source/include/linux/skbuff.h#L610" office:name="L610">610</text:a> <text:s text:c="32"/>*<text:a xlink:type="simple" xlink:href="http://lxr.free-electrons.com/ident?i=data">data</text:a>;</text:p>
      <text:p text:style-name="Preformatted_20_Text"><text:a xlink:type="simple" xlink:href="http://lxr.free-electrons.com/source/include/linux/skbuff.h#L611" office:name="L611">611</text:a> <text:s text:c="8"/>unsigned int <text:s text:c="11"/>truesize;</text:p>
      <text:p text:style-name="Preformatted_20_Text"><text:a xlink:type="simple" xlink:href="http://lxr.free-electrons.com/source/include/linux/skbuff.h#L612" office:name="L612">612</text:a> <text:s text:c="8"/><text:a xlink:type="simple" xlink:href="http://lxr.free-electrons.com/ident?i=atomic_t">atomic_t</text:a> <text:s text:c="15"/>users;</text:p>
      <text:p text:style-name="P2"><text:a xlink:type="simple" xlink:href="http://lxr.free-electrons.com/source/include/linux/skbuff.h#L613" office:name="L613">613</text:a> }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a xlink:type="simple" xlink:href="http://lxr.free-electrons.com/source/include/linux/netdevice.h#L1804" office:name="L1804">1804</text:a> <text:span text:style-name="T4">/**</text:span></text:p>
      <text:p text:style-name="Preformatted_20_Text"><text:a xlink:type="simple" xlink:href="http://lxr.free-electrons.com/source/include/linux/netdevice.h#L1805" office:name="L1805">1805</text:a> <text:s/><text:span text:style-name="T4">* <text:s text:c="5"/>netdev_priv - access network device private data</text:span></text:p>
      <text:p text:style-name="Preformatted_20_Text"><text:a xlink:type="simple" xlink:href="http://lxr.free-electrons.com/source/include/linux/netdevice.h#L1806" office:name="L1806">1806</text:a> <text:s/><text:span text:style-name="T4">* <text:s text:c="5"/>@dev: network device</text:span></text:p>
      <text:p text:style-name="Preformatted_20_Text"><text:a xlink:type="simple" xlink:href="http://lxr.free-electrons.com/source/include/linux/netdevice.h#L1807" office:name="L1807">1807</text:a> <text:s/><text:span text:style-name="T4">*</text:span></text:p>
      <text:p text:style-name="Preformatted_20_Text"><text:a xlink:type="simple" xlink:href="http://lxr.free-electrons.com/source/include/linux/netdevice.h#L1808" office:name="L1808">1808</text:a> <text:s/><text:span text:style-name="T4">* Get network device private data</text:span></text:p>
      <text:p text:style-name="Preformatted_20_Text"><text:a xlink:type="simple" xlink:href="http://lxr.free-electrons.com/source/include/linux/netdevice.h#L1809" office:name="L1809">1809</text:a> <text:s/><text:span text:style-name="T4">*/</text:span></text:p>
      <text:p text:style-name="Preformatted_20_Text"><text:a xlink:type="simple" xlink:href="http://lxr.free-electrons.com/source/include/linux/netdevice.h#L1810" office:name="L1810">1810</text:a> static inline void *<text:a xlink:type="simple" xlink:href="http://lxr.free-electrons.com/ident?i=netdev_priv"><text:span text:style-name="T5">netdev_priv</text:span></text:a>(const struct <text:a xlink:type="simple" xlink:href="http://lxr.free-electrons.com/ident?i=net_device">net_device</text:a> *<text:a xlink:type="simple" xlink:href="http://lxr.free-electrons.com/ident?i=dev">dev</text:a>)</text:p>
      <text:p text:style-name="Preformatted_20_Text"><text:a xlink:type="simple" xlink:href="http://lxr.free-electrons.com/source/include/linux/netdevice.h#L1811" office:name="L1811">1811</text:a> {</text:p>
      <text:p text:style-name="Preformatted_20_Text"><text:a xlink:type="simple" xlink:href="http://lxr.free-electrons.com/source/include/linux/netdevice.h#L1812" office:name="L1812">1812</text:a> <text:s text:c="8"/>return (char *)<text:a xlink:type="simple" xlink:href="http://lxr.free-electrons.com/ident?i=dev">dev</text:a> + <text:a xlink:type="simple" xlink:href="http://lxr.free-electrons.com/ident?i=ALIGN">ALIGN</text:a>(sizeof(struct <text:a xlink:type="simple" xlink:href="http://lxr.free-electrons.com/ident?i=net_device">net_device</text:a>), <text:a xlink:type="simple" xlink:href="http://lxr.free-electrons.com/ident?i=NETDEV_ALIGN">NETDEV_ALIGN</text:a>);</text:p>
      <text:p text:style-name="P2"><text:a xlink:type="simple" xlink:href="http://lxr.free-electrons.com/source/include/linux/netdevice.h#L1813" office:name="L1813">1813</text:a> }</text:p>
      <text:p text:style-name="P4"/>
      <text:p text:style-name="P1"><text:a xlink:type="simple" xlink:href="http://lxr.free-electrons.com/source/include/linux/netdevice.h#L1234" office:name="L1234">1234</text:a> <text:span text:style-name="T4">/**</text:span></text:p>
      <text:p text:style-name="Preformatted_20_Text"><text:a xlink:type="simple" xlink:href="http://lxr.free-electrons.com/source/include/linux/netdevice.h#L1235" office:name="L1235">1235</text:a> <text:s/><text:span text:style-name="T4">* <text:s text:c="5"/>struct </text:span><text:span text:style-name="T6">n</text:span><text:span text:style-name="T7">et_device</text:span><text:span text:style-name="T4"> - The DEVICE structure.</text:span></text:p>
      <text:p text:style-name="Preformatted_20_Text"><text:a xlink:type="simple" xlink:href="http://lxr.free-electrons.com/source/include/linux/netdevice.h#L1236" office:name="L1236">1236</text:a> <text:s/><text:span text:style-name="T4">* <text:s text:c="13"/>Actually, this whole structure is a big mistake. <text:s/>It mixes I/O</text:span></text:p>
      <text:p text:style-name="Preformatted_20_Text"><text:a xlink:type="simple" xlink:href="http://lxr.free-electrons.com/source/include/linux/netdevice.h#L1237" office:name="L1237">1237</text:a> <text:s/><text:span text:style-name="T4">* <text:s text:c="13"/>data with strictly "high-level" data, and it has to know about</text:span></text:p>
      <text:p text:style-name="Preformatted_20_Text"><text:a xlink:type="simple" xlink:href="http://lxr.free-electrons.com/source/include/linux/netdevice.h#L1238" office:name="L1238">1238</text:a> <text:s/><text:span text:style-name="T4">* <text:s text:c="13"/>almost every data structure used in the INET module.</text:span></text:p>
      <text:p text:style-name="Preformatted_20_Text"><text:a xlink:type="simple" xlink:href="http://lxr.free-electrons.com/source/include/linux/netdevice.h#L1239" office:name="L1239">1239</text:a> <text:s/><text:span text:style-name="T4">*</text:span></text:p>
      <text:p text:style-name="Preformatted_20_Text"><text:a xlink:type="simple" xlink:href="http://lxr.free-electrons.com/source/include/linux/netdevice.h#L1240" office:name="L1240">1240</text:a> <text:s/><text:span text:style-name="T4">* <text:s text:c="5"/>@name: <text:s/>This is the first field of the "visible" part of this structure</text:span></text:p>
      <text:p text:style-name="Preformatted_20_Text"><text:a xlink:type="simple" xlink:href="http://lxr.free-electrons.com/source/include/linux/netdevice.h#L1241" office:name="L1241">1241</text:a> <text:s/><text:span text:style-name="T4">* <text:s text:c="13"/>(i.e. as seen by users in the "Space.c" file). <text:s/>It is the name</text:span></text:p>
      <text:p text:style-name="Preformatted_20_Text"><text:a xlink:type="simple" xlink:href="http://lxr.free-electrons.com/source/include/linux/netdevice.h#L1242" office:name="L1242">1242</text:a> <text:s/><text:span text:style-name="T4">* <text:s text:c="13"/>of the interface.</text:span></text:p>
      <text:p text:style-name="Preformatted_20_Text"><text:a xlink:type="simple" xlink:href="http://lxr.free-electrons.com/source/include/linux/netdevice.h#L1243" office:name="L1243">1243</text:a> <text:s/><text:span text:style-name="T4">*</text:span></text:p>
      <text:p text:style-name="Preformatted_20_Text"><text:a xlink:type="simple" xlink:href="http://lxr.free-electrons.com/source/include/linux/netdevice.h#L1244" office:name="L1244">1244</text:a> <text:s/><text:span text:style-name="T4">* <text:s text:c="5"/>@name_hlist: <text:s text:c="3"/>Device name hash chain, please keep it close to name[]</text:span></text:p>
      <text:p text:style-name="Preformatted_20_Text"><text:a xlink:type="simple" xlink:href="http://lxr.free-electrons.com/source/include/linux/netdevice.h#L1245" office:name="L1245">1245</text:a> <text:s/><text:span text:style-name="T4">* <text:s text:c="5"/>@ifalias: <text:s text:c="6"/>SNMP alias</text:span></text:p>
      <text:p text:style-name="Preformatted_20_Text"><text:a xlink:type="simple" xlink:href="http://lxr.free-electrons.com/source/include/linux/netdevice.h#L1246" office:name="L1246">1246</text:a> <text:s/><text:span text:style-name="T4">* <text:s text:c="5"/>@mem_end: <text:s text:c="6"/>Shared memory end</text:span></text:p>
      <text:p text:style-name="Preformatted_20_Text"><text:a xlink:type="simple" xlink:href="http://lxr.free-electrons.com/source/include/linux/netdevice.h#L1247" office:name="L1247">1247</text:a> <text:s/><text:span text:style-name="T4">* <text:s text:c="5"/>@mem_start: <text:s text:c="4"/>Shared memory start</text:span></text:p>
      <text:p text:style-name="Preformatted_20_Text"><text:a xlink:type="simple" xlink:href="http://lxr.free-electrons.com/source/include/linux/netdevice.h#L1248" office:name="L1248">1248</text:a> <text:s/><text:span text:style-name="T4">* <text:s text:c="5"/>@base_addr: <text:s text:c="4"/>Device I/O address</text:span></text:p>
      <text:p text:style-name="Preformatted_20_Text"><text:a xlink:type="simple" xlink:href="http://lxr.free-electrons.com/source/include/linux/netdevice.h#L1249" office:name="L1249">1249</text:a> <text:s/><text:span text:style-name="T4">* <text:s text:c="5"/>@irq: <text:s text:c="10"/>Device IRQ number</text:span></text:p>
      <text:p text:style-name="Preformatted_20_Text"><text:a xlink:type="simple" xlink:href="http://lxr.free-electrons.com/source/include/linux/netdevice.h#L1250" office:name="L1250">1250</text:a> <text:s/><text:span text:style-name="T4">*</text:span></text:p>
      <text:p text:style-name="Preformatted_20_Text"><text:a xlink:type="simple" xlink:href="http://lxr.free-electrons.com/source/include/linux/netdevice.h#L1251" office:name="L1251">1251</text:a> <text:s/><text:span text:style-name="T4">* <text:s text:c="5"/>@state: <text:s text:c="8"/>Generic network queuing layer state, see netdev_state_t</text:span></text:p>
      <text:p text:style-name="Preformatted_20_Text"><text:a xlink:type="simple" xlink:href="http://lxr.free-electrons.com/source/include/linux/netdevice.h#L1252" office:name="L1252">1252</text:a> <text:s/><text:span text:style-name="T4">* <text:s text:c="5"/>@dev_list: <text:s text:c="5"/>The global list of network devices</text:span></text:p>
      <text:p text:style-name="Preformatted_20_Text"><text:a xlink:type="simple" xlink:href="http://lxr.free-electrons.com/source/include/linux/netdevice.h#L1253" office:name="L1253">1253</text:a> <text:s/><text:span text:style-name="T4">* <text:s text:c="5"/>@napi_list: <text:s text:c="4"/>List entry, that is used for polling napi devices</text:span></text:p>
      <text:p text:style-name="Preformatted_20_Text"><text:a xlink:type="simple" xlink:href="http://lxr.free-electrons.com/source/include/linux/netdevice.h#L1254" office:name="L1254">1254</text:a> <text:s/><text:span text:style-name="T4">* <text:s text:c="5"/>@unreg_list: <text:s text:c="3"/>List entry, that is used, when we are unregistering the</text:span></text:p>
      <text:p text:style-name="Preformatted_20_Text"><text:a xlink:type="simple" xlink:href="http://lxr.free-electrons.com/source/include/linux/netdevice.h#L1255" office:name="L1255">1255</text:a> <text:s/><text:span text:style-name="T4">* <text:s text:c="21"/>device, see the function unregister_netdev</text:span></text:p>
      <text:p text:style-name="Preformatted_20_Text"><text:a xlink:type="simple" xlink:href="http://lxr.free-electrons.com/source/include/linux/netdevice.h#L1256" office:name="L1256">1256</text:a> <text:s/><text:span text:style-name="T4">* <text:s text:c="5"/>@close_list: <text:s text:c="3"/>List entry, that is used, when we are closing the device</text:span></text:p>
      <text:p text:style-name="Preformatted_20_Text"><text:a xlink:type="simple" xlink:href="http://lxr.free-electrons.com/source/include/linux/netdevice.h#L1257" office:name="L1257">1257</text:a> <text:s/><text:span text:style-name="T4">*</text:span></text:p>
      <text:p text:style-name="Preformatted_20_Text"><text:a xlink:type="simple" xlink:href="http://lxr.free-electrons.com/source/include/linux/netdevice.h#L1258" office:name="L1258">1258</text:a> <text:s/><text:span text:style-name="T4">* <text:s text:c="5"/>@adj_list: <text:s text:c="5"/>Directly linked devices, like slaves for bonding</text:span></text:p>
      <text:p text:style-name="Preformatted_20_Text"><text:a xlink:type="simple" xlink:href="http://lxr.free-electrons.com/source/include/linux/netdevice.h#L1259" office:name="L1259">1259</text:a> <text:s/><text:span text:style-name="T4">* <text:s text:c="5"/>@all_adj_list: <text:s/>All linked devices, *including* neighbours</text:span></text:p>
      <text:p text:style-name="Preformatted_20_Text"><text:a xlink:type="simple" xlink:href="http://lxr.free-electrons.com/source/include/linux/netdevice.h#L1260" office:name="L1260">1260</text:a> <text:s/><text:span text:style-name="T4">* <text:s text:c="5"/>@features: <text:s text:c="5"/>Currently active device features</text:span></text:p>
      <text:p text:style-name="Preformatted_20_Text"><text:soft-page-break/><text:a xlink:type="simple" xlink:href="http://lxr.free-electrons.com/source/include/linux/netdevice.h#L1261" office:name="L1261">1261</text:a> <text:s/><text:span text:style-name="T4">* <text:s text:c="5"/>@hw_features: <text:s text:c="2"/>User-changeable features</text:span></text:p>
      <text:p text:style-name="Preformatted_20_Text"><text:a xlink:type="simple" xlink:href="http://lxr.free-electrons.com/source/include/linux/netdevice.h#L1262" office:name="L1262">1262</text:a> <text:s/><text:span text:style-name="T4">*</text:span></text:p>
      <text:p text:style-name="Preformatted_20_Text"><text:a xlink:type="simple" xlink:href="http://lxr.free-electrons.com/source/include/linux/netdevice.h#L1263" office:name="L1263">1263</text:a> <text:s/><text:span text:style-name="T4">* <text:s text:c="5"/>@wanted_features: <text:s text:c="6"/>User-requested features</text:span></text:p>
      <text:p text:style-name="Preformatted_20_Text"><text:a xlink:type="simple" xlink:href="http://lxr.free-electrons.com/source/include/linux/netdevice.h#L1264" office:name="L1264">1264</text:a> <text:s/><text:span text:style-name="T4">* <text:s text:c="5"/>@vlan_features: <text:s text:c="8"/>Mask of features inheritable by VLAN devices</text:span></text:p>
      <text:p text:style-name="Preformatted_20_Text"><text:a xlink:type="simple" xlink:href="http://lxr.free-electrons.com/source/include/linux/netdevice.h#L1265" office:name="L1265">1265</text:a> <text:s/><text:span text:style-name="T4">*</text:span></text:p>
      <text:p text:style-name="Preformatted_20_Text"><text:a xlink:type="simple" xlink:href="http://lxr.free-electrons.com/source/include/linux/netdevice.h#L1266" office:name="L1266">1266</text:a> <text:s/><text:span text:style-name="T4">* <text:s text:c="5"/>@hw_enc_features: <text:s text:c="6"/>Mask of features inherited by encapsulating devices</text:span></text:p>
      <text:p text:style-name="Preformatted_20_Text"><text:a xlink:type="simple" xlink:href="http://lxr.free-electrons.com/source/include/linux/netdevice.h#L1267" office:name="L1267">1267</text:a> <text:s/><text:span text:style-name="T4">* <text:s text:c="29"/>This field indicates what encapsulation</text:span></text:p>
      <text:p text:style-name="Preformatted_20_Text"><text:a xlink:type="simple" xlink:href="http://lxr.free-electrons.com/source/include/linux/netdevice.h#L1268" office:name="L1268">1268</text:a> <text:s/><text:span text:style-name="T4">* <text:s text:c="29"/>offloads the hardware is capable of doing,</text:span></text:p>
      <text:p text:style-name="Preformatted_20_Text"><text:a xlink:type="simple" xlink:href="http://lxr.free-electrons.com/source/include/linux/netdevice.h#L1269" office:name="L1269">1269</text:a> <text:s/><text:span text:style-name="T4">* <text:s text:c="29"/>and drivers will need to set them appropriately.</text:span></text:p>
      <text:p text:style-name="Preformatted_20_Text"><text:a xlink:type="simple" xlink:href="http://lxr.free-electrons.com/source/include/linux/netdevice.h#L1270" office:name="L1270">1270</text:a> <text:s/><text:span text:style-name="T4">*</text:span></text:p>
      <text:p text:style-name="Preformatted_20_Text"><text:a xlink:type="simple" xlink:href="http://lxr.free-electrons.com/source/include/linux/netdevice.h#L1271" office:name="L1271">1271</text:a> <text:s/><text:span text:style-name="T4">* <text:s text:c="5"/>@mpls_features: Mask of features inheritable by MPLS</text:span></text:p>
      <text:p text:style-name="Preformatted_20_Text"><text:a xlink:type="simple" xlink:href="http://lxr.free-electrons.com/source/include/linux/netdevice.h#L1272" office:name="L1272">1272</text:a> <text:s/><text:span text:style-name="T4">*</text:span></text:p>
      <text:p text:style-name="Preformatted_20_Text"><text:a xlink:type="simple" xlink:href="http://lxr.free-electrons.com/source/include/linux/netdevice.h#L1273" office:name="L1273">1273</text:a> <text:s/><text:span text:style-name="T4">* <text:s text:c="5"/>@ifindex: <text:s text:c="6"/>interface index</text:span></text:p>
      <text:p text:style-name="Preformatted_20_Text"><text:a xlink:type="simple" xlink:href="http://lxr.free-electrons.com/source/include/linux/netdevice.h#L1274" office:name="L1274">1274</text:a> <text:s/><text:span text:style-name="T4">* <text:s text:c="5"/>@iflink: <text:s text:c="7"/>unique device identifier</text:span></text:p>
      <text:p text:style-name="Preformatted_20_Text"><text:a xlink:type="simple" xlink:href="http://lxr.free-electrons.com/source/include/linux/netdevice.h#L1275" office:name="L1275">1275</text:a> <text:s/><text:span text:style-name="T4">*</text:span></text:p>
      <text:p text:style-name="Preformatted_20_Text"><text:a xlink:type="simple" xlink:href="http://lxr.free-electrons.com/source/include/linux/netdevice.h#L1276" office:name="L1276">1276</text:a> <text:s/><text:span text:style-name="T4">* <text:s text:c="5"/>@stats: <text:s text:c="8"/>Statistics struct, which was left as a legacy, use</text:span></text:p>
      <text:p text:style-name="Preformatted_20_Text"><text:a xlink:type="simple" xlink:href="http://lxr.free-electrons.com/source/include/linux/netdevice.h#L1277" office:name="L1277">1277</text:a> <text:s/><text:span text:style-name="T4">* <text:s text:c="21"/>rtnl_link_stats64 instead</text:span></text:p>
      <text:p text:style-name="Preformatted_20_Text"><text:a xlink:type="simple" xlink:href="http://lxr.free-electrons.com/source/include/linux/netdevice.h#L1278" office:name="L1278">1278</text:a> <text:s/><text:span text:style-name="T4">*</text:span></text:p>
      <text:p text:style-name="Preformatted_20_Text"><text:a xlink:type="simple" xlink:href="http://lxr.free-electrons.com/source/include/linux/netdevice.h#L1279" office:name="L1279">1279</text:a> <text:s/><text:span text:style-name="T4">* <text:s text:c="5"/>@rx_dropped: <text:s text:c="3"/>Dropped packets by core network,</text:span></text:p>
      <text:p text:style-name="Preformatted_20_Text"><text:a xlink:type="simple" xlink:href="http://lxr.free-electrons.com/source/include/linux/netdevice.h#L1280" office:name="L1280">1280</text:a> <text:s/><text:span text:style-name="T4">* <text:s text:c="21"/>do not use this in drivers</text:span></text:p>
      <text:p text:style-name="Preformatted_20_Text"><text:a xlink:type="simple" xlink:href="http://lxr.free-electrons.com/source/include/linux/netdevice.h#L1281" office:name="L1281">1281</text:a> <text:s/><text:span text:style-name="T4">* <text:s text:c="5"/>@tx_dropped: <text:s text:c="3"/>Dropped packets by core network,</text:span></text:p>
      <text:p text:style-name="Preformatted_20_Text"><text:a xlink:type="simple" xlink:href="http://lxr.free-electrons.com/source/include/linux/netdevice.h#L1282" office:name="L1282">1282</text:a> <text:s/><text:span text:style-name="T4">* <text:s text:c="21"/>do not use this in drivers</text:span></text:p>
      <text:p text:style-name="Preformatted_20_Text"><text:a xlink:type="simple" xlink:href="http://lxr.free-electrons.com/source/include/linux/netdevice.h#L1283" office:name="L1283">1283</text:a> <text:s/><text:span text:style-name="T4">*</text:span></text:p>
      <text:p text:style-name="Preformatted_20_Text"><text:a xlink:type="simple" xlink:href="http://lxr.free-electrons.com/source/include/linux/netdevice.h#L1284" office:name="L1284">1284</text:a> <text:s/><text:span text:style-name="T4">* <text:s text:c="5"/>@carrier_changes: <text:s text:c="6"/>Stats to monitor carrier on&lt;-&gt;off transitions</text:span></text:p>
      <text:p text:style-name="Preformatted_20_Text"><text:a xlink:type="simple" xlink:href="http://lxr.free-electrons.com/source/include/linux/netdevice.h#L1285" office:name="L1285">1285</text:a> <text:s/><text:span text:style-name="T4">*</text:span></text:p>
      <text:p text:style-name="Preformatted_20_Text"><text:a xlink:type="simple" xlink:href="http://lxr.free-electrons.com/source/include/linux/netdevice.h#L1286" office:name="L1286">1286</text:a> <text:s/><text:span text:style-name="T4">* <text:s text:c="5"/>@wireless_handlers: <text:s text:c="4"/>List of functions to handle Wireless Extensions,</text:span></text:p>
      <text:p text:style-name="Preformatted_20_Text"><text:a xlink:type="simple" xlink:href="http://lxr.free-electrons.com/source/include/linux/netdevice.h#L1287" office:name="L1287">1287</text:a> <text:s/><text:span text:style-name="T4">* <text:s text:c="29"/>instead of ioctl,</text:span></text:p>
      <text:p text:style-name="Preformatted_20_Text"><text:a xlink:type="simple" xlink:href="http://lxr.free-electrons.com/source/include/linux/netdevice.h#L1288" office:name="L1288">1288</text:a> <text:s/><text:span text:style-name="T4">* <text:s text:c="29"/>see &lt;net/iw_handler.h&gt; for details.</text:span></text:p>
      <text:p text:style-name="Preformatted_20_Text"><text:a xlink:type="simple" xlink:href="http://lxr.free-electrons.com/source/include/linux/netdevice.h#L1289" office:name="L1289">1289</text:a> <text:s/><text:span text:style-name="T4">* <text:s text:c="5"/>@wireless_data: Instance data managed by the core of wireless extensions</text:span></text:p>
      <text:p text:style-name="Preformatted_20_Text"><text:a xlink:type="simple" xlink:href="http://lxr.free-electrons.com/source/include/linux/netdevice.h#L1290" office:name="L1290">1290</text:a> <text:s/><text:span text:style-name="T4">*</text:span></text:p>
      <text:p text:style-name="Preformatted_20_Text"><text:a xlink:type="simple" xlink:href="http://lxr.free-electrons.com/source/include/linux/netdevice.h#L1291" office:name="L1291">1291</text:a> <text:s/><text:span text:style-name="T4">* <text:s text:c="5"/>@netdev_ops: <text:s text:c="3"/>Includes several pointers to callbacks,</text:span></text:p>
      <text:p text:style-name="Preformatted_20_Text"><text:a xlink:type="simple" xlink:href="http://lxr.free-electrons.com/source/include/linux/netdevice.h#L1292" office:name="L1292">1292</text:a> <text:s/><text:span text:style-name="T4">* <text:s text:c="21"/>if one wants to override the ndo_*() functions</text:span></text:p>
      <text:p text:style-name="Preformatted_20_Text"><text:a xlink:type="simple" xlink:href="http://lxr.free-electrons.com/source/include/linux/netdevice.h#L1293" office:name="L1293">1293</text:a> <text:s/><text:span text:style-name="T4">* <text:s text:c="5"/>@ethtool_ops: <text:s text:c="2"/>Management operations</text:span></text:p>
      <text:p text:style-name="Preformatted_20_Text"><text:a xlink:type="simple" xlink:href="http://lxr.free-electrons.com/source/include/linux/netdevice.h#L1294" office:name="L1294">1294</text:a> <text:s/><text:span text:style-name="T4">* <text:s text:c="5"/>@fwd_ops: <text:s text:c="6"/>Management operations</text:span></text:p>
      <text:p text:style-name="Preformatted_20_Text"><text:a xlink:type="simple" xlink:href="http://lxr.free-electrons.com/source/include/linux/netdevice.h#L1295" office:name="L1295">1295</text:a> <text:s/><text:span text:style-name="T4">* <text:s text:c="5"/>@header_ops: <text:s text:c="3"/>Includes callbacks for creating,parsing,rebuilding,etc</text:span></text:p>
      <text:p text:style-name="Preformatted_20_Text"><text:a xlink:type="simple" xlink:href="http://lxr.free-electrons.com/source/include/linux/netdevice.h#L1296" office:name="L1296">1296</text:a> <text:s/><text:span text:style-name="T4">* <text:s text:c="21"/>of Layer 2 headers.</text:span></text:p>
      <text:p text:style-name="Preformatted_20_Text"><text:a xlink:type="simple" xlink:href="http://lxr.free-electrons.com/source/include/linux/netdevice.h#L1297" office:name="L1297">1297</text:a> <text:s/><text:span text:style-name="T4">*</text:span></text:p>
      <text:p text:style-name="Preformatted_20_Text"><text:a xlink:type="simple" xlink:href="http://lxr.free-electrons.com/source/include/linux/netdevice.h#L1298" office:name="L1298">1298</text:a> <text:s/><text:span text:style-name="T4">* <text:s text:c="5"/>@flags: <text:s text:c="8"/>Interface flags (a la BSD)</text:span></text:p>
      <text:p text:style-name="Preformatted_20_Text"><text:a xlink:type="simple" xlink:href="http://lxr.free-electrons.com/source/include/linux/netdevice.h#L1299" office:name="L1299">1299</text:a> <text:s/><text:span text:style-name="T4">* <text:s text:c="5"/>@priv_flags: <text:s text:c="3"/>Like 'flags' but invisible to userspace,</text:span></text:p>
      <text:p text:style-name="Preformatted_20_Text"><text:a xlink:type="simple" xlink:href="http://lxr.free-electrons.com/source/include/linux/netdevice.h#L1300" office:name="L1300">1300</text:a> <text:s/><text:span text:style-name="T4">* <text:s text:c="21"/>see if.h for the definitions</text:span></text:p>
      <text:p text:style-name="Preformatted_20_Text"><text:a xlink:type="simple" xlink:href="http://lxr.free-electrons.com/source/include/linux/netdevice.h#L1301" office:name="L1301">1301</text:a> <text:s/><text:span text:style-name="T4">* <text:s text:c="5"/>@gflags: <text:s text:c="7"/>Global flags ( kept as legacy )</text:span></text:p>
      <text:p text:style-name="Preformatted_20_Text"><text:a xlink:type="simple" xlink:href="http://lxr.free-electrons.com/source/include/linux/netdevice.h#L1302" office:name="L1302">1302</text:a> <text:s/><text:span text:style-name="T4">* <text:s text:c="5"/>@padded: <text:s text:c="7"/>How much padding added by alloc_netdev()</text:span></text:p>
      <text:p text:style-name="Preformatted_20_Text"><text:a xlink:type="simple" xlink:href="http://lxr.free-electrons.com/source/include/linux/netdevice.h#L1303" office:name="L1303">1303</text:a> <text:s/><text:span text:style-name="T4">* <text:s text:c="5"/>@operstate: <text:s text:c="4"/>RFC2863 operstate</text:span></text:p>
      <text:p text:style-name="Preformatted_20_Text"><text:a xlink:type="simple" xlink:href="http://lxr.free-electrons.com/source/include/linux/netdevice.h#L1304" office:name="L1304">1304</text:a> <text:s/><text:span text:style-name="T4">* <text:s text:c="5"/>@link_mode: <text:s text:c="4"/>Mapping policy to operstate</text:span></text:p>
      <text:p text:style-name="Preformatted_20_Text"><text:a xlink:type="simple" xlink:href="http://lxr.free-electrons.com/source/include/linux/netdevice.h#L1305" office:name="L1305">1305</text:a> <text:s/><text:span text:style-name="T4">* <text:s text:c="5"/>@if_port: <text:s text:c="6"/>Selectable AUI, TP, ...</text:span></text:p>
      <text:p text:style-name="Preformatted_20_Text"><text:a xlink:type="simple" xlink:href="http://lxr.free-electrons.com/source/include/linux/netdevice.h#L1306" office:name="L1306">1306</text:a> <text:s/><text:span text:style-name="T4">* <text:s text:c="5"/>@dma: <text:s text:c="10"/>DMA channel</text:span></text:p>
      <text:p text:style-name="Preformatted_20_Text"><text:a xlink:type="simple" xlink:href="http://lxr.free-electrons.com/source/include/linux/netdevice.h#L1307" office:name="L1307">1307</text:a> <text:s/><text:span text:style-name="T4">* <text:s text:c="5"/>@mtu: <text:s text:c="10"/>Interface MTU value</text:span></text:p>
      <text:p text:style-name="Preformatted_20_Text"><text:a xlink:type="simple" xlink:href="http://lxr.free-electrons.com/source/include/linux/netdevice.h#L1308" office:name="L1308">1308</text:a> <text:s/><text:span text:style-name="T4">* <text:s text:c="5"/>@type: <text:s text:c="9"/>Interface hardware type</text:span></text:p>
      <text:p text:style-name="Preformatted_20_Text"><text:a xlink:type="simple" xlink:href="http://lxr.free-electrons.com/source/include/linux/netdevice.h#L1309" office:name="L1309">1309</text:a> <text:s/><text:span text:style-name="T4">* <text:s text:c="5"/>@hard_header_len: Hardware header length</text:span></text:p>
      <text:p text:style-name="Preformatted_20_Text"><text:a xlink:type="simple" xlink:href="http://lxr.free-electrons.com/source/include/linux/netdevice.h#L1310" office:name="L1310">1310</text:a> <text:s/><text:span text:style-name="T4">*</text:span></text:p>
      <text:p text:style-name="Preformatted_20_Text"><text:a xlink:type="simple" xlink:href="http://lxr.free-electrons.com/source/include/linux/netdevice.h#L1311" office:name="L1311">1311</text:a> <text:s/><text:span text:style-name="T4">* <text:s text:c="5"/>@needed_headroom: Extra headroom the hardware may need, but not in all</text:span></text:p>
      <text:p text:style-name="Preformatted_20_Text"><text:a xlink:type="simple" xlink:href="http://lxr.free-electrons.com/source/include/linux/netdevice.h#L1312" office:name="L1312">1312</text:a> <text:s/><text:span text:style-name="T4">* <text:s text:c="23"/>cases can this be guaranteed</text:span></text:p>
      <text:p text:style-name="Preformatted_20_Text"><text:a xlink:type="simple" xlink:href="http://lxr.free-electrons.com/source/include/linux/netdevice.h#L1313" office:name="L1313">1313</text:a> <text:s/><text:span text:style-name="T4">* <text:s text:c="5"/>@needed_tailroom: Extra tailroom the hardware may need, but not in </text:span><text:soft-page-break/><text:span text:style-name="T4">all</text:span></text:p>
      <text:p text:style-name="Preformatted_20_Text"><text:a xlink:type="simple" xlink:href="http://lxr.free-electrons.com/source/include/linux/netdevice.h#L1314" office:name="L1314">1314</text:a> <text:s/><text:span text:style-name="T4">* <text:s text:c="23"/>cases can this be guaranteed. Some cases also use</text:span></text:p>
      <text:p text:style-name="Preformatted_20_Text"><text:a xlink:type="simple" xlink:href="http://lxr.free-electrons.com/source/include/linux/netdevice.h#L1315" office:name="L1315">1315</text:a> <text:s/><text:span text:style-name="T4">* <text:s text:c="23"/>LL_MAX_HEADER instead to allocate the skb</text:span></text:p>
      <text:p text:style-name="Preformatted_20_Text"><text:a xlink:type="simple" xlink:href="http://lxr.free-electrons.com/source/include/linux/netdevice.h#L1316" office:name="L1316">1316</text:a> <text:s/><text:span text:style-name="T4">*</text:span></text:p>
      <text:p text:style-name="Preformatted_20_Text"><text:a xlink:type="simple" xlink:href="http://lxr.free-electrons.com/source/include/linux/netdevice.h#L1317" office:name="L1317">1317</text:a> <text:s/><text:span text:style-name="T4">* <text:s text:c="5"/>interface address info:</text:span></text:p>
      <text:p text:style-name="Preformatted_20_Text"><text:a xlink:type="simple" xlink:href="http://lxr.free-electrons.com/source/include/linux/netdevice.h#L1318" office:name="L1318">1318</text:a> <text:s/><text:span text:style-name="T4">*</text:span></text:p>
      <text:p text:style-name="Preformatted_20_Text"><text:a xlink:type="simple" xlink:href="http://lxr.free-electrons.com/source/include/linux/netdevice.h#L1319" office:name="L1319">1319</text:a> <text:s/><text:span text:style-name="T4">* <text:s text:c="5"/>@perm_addr: <text:s text:c="12"/>Permanent hw address</text:span></text:p>
      <text:p text:style-name="Preformatted_20_Text"><text:a xlink:type="simple" xlink:href="http://lxr.free-electrons.com/source/include/linux/netdevice.h#L1320" office:name="L1320">1320</text:a> <text:s/><text:span text:style-name="T4">* <text:s text:c="5"/>@addr_assign_type: <text:s text:c="5"/>Hw address assignment type</text:span></text:p>
      <text:p text:style-name="Preformatted_20_Text"><text:a xlink:type="simple" xlink:href="http://lxr.free-electrons.com/source/include/linux/netdevice.h#L1321" office:name="L1321">1321</text:a> <text:s/><text:span text:style-name="T4">* <text:s text:c="5"/>@addr_len: <text:s text:c="13"/>Hardware address length</text:span></text:p>
      <text:p text:style-name="Preformatted_20_Text"><text:a xlink:type="simple" xlink:href="http://lxr.free-electrons.com/source/include/linux/netdevice.h#L1322" office:name="L1322">1322</text:a> <text:s/><text:span text:style-name="T4">* <text:s text:c="5"/>@neigh_priv_len; <text:s text:c="7"/>Used in neigh_alloc(),</text:span></text:p>
      <text:p text:style-name="Preformatted_20_Text"><text:a xlink:type="simple" xlink:href="http://lxr.free-electrons.com/source/include/linux/netdevice.h#L1323" office:name="L1323">1323</text:a> <text:s/><text:span text:style-name="T4">* <text:s text:c="29"/>initialized only in atm/clip.c</text:span></text:p>
      <text:p text:style-name="Preformatted_20_Text"><text:a xlink:type="simple" xlink:href="http://lxr.free-electrons.com/source/include/linux/netdevice.h#L1324" office:name="L1324">1324</text:a> <text:s/><text:span text:style-name="T4">* <text:s text:c="5"/>@dev_id: <text:s text:c="15"/>Used to differentiate devices that share</text:span></text:p>
      <text:p text:style-name="Preformatted_20_Text"><text:a xlink:type="simple" xlink:href="http://lxr.free-electrons.com/source/include/linux/netdevice.h#L1325" office:name="L1325">1325</text:a> <text:s/><text:span text:style-name="T4">* <text:s text:c="29"/>the same link layer address</text:span></text:p>
      <text:p text:style-name="Preformatted_20_Text"><text:a xlink:type="simple" xlink:href="http://lxr.free-electrons.com/source/include/linux/netdevice.h#L1326" office:name="L1326">1326</text:a> <text:s/><text:span text:style-name="T4">* <text:s text:c="5"/>@dev_port: <text:s text:c="13"/>Used to differentiate devices that share</text:span></text:p>
      <text:p text:style-name="Preformatted_20_Text"><text:a xlink:type="simple" xlink:href="http://lxr.free-electrons.com/source/include/linux/netdevice.h#L1327" office:name="L1327">1327</text:a> <text:s/><text:span text:style-name="T4">* <text:s text:c="29"/>the same function</text:span></text:p>
      <text:p text:style-name="Preformatted_20_Text"><text:a xlink:type="simple" xlink:href="http://lxr.free-electrons.com/source/include/linux/netdevice.h#L1328" office:name="L1328">1328</text:a> <text:s/><text:span text:style-name="T4">* <text:s text:c="5"/>@addr_list_lock: <text:s text:c="7"/>XXX: need comments on this one</text:span></text:p>
      <text:p text:style-name="Preformatted_20_Text"><text:a xlink:type="simple" xlink:href="http://lxr.free-electrons.com/source/include/linux/netdevice.h#L1329" office:name="L1329">1329</text:a> <text:s/><text:span text:style-name="T4">* <text:s text:c="5"/>@uc: <text:s text:c="19"/>unicast mac addresses</text:span></text:p>
      <text:p text:style-name="Preformatted_20_Text"><text:a xlink:type="simple" xlink:href="http://lxr.free-electrons.com/source/include/linux/netdevice.h#L1330" office:name="L1330">1330</text:a> <text:s/><text:span text:style-name="T4">* <text:s text:c="5"/>@mc: <text:s text:c="19"/>multicast mac addresses</text:span></text:p>
      <text:p text:style-name="Preformatted_20_Text"><text:a xlink:type="simple" xlink:href="http://lxr.free-electrons.com/source/include/linux/netdevice.h#L1331" office:name="L1331">1331</text:a> <text:s/><text:span text:style-name="T4">* <text:s text:c="5"/>@dev_addrs: <text:s text:c="12"/>list of device hw addresses</text:span></text:p>
      <text:p text:style-name="Preformatted_20_Text"><text:a xlink:type="simple" xlink:href="http://lxr.free-electrons.com/source/include/linux/netdevice.h#L1332" office:name="L1332">1332</text:a> <text:s/><text:span text:style-name="T4">* <text:s text:c="5"/>@queues_kset: <text:s text:c="10"/>Group of all Kobjects in the Tx and RX queues</text:span></text:p>
      <text:p text:style-name="Preformatted_20_Text"><text:a xlink:type="simple" xlink:href="http://lxr.free-electrons.com/source/include/linux/netdevice.h#L1333" office:name="L1333">1333</text:a> <text:s/><text:span text:style-name="T4">* <text:s text:c="5"/>@uc_promisc: <text:s text:c="11"/>Counter, that indicates, that promiscuous mode</text:span></text:p>
      <text:p text:style-name="Preformatted_20_Text"><text:a xlink:type="simple" xlink:href="http://lxr.free-electrons.com/source/include/linux/netdevice.h#L1334" office:name="L1334">1334</text:a> <text:s/><text:span text:style-name="T4">* <text:s text:c="29"/>has been enabled due to the need to listen to</text:span></text:p>
      <text:p text:style-name="Preformatted_20_Text"><text:a xlink:type="simple" xlink:href="http://lxr.free-electrons.com/source/include/linux/netdevice.h#L1335" office:name="L1335">1335</text:a> <text:s/><text:span text:style-name="T4">* <text:s text:c="29"/>additional unicast addresses in a device that</text:span></text:p>
      <text:p text:style-name="Preformatted_20_Text"><text:a xlink:type="simple" xlink:href="http://lxr.free-electrons.com/source/include/linux/netdevice.h#L1336" office:name="L1336">1336</text:a> <text:s/><text:span text:style-name="T4">* <text:s text:c="29"/>does not implement ndo_set_rx_mode()</text:span></text:p>
      <text:p text:style-name="Preformatted_20_Text"><text:a xlink:type="simple" xlink:href="http://lxr.free-electrons.com/source/include/linux/netdevice.h#L1337" office:name="L1337">1337</text:a> <text:s/><text:span text:style-name="T4">* <text:s text:c="5"/>@promiscuity: <text:s text:c="10"/>Number of times, the NIC is told to work in</text:span></text:p>
      <text:p text:style-name="Preformatted_20_Text"><text:a xlink:type="simple" xlink:href="http://lxr.free-electrons.com/source/include/linux/netdevice.h#L1338" office:name="L1338">1338</text:a> <text:s/><text:span text:style-name="T4">* <text:s text:c="29"/>Promiscuous mode, if it becomes 0 the NIC will</text:span></text:p>
      <text:p text:style-name="Preformatted_20_Text"><text:a xlink:type="simple" xlink:href="http://lxr.free-electrons.com/source/include/linux/netdevice.h#L1339" office:name="L1339">1339</text:a> <text:s/><text:span text:style-name="T4">* <text:s text:c="29"/>exit from working in Promiscuous mode</text:span></text:p>
      <text:p text:style-name="Preformatted_20_Text"><text:a xlink:type="simple" xlink:href="http://lxr.free-electrons.com/source/include/linux/netdevice.h#L1340" office:name="L1340">1340</text:a> <text:s/><text:span text:style-name="T4">* <text:s text:c="5"/>@allmulti: <text:s text:c="13"/>Counter, enables or disables allmulticast mode</text:span></text:p>
      <text:p text:style-name="Preformatted_20_Text"><text:a xlink:type="simple" xlink:href="http://lxr.free-electrons.com/source/include/linux/netdevice.h#L1341" office:name="L1341">1341</text:a> <text:s/><text:span text:style-name="T4">*</text:span></text:p>
      <text:p text:style-name="Preformatted_20_Text"><text:a xlink:type="simple" xlink:href="http://lxr.free-electrons.com/source/include/linux/netdevice.h#L1342" office:name="L1342">1342</text:a> <text:s/><text:span text:style-name="T4">* <text:s text:c="5"/>@vlan_info: <text:s text:c="4"/>VLAN info</text:span></text:p>
      <text:p text:style-name="Preformatted_20_Text"><text:a xlink:type="simple" xlink:href="http://lxr.free-electrons.com/source/include/linux/netdevice.h#L1343" office:name="L1343">1343</text:a> <text:s/><text:span text:style-name="T4">* <text:s text:c="5"/>@dsa_ptr: <text:s text:c="6"/>dsa specific data</text:span></text:p>
      <text:p text:style-name="Preformatted_20_Text"><text:a xlink:type="simple" xlink:href="http://lxr.free-electrons.com/source/include/linux/netdevice.h#L1344" office:name="L1344">1344</text:a> <text:s/><text:span text:style-name="T4">* <text:s text:c="5"/>@tipc_ptr: <text:s text:c="5"/>TIPC specific data</text:span></text:p>
      <text:p text:style-name="Preformatted_20_Text"><text:a xlink:type="simple" xlink:href="http://lxr.free-electrons.com/source/include/linux/netdevice.h#L1345" office:name="L1345">1345</text:a> <text:s/><text:span text:style-name="T4">* <text:s text:c="5"/>@atalk_ptr: <text:s text:c="4"/>AppleTalk link</text:span></text:p>
      <text:p text:style-name="Preformatted_20_Text"><text:a xlink:type="simple" xlink:href="http://lxr.free-electrons.com/source/include/linux/netdevice.h#L1346" office:name="L1346">1346</text:a> <text:s/><text:span text:style-name="T4">* <text:s text:c="5"/>@ip_ptr: <text:s text:c="7"/>IPv4 specific data</text:span></text:p>
      <text:p text:style-name="Preformatted_20_Text"><text:a xlink:type="simple" xlink:href="http://lxr.free-electrons.com/source/include/linux/netdevice.h#L1347" office:name="L1347">1347</text:a> <text:s/><text:span text:style-name="T4">* <text:s text:c="5"/>@dn_ptr: <text:s text:c="7"/>DECnet specific data</text:span></text:p>
      <text:p text:style-name="Preformatted_20_Text"><text:a xlink:type="simple" xlink:href="http://lxr.free-electrons.com/source/include/linux/netdevice.h#L1348" office:name="L1348">1348</text:a> <text:s/><text:span text:style-name="T4">* <text:s text:c="5"/>@ip6_ptr: <text:s text:c="6"/>IPv6 specific data</text:span></text:p>
      <text:p text:style-name="Preformatted_20_Text"><text:a xlink:type="simple" xlink:href="http://lxr.free-electrons.com/source/include/linux/netdevice.h#L1349" office:name="L1349">1349</text:a> <text:s/><text:span text:style-name="T4">* <text:s text:c="5"/>@ax25_ptr: <text:s text:c="5"/>AX.25 specific data</text:span></text:p>
      <text:p text:style-name="Preformatted_20_Text"><text:a xlink:type="simple" xlink:href="http://lxr.free-electrons.com/source/include/linux/netdevice.h#L1350" office:name="L1350">1350</text:a> <text:s/><text:span text:style-name="T4">* <text:s text:c="5"/>@ieee80211_ptr: IEEE 802.11 specific data, assign before registering</text:span></text:p>
      <text:p text:style-name="Preformatted_20_Text"><text:a xlink:type="simple" xlink:href="http://lxr.free-electrons.com/source/include/linux/netdevice.h#L1351" office:name="L1351">1351</text:a> <text:s/><text:span text:style-name="T4">*</text:span></text:p>
      <text:p text:style-name="Preformatted_20_Text"><text:a xlink:type="simple" xlink:href="http://lxr.free-electrons.com/source/include/linux/netdevice.h#L1352" office:name="L1352">1352</text:a> <text:s/><text:span text:style-name="T4">* <text:s text:c="5"/>@last_rx: <text:s text:c="6"/>Time of last Rx</text:span></text:p>
      <text:p text:style-name="Preformatted_20_Text"><text:a xlink:type="simple" xlink:href="http://lxr.free-electrons.com/source/include/linux/netdevice.h#L1353" office:name="L1353">1353</text:a> <text:s/><text:span text:style-name="T4">* <text:s text:c="5"/>@dev_addr: <text:s text:c="5"/>Hw address (before bcast,</text:span></text:p>
      <text:p text:style-name="Preformatted_20_Text"><text:a xlink:type="simple" xlink:href="http://lxr.free-electrons.com/source/include/linux/netdevice.h#L1354" office:name="L1354">1354</text:a> <text:s/><text:span text:style-name="T4">* <text:s text:c="21"/>because most packets are unicast)</text:span></text:p>
      <text:p text:style-name="Preformatted_20_Text"><text:a xlink:type="simple" xlink:href="http://lxr.free-electrons.com/source/include/linux/netdevice.h#L1355" office:name="L1355">1355</text:a> <text:s/><text:span text:style-name="T4">*</text:span></text:p>
      <text:p text:style-name="Preformatted_20_Text"><text:a xlink:type="simple" xlink:href="http://lxr.free-electrons.com/source/include/linux/netdevice.h#L1356" office:name="L1356">1356</text:a> <text:s/><text:span text:style-name="T4">* <text:s text:c="5"/>@_rx: <text:s text:c="18"/>Array of RX queues</text:span></text:p>
      <text:p text:style-name="Preformatted_20_Text"><text:a xlink:type="simple" xlink:href="http://lxr.free-electrons.com/source/include/linux/netdevice.h#L1357" office:name="L1357">1357</text:a> <text:s/><text:span text:style-name="T4">* <text:s text:c="5"/>@num_rx_queues: <text:s text:c="8"/>Number of RX queues</text:span></text:p>
      <text:p text:style-name="Preformatted_20_Text"><text:a xlink:type="simple" xlink:href="http://lxr.free-electrons.com/source/include/linux/netdevice.h#L1358" office:name="L1358">1358</text:a> <text:s/><text:span text:style-name="T4">* <text:s text:c="29"/>allocated at register_netdev() time</text:span></text:p>
      <text:p text:style-name="Preformatted_20_Text"><text:a xlink:type="simple" xlink:href="http://lxr.free-electrons.com/source/include/linux/netdevice.h#L1359" office:name="L1359">1359</text:a> <text:s/><text:span text:style-name="T4">* <text:s text:c="5"/>@real_num_rx_queues: <text:s text:c="3"/>Number of RX queues currently active in device</text:span></text:p>
      <text:p text:style-name="Preformatted_20_Text"><text:a xlink:type="simple" xlink:href="http://lxr.free-electrons.com/source/include/linux/netdevice.h#L1360" office:name="L1360">1360</text:a> <text:s/><text:span text:style-name="T4">*</text:span></text:p>
      <text:p text:style-name="Preformatted_20_Text"><text:a xlink:type="simple" xlink:href="http://lxr.free-electrons.com/source/include/linux/netdevice.h#L1361" office:name="L1361">1361</text:a> <text:s/><text:span text:style-name="T4">* <text:s text:c="5"/>@rx_handler: <text:s text:c="11"/>handler for received packets</text:span></text:p>
      <text:p text:style-name="Preformatted_20_Text"><text:a xlink:type="simple" xlink:href="http://lxr.free-electrons.com/source/include/linux/netdevice.h#L1362" office:name="L1362">1362</text:a> <text:s/><text:span text:style-name="T4">* <text:s text:c="5"/>@rx_handler_data: <text:s text:c="6"/>XXX: need comments on this one</text:span></text:p>
      <text:p text:style-name="Preformatted_20_Text"><text:a xlink:type="simple" xlink:href="http://lxr.free-electrons.com/source/include/linux/netdevice.h#L1363" office:name="L1363">1363</text:a> <text:s/><text:span text:style-name="T4">* <text:s text:c="5"/>@ingress_queue: <text:s text:c="8"/>XXX: need comments on this one</text:span></text:p>
      <text:p text:style-name="Preformatted_20_Text"><text:a xlink:type="simple" xlink:href="http://lxr.free-electrons.com/source/include/linux/netdevice.h#L1364" office:name="L1364">1364</text:a> <text:s/><text:span text:style-name="T4">* <text:s text:c="5"/>@broadcast: <text:s text:c="12"/>hw bcast address</text:span></text:p>
      <text:p text:style-name="Preformatted_20_Text"><text:a xlink:type="simple" xlink:href="http://lxr.free-electrons.com/source/include/linux/netdevice.h#L1365" office:name="L1365">1365</text:a> <text:s/><text:span text:style-name="T4">*</text:span></text:p>
      <text:p text:style-name="Preformatted_20_Text"><text:a xlink:type="simple" xlink:href="http://lxr.free-electrons.com/source/include/linux/netdevice.h#L1366" office:name="L1366">1366</text:a> <text:s/><text:span text:style-name="T4">* <text:s text:c="5"/>@_tx: <text:s text:c="18"/>Array of TX queues</text:span></text:p>
      <text:p text:style-name="Preformatted_20_Text"><text:a xlink:type="simple" xlink:href="http://lxr.free-electrons.com/source/include/linux/netdevice.h#L1367" office:name="L1367">1367</text:a> <text:s/><text:span text:style-name="T4">* <text:s text:c="5"/>@num_tx_queues: <text:s text:c="8"/>Number of TX queues allocated at </text:span><text:soft-page-break/><text:span text:style-name="T4">alloc_netdev_mq() time</text:span></text:p>
      <text:p text:style-name="Preformatted_20_Text"><text:a xlink:type="simple" xlink:href="http://lxr.free-electrons.com/source/include/linux/netdevice.h#L1368" office:name="L1368">1368</text:a> <text:s/><text:span text:style-name="T4">* <text:s text:c="5"/>@real_num_tx_queues: <text:s text:c="3"/>Number of TX queues currently active in device</text:span></text:p>
      <text:p text:style-name="Preformatted_20_Text"><text:a xlink:type="simple" xlink:href="http://lxr.free-electrons.com/source/include/linux/netdevice.h#L1369" office:name="L1369">1369</text:a> <text:s/><text:span text:style-name="T4">* <text:s text:c="5"/>@qdisc: <text:s text:c="16"/>Root qdisc from userspace point of view</text:span></text:p>
      <text:p text:style-name="Preformatted_20_Text"><text:a xlink:type="simple" xlink:href="http://lxr.free-electrons.com/source/include/linux/netdevice.h#L1370" office:name="L1370">1370</text:a> <text:s/><text:span text:style-name="T4">* <text:s text:c="5"/>@tx_queue_len: <text:s text:c="9"/>Max frames per queue allowed</text:span></text:p>
      <text:p text:style-name="Preformatted_20_Text"><text:a xlink:type="simple" xlink:href="http://lxr.free-electrons.com/source/include/linux/netdevice.h#L1371" office:name="L1371">1371</text:a> <text:s/><text:span text:style-name="T4">* <text:s text:c="5"/>@tx_global_lock: <text:s text:c="7"/>XXX: need comments on this one</text:span></text:p>
      <text:p text:style-name="Preformatted_20_Text"><text:a xlink:type="simple" xlink:href="http://lxr.free-electrons.com/source/include/linux/netdevice.h#L1372" office:name="L1372">1372</text:a> <text:s/><text:span text:style-name="T4">*</text:span></text:p>
      <text:p text:style-name="Preformatted_20_Text"><text:a xlink:type="simple" xlink:href="http://lxr.free-electrons.com/source/include/linux/netdevice.h#L1373" office:name="L1373">1373</text:a> <text:s/><text:span text:style-name="T4">* <text:s text:c="5"/>@xps_maps: <text:s text:c="5"/>XXX: need comments on this one</text:span></text:p>
      <text:p text:style-name="Preformatted_20_Text"><text:a xlink:type="simple" xlink:href="http://lxr.free-electrons.com/source/include/linux/netdevice.h#L1374" office:name="L1374">1374</text:a> <text:s/><text:span text:style-name="T4">*</text:span></text:p>
      <text:p text:style-name="Preformatted_20_Text"><text:a xlink:type="simple" xlink:href="http://lxr.free-electrons.com/source/include/linux/netdevice.h#L1375" office:name="L1375">1375</text:a> <text:s/><text:span text:style-name="T4">* <text:s text:c="5"/>@rx_cpu_rmap: <text:s text:c="2"/>CPU reverse-mapping for RX completion interrupts,</text:span></text:p>
      <text:p text:style-name="Preformatted_20_Text"><text:a xlink:type="simple" xlink:href="http://lxr.free-electrons.com/source/include/linux/netdevice.h#L1376" office:name="L1376">1376</text:a> <text:s/><text:span text:style-name="T4">* <text:s text:c="21"/>indexed by RX queue number. Assigned by driver.</text:span></text:p>
      <text:p text:style-name="Preformatted_20_Text"><text:a xlink:type="simple" xlink:href="http://lxr.free-electrons.com/source/include/linux/netdevice.h#L1377" office:name="L1377">1377</text:a> <text:s/><text:span text:style-name="T4">* <text:s text:c="21"/>This must only be set if the ndo_rx_flow_steer</text:span></text:p>
      <text:p text:style-name="Preformatted_20_Text"><text:a xlink:type="simple" xlink:href="http://lxr.free-electrons.com/source/include/linux/netdevice.h#L1378" office:name="L1378">1378</text:a> <text:s/><text:span text:style-name="T4">* <text:s text:c="21"/>operation is defined</text:span></text:p>
      <text:p text:style-name="Preformatted_20_Text"><text:a xlink:type="simple" xlink:href="http://lxr.free-electrons.com/source/include/linux/netdevice.h#L1379" office:name="L1379">1379</text:a> <text:s/><text:span text:style-name="T4">*</text:span></text:p>
      <text:p text:style-name="Preformatted_20_Text"><text:a xlink:type="simple" xlink:href="http://lxr.free-electrons.com/source/include/linux/netdevice.h#L1380" office:name="L1380">1380</text:a> <text:s/><text:span text:style-name="T4">* <text:s text:c="5"/>@trans_start: <text:s text:c="10"/>Time (in jiffies) of last Tx</text:span></text:p>
      <text:p text:style-name="Preformatted_20_Text"><text:a xlink:type="simple" xlink:href="http://lxr.free-electrons.com/source/include/linux/netdevice.h#L1381" office:name="L1381">1381</text:a> <text:s/><text:span text:style-name="T4">* <text:s text:c="5"/>@watchdog_timeo: <text:s text:c="7"/>Represents the timeout that is used by</text:span></text:p>
      <text:p text:style-name="Preformatted_20_Text"><text:a xlink:type="simple" xlink:href="http://lxr.free-electrons.com/source/include/linux/netdevice.h#L1382" office:name="L1382">1382</text:a> <text:s/><text:span text:style-name="T4">* <text:s text:c="29"/>the watchdog ( see dev_watchdog() )</text:span></text:p>
      <text:p text:style-name="Preformatted_20_Text"><text:a xlink:type="simple" xlink:href="http://lxr.free-electrons.com/source/include/linux/netdevice.h#L1383" office:name="L1383">1383</text:a> <text:s/><text:span text:style-name="T4">* <text:s text:c="5"/>@watchdog_timer: <text:s text:c="7"/>List of timers</text:span></text:p>
      <text:p text:style-name="Preformatted_20_Text"><text:a xlink:type="simple" xlink:href="http://lxr.free-electrons.com/source/include/linux/netdevice.h#L1384" office:name="L1384">1384</text:a> <text:s/><text:span text:style-name="T4">*</text:span></text:p>
      <text:p text:style-name="Preformatted_20_Text"><text:a xlink:type="simple" xlink:href="http://lxr.free-electrons.com/source/include/linux/netdevice.h#L1385" office:name="L1385">1385</text:a> <text:s/><text:span text:style-name="T4">* <text:s text:c="5"/>@pcpu_refcnt: <text:s text:c="10"/>Number of references to this device</text:span></text:p>
      <text:p text:style-name="Preformatted_20_Text"><text:a xlink:type="simple" xlink:href="http://lxr.free-electrons.com/source/include/linux/netdevice.h#L1386" office:name="L1386">1386</text:a> <text:s/><text:span text:style-name="T4">* <text:s text:c="5"/>@todo_list: <text:s text:c="12"/>Delayed register/unregister</text:span></text:p>
      <text:p text:style-name="Preformatted_20_Text"><text:a xlink:type="simple" xlink:href="http://lxr.free-electrons.com/source/include/linux/netdevice.h#L1387" office:name="L1387">1387</text:a> <text:s/><text:span text:style-name="T4">* <text:s text:c="5"/>@index_hlist: <text:s text:c="10"/>Device index hash chain</text:span></text:p>
      <text:p text:style-name="Preformatted_20_Text"><text:a xlink:type="simple" xlink:href="http://lxr.free-electrons.com/source/include/linux/netdevice.h#L1388" office:name="L1388">1388</text:a> <text:s/><text:span text:style-name="T4">* <text:s text:c="5"/>@link_watch_list: <text:s text:c="6"/>XXX: need comments on this one</text:span></text:p>
      <text:p text:style-name="Preformatted_20_Text"><text:a xlink:type="simple" xlink:href="http://lxr.free-electrons.com/source/include/linux/netdevice.h#L1389" office:name="L1389">1389</text:a> <text:s/><text:span text:style-name="T4">*</text:span></text:p>
      <text:p text:style-name="Preformatted_20_Text"><text:a xlink:type="simple" xlink:href="http://lxr.free-electrons.com/source/include/linux/netdevice.h#L1390" office:name="L1390">1390</text:a> <text:s/><text:span text:style-name="T4">* <text:s text:c="5"/>@reg_state: <text:s text:c="12"/>Register/unregister state machine</text:span></text:p>
      <text:p text:style-name="Preformatted_20_Text"><text:a xlink:type="simple" xlink:href="http://lxr.free-electrons.com/source/include/linux/netdevice.h#L1391" office:name="L1391">1391</text:a> <text:s/><text:span text:style-name="T4">* <text:s text:c="5"/>@dismantle: <text:s text:c="12"/>Device is going to be freed</text:span></text:p>
      <text:p text:style-name="Preformatted_20_Text"><text:a xlink:type="simple" xlink:href="http://lxr.free-electrons.com/source/include/linux/netdevice.h#L1392" office:name="L1392">1392</text:a> <text:s/><text:span text:style-name="T4">* <text:s text:c="5"/>@rtnl_link_state: <text:s text:c="6"/>This enum represents the phases of creating</text:span></text:p>
      <text:p text:style-name="Preformatted_20_Text"><text:a xlink:type="simple" xlink:href="http://lxr.free-electrons.com/source/include/linux/netdevice.h#L1393" office:name="L1393">1393</text:a> <text:s/><text:span text:style-name="T4">* <text:s text:c="29"/>a new link</text:span></text:p>
      <text:p text:style-name="Preformatted_20_Text"><text:a xlink:type="simple" xlink:href="http://lxr.free-electrons.com/source/include/linux/netdevice.h#L1394" office:name="L1394">1394</text:a> <text:s/><text:span text:style-name="T4">*</text:span></text:p>
      <text:p text:style-name="Preformatted_20_Text"><text:a xlink:type="simple" xlink:href="http://lxr.free-electrons.com/source/include/linux/netdevice.h#L1395" office:name="L1395">1395</text:a> <text:s/><text:span text:style-name="T4">* <text:s text:c="5"/>@destructor: <text:s text:c="11"/>Called from unregister,</text:span></text:p>
      <text:p text:style-name="Preformatted_20_Text"><text:a xlink:type="simple" xlink:href="http://lxr.free-electrons.com/source/include/linux/netdevice.h#L1396" office:name="L1396">1396</text:a> <text:s/><text:span text:style-name="T4">* <text:s text:c="29"/>can be used to call free_netdev</text:span></text:p>
      <text:p text:style-name="Preformatted_20_Text"><text:a xlink:type="simple" xlink:href="http://lxr.free-electrons.com/source/include/linux/netdevice.h#L1397" office:name="L1397">1397</text:a> <text:s/><text:span text:style-name="T4">* <text:s text:c="5"/>@npinfo: <text:s text:c="15"/>XXX: need comments on this one</text:span></text:p>
      <text:p text:style-name="Preformatted_20_Text"><text:a xlink:type="simple" xlink:href="http://lxr.free-electrons.com/source/include/linux/netdevice.h#L1398" office:name="L1398">1398</text:a> <text:s/><text:span text:style-name="T4">* <text:s text:c="5"/>@nd_net: <text:s text:c="15"/>Network namespace this network device is inside</text:span></text:p>
      <text:p text:style-name="Preformatted_20_Text"><text:a xlink:type="simple" xlink:href="http://lxr.free-electrons.com/source/include/linux/netdevice.h#L1399" office:name="L1399">1399</text:a> <text:s/><text:span text:style-name="T4">*</text:span></text:p>
      <text:p text:style-name="Preformatted_20_Text"><text:a xlink:type="simple" xlink:href="http://lxr.free-electrons.com/source/include/linux/netdevice.h#L1400" office:name="L1400">1400</text:a> <text:s/><text:span text:style-name="T4">* <text:s text:c="5"/>@ml_priv: <text:s text:c="6"/>Mid-layer private</text:span></text:p>
      <text:p text:style-name="Preformatted_20_Text"><text:a xlink:type="simple" xlink:href="http://lxr.free-electrons.com/source/include/linux/netdevice.h#L1401" office:name="L1401">1401</text:a> <text:s/><text:span text:style-name="T4">* <text:s text:c="5"/>@lstats: <text:s text:c="7"/>Loopback statistics</text:span></text:p>
      <text:p text:style-name="Preformatted_20_Text"><text:a xlink:type="simple" xlink:href="http://lxr.free-electrons.com/source/include/linux/netdevice.h#L1402" office:name="L1402">1402</text:a> <text:s/><text:span text:style-name="T4">* <text:s text:c="5"/>@tstats: <text:s text:c="7"/>Tunnel statistics</text:span></text:p>
      <text:p text:style-name="Preformatted_20_Text"><text:a xlink:type="simple" xlink:href="http://lxr.free-electrons.com/source/include/linux/netdevice.h#L1403" office:name="L1403">1403</text:a> <text:s/><text:span text:style-name="T4">* <text:s text:c="5"/>@dstats: <text:s text:c="7"/>Dummy statistics</text:span></text:p>
      <text:p text:style-name="Preformatted_20_Text"><text:a xlink:type="simple" xlink:href="http://lxr.free-electrons.com/source/include/linux/netdevice.h#L1404" office:name="L1404">1404</text:a> <text:s/><text:span text:style-name="T4">* <text:s text:c="5"/>@vstats: <text:s text:c="7"/>Virtual ethernet statistics</text:span></text:p>
      <text:p text:style-name="Preformatted_20_Text"><text:a xlink:type="simple" xlink:href="http://lxr.free-electrons.com/source/include/linux/netdevice.h#L1405" office:name="L1405">1405</text:a> <text:s/><text:span text:style-name="T4">*</text:span></text:p>
      <text:p text:style-name="Preformatted_20_Text"><text:a xlink:type="simple" xlink:href="http://lxr.free-electrons.com/source/include/linux/netdevice.h#L1406" office:name="L1406">1406</text:a> <text:s/><text:span text:style-name="T4">* <text:s text:c="5"/>@garp_port: <text:s text:c="4"/>GARP</text:span></text:p>
      <text:p text:style-name="Preformatted_20_Text"><text:a xlink:type="simple" xlink:href="http://lxr.free-electrons.com/source/include/linux/netdevice.h#L1407" office:name="L1407">1407</text:a> <text:s/><text:span text:style-name="T4">* <text:s text:c="5"/>@mrp_port: <text:s text:c="5"/>MRP</text:span></text:p>
      <text:p text:style-name="Preformatted_20_Text"><text:a xlink:type="simple" xlink:href="http://lxr.free-electrons.com/source/include/linux/netdevice.h#L1408" office:name="L1408">1408</text:a> <text:s/><text:span text:style-name="T4">*</text:span></text:p>
      <text:p text:style-name="Preformatted_20_Text"><text:a xlink:type="simple" xlink:href="http://lxr.free-electrons.com/source/include/linux/netdevice.h#L1409" office:name="L1409">1409</text:a> <text:s/><text:span text:style-name="T4">* <text:s text:c="5"/>@dev: <text:s text:c="10"/>Class/net/name entry</text:span></text:p>
      <text:p text:style-name="Preformatted_20_Text"><text:a xlink:type="simple" xlink:href="http://lxr.free-electrons.com/source/include/linux/netdevice.h#L1410" office:name="L1410">1410</text:a> <text:s/><text:span text:style-name="T4">* <text:s text:c="5"/>@sysfs_groups: <text:s/>Space for optional device, statistics and wireless</text:span></text:p>
      <text:p text:style-name="Preformatted_20_Text"><text:a xlink:type="simple" xlink:href="http://lxr.free-electrons.com/source/include/linux/netdevice.h#L1411" office:name="L1411">1411</text:a> <text:s/><text:span text:style-name="T4">* <text:s text:c="21"/>sysfs groups</text:span></text:p>
      <text:p text:style-name="Preformatted_20_Text"><text:a xlink:type="simple" xlink:href="http://lxr.free-electrons.com/source/include/linux/netdevice.h#L1412" office:name="L1412">1412</text:a> <text:s/><text:span text:style-name="T4">*</text:span></text:p>
      <text:p text:style-name="Preformatted_20_Text"><text:a xlink:type="simple" xlink:href="http://lxr.free-electrons.com/source/include/linux/netdevice.h#L1413" office:name="L1413">1413</text:a> <text:s/><text:span text:style-name="T4">* <text:s text:c="5"/>@sysfs_rx_queue_group: <text:s/>Space for optional per-rx queue attributes</text:span></text:p>
      <text:p text:style-name="Preformatted_20_Text"><text:a xlink:type="simple" xlink:href="http://lxr.free-electrons.com/source/include/linux/netdevice.h#L1414" office:name="L1414">1414</text:a> <text:s/><text:span text:style-name="T4">* <text:s text:c="5"/>@rtnl_link_ops: Rtnl_link_ops</text:span></text:p>
      <text:p text:style-name="Preformatted_20_Text"><text:a xlink:type="simple" xlink:href="http://lxr.free-electrons.com/source/include/linux/netdevice.h#L1415" office:name="L1415">1415</text:a> <text:s/><text:span text:style-name="T4">*</text:span></text:p>
      <text:p text:style-name="Preformatted_20_Text"><text:a xlink:type="simple" xlink:href="http://lxr.free-electrons.com/source/include/linux/netdevice.h#L1416" office:name="L1416">1416</text:a> <text:s/><text:span text:style-name="T4">* <text:s text:c="5"/>@gso_max_size: <text:s/>Maximum size of generic segmentation offload</text:span></text:p>
      <text:p text:style-name="Preformatted_20_Text"><text:a xlink:type="simple" xlink:href="http://lxr.free-electrons.com/source/include/linux/netdevice.h#L1417" office:name="L1417">1417</text:a> <text:s/><text:span text:style-name="T4">* <text:s text:c="5"/>@gso_max_segs: <text:s/>Maximum number of segments that can be passed to the</text:span></text:p>
      <text:p text:style-name="Preformatted_20_Text"><text:a xlink:type="simple" xlink:href="http://lxr.free-electrons.com/source/include/linux/netdevice.h#L1418" office:name="L1418">1418</text:a> <text:s/><text:span text:style-name="T4">* <text:s text:c="21"/>NIC for GSO</text:span></text:p>
      <text:p text:style-name="Preformatted_20_Text"><text:a xlink:type="simple" xlink:href="http://lxr.free-electrons.com/source/include/linux/netdevice.h#L1419" office:name="L1419">1419</text:a> <text:s/><text:span text:style-name="T4">*</text:span></text:p>
      <text:p text:style-name="Preformatted_20_Text"><text:a xlink:type="simple" xlink:href="http://lxr.free-electrons.com/source/include/linux/netdevice.h#L1420" office:name="L1420">1420</text:a> <text:s/><text:span text:style-name="T4">* <text:s text:c="5"/>@dcbnl_ops: <text:s text:c="4"/>Data Center Bridging netlink ops</text:span></text:p>
      <text:p text:style-name="Preformatted_20_Text"><text:a xlink:type="simple" xlink:href="http://lxr.free-electrons.com/source/include/linux/netdevice.h#L1421" office:name="L1421">1421</text:a> <text:s/><text:span text:style-name="T4">* <text:s text:c="5"/>@num_tc: <text:s text:c="7"/>Number of traffic classes in the net device</text:span></text:p>
      <text:p text:style-name="Preformatted_20_Text"><text:a xlink:type="simple" xlink:href="http://lxr.free-electrons.com/source/include/linux/netdevice.h#L1422" office:name="L1422">1422</text:a> <text:s/><text:span text:style-name="T4">* <text:s text:c="5"/>@tc_to_txq: <text:s text:c="4"/>XXX: need comments on this one</text:span></text:p>
      <text:p text:style-name="Preformatted_20_Text"><text:a xlink:type="simple" xlink:href="http://lxr.free-electrons.com/source/include/linux/netdevice.h#L1423" office:name="L1423">1423</text:a> <text:s/><text:span text:style-name="T4">* <text:s text:c="5"/>@prio_tc_map <text:s text:c="3"/>XXX: need comments on this one</text:span></text:p>
      <text:p text:style-name="Preformatted_20_Text"><text:soft-page-break/><text:a xlink:type="simple" xlink:href="http://lxr.free-electrons.com/source/include/linux/netdevice.h#L1424" office:name="L1424">1424</text:a> <text:s/><text:span text:style-name="T4">*</text:span></text:p>
      <text:p text:style-name="Preformatted_20_Text"><text:a xlink:type="simple" xlink:href="http://lxr.free-electrons.com/source/include/linux/netdevice.h#L1425" office:name="L1425">1425</text:a> <text:s/><text:span text:style-name="T4">* <text:s text:c="5"/>@fcoe_ddp_xid: <text:s/>Max exchange id for FCoE LRO by ddp</text:span></text:p>
      <text:p text:style-name="Preformatted_20_Text"><text:a xlink:type="simple" xlink:href="http://lxr.free-electrons.com/source/include/linux/netdevice.h#L1426" office:name="L1426">1426</text:a> <text:s/><text:span text:style-name="T4">*</text:span></text:p>
      <text:p text:style-name="Preformatted_20_Text"><text:a xlink:type="simple" xlink:href="http://lxr.free-electrons.com/source/include/linux/netdevice.h#L1427" office:name="L1427">1427</text:a> <text:s/><text:span text:style-name="T4">* <text:s text:c="5"/>@priomap: <text:s text:c="6"/>XXX: need comments on this one</text:span></text:p>
      <text:p text:style-name="Preformatted_20_Text"><text:a xlink:type="simple" xlink:href="http://lxr.free-electrons.com/source/include/linux/netdevice.h#L1428" office:name="L1428">1428</text:a> <text:s/><text:span text:style-name="T4">* <text:s text:c="5"/>@phydev: <text:s text:c="7"/>Physical device may attach itself</text:span></text:p>
      <text:p text:style-name="Preformatted_20_Text"><text:a xlink:type="simple" xlink:href="http://lxr.free-electrons.com/source/include/linux/netdevice.h#L1429" office:name="L1429">1429</text:a> <text:s/><text:span text:style-name="T4">* <text:s text:c="21"/>for hardware timestamping</text:span></text:p>
      <text:p text:style-name="Preformatted_20_Text"><text:a xlink:type="simple" xlink:href="http://lxr.free-electrons.com/source/include/linux/netdevice.h#L1430" office:name="L1430">1430</text:a> <text:s/><text:span text:style-name="T4">*</text:span></text:p>
      <text:p text:style-name="Preformatted_20_Text"><text:a xlink:type="simple" xlink:href="http://lxr.free-electrons.com/source/include/linux/netdevice.h#L1431" office:name="L1431">1431</text:a> <text:s/><text:span text:style-name="T4">* <text:s text:c="5"/>@qdisc_tx_busylock: <text:s text:c="4"/>XXX: need comments on this one</text:span></text:p>
      <text:p text:style-name="Preformatted_20_Text"><text:a xlink:type="simple" xlink:href="http://lxr.free-electrons.com/source/include/linux/netdevice.h#L1432" office:name="L1432">1432</text:a> <text:s/><text:span text:style-name="T4">*</text:span></text:p>
      <text:p text:style-name="Preformatted_20_Text"><text:a xlink:type="simple" xlink:href="http://lxr.free-electrons.com/source/include/linux/netdevice.h#L1433" office:name="L1433">1433</text:a> <text:s/><text:span text:style-name="T4">* <text:s text:c="5"/>@group: <text:s text:c="8"/>The group, that the device belongs to</text:span></text:p>
      <text:p text:style-name="Preformatted_20_Text"><text:a xlink:type="simple" xlink:href="http://lxr.free-electrons.com/source/include/linux/netdevice.h#L1434" office:name="L1434">1434</text:a> <text:s/><text:span text:style-name="T4">* <text:s text:c="5"/>@pm_qos_req: <text:s text:c="3"/>Power Management QoS object</text:span></text:p>
      <text:p text:style-name="Preformatted_20_Text"><text:a xlink:type="simple" xlink:href="http://lxr.free-electrons.com/source/include/linux/netdevice.h#L1435" office:name="L1435">1435</text:a> <text:s/><text:span text:style-name="T4">*</text:span></text:p>
      <text:p text:style-name="Preformatted_20_Text"><text:a xlink:type="simple" xlink:href="http://lxr.free-electrons.com/source/include/linux/netdevice.h#L1436" office:name="L1436">1436</text:a> <text:s/><text:span text:style-name="T4">* <text:s text:c="5"/>FIXME: cleanup struct net_device such that network protocol info</text:span></text:p>
      <text:p text:style-name="Preformatted_20_Text"><text:a xlink:type="simple" xlink:href="http://lxr.free-electrons.com/source/include/linux/netdevice.h#L1437" office:name="L1437">1437</text:a> <text:s/><text:span text:style-name="T4">* <text:s text:c="5"/>moves out.</text:span></text:p>
      <text:p text:style-name="Preformatted_20_Text"><text:a xlink:type="simple" xlink:href="http://lxr.free-electrons.com/source/include/linux/netdevice.h#L1438" office:name="L1438">1438</text:a> <text:s/><text:span text:style-name="T4">*/</text:span></text:p>
      <text:p text:style-name="Preformatted_20_Text"><text:a xlink:type="simple" xlink:href="http://lxr.free-electrons.com/source/include/linux/netdevice.h#L1439" office:name="L1439">1439</text:a> </text:p>
      <text:p text:style-name="Preformatted_20_Text"><text:a xlink:type="simple" xlink:href="http://lxr.free-electrons.com/source/include/linux/netdevice.h#L1440" office:name="L1440">1440</text:a> struct <text:a xlink:type="simple" xlink:href="http://lxr.free-electrons.com/ident?i=net_device"><text:span text:style-name="T5">net_device</text:span></text:a> {</text:p>
      <text:p text:style-name="Preformatted_20_Text"><text:a xlink:type="simple" xlink:href="http://lxr.free-electrons.com/source/include/linux/netdevice.h#L1441" office:name="L1441">1441</text:a> <text:s text:c="8"/>char <text:s text:c="19"/><text:a xlink:type="simple" xlink:href="http://lxr.free-electrons.com/ident?i=name">name</text:a>[<text:a xlink:type="simple" xlink:href="http://lxr.free-electrons.com/ident?i=IFNAMSIZ">IFNAMSIZ</text:a>];</text:p>
      <text:p text:style-name="Preformatted_20_Text"><text:a xlink:type="simple" xlink:href="http://lxr.free-electrons.com/source/include/linux/netdevice.h#L1442" office:name="L1442">1442</text:a> <text:s text:c="8"/>struct <text:a xlink:type="simple" xlink:href="http://lxr.free-electrons.com/ident?i=hlist_node">hlist_node</text:a> <text:s text:c="6"/>name_hlist;</text:p>
      <text:p text:style-name="Preformatted_20_Text"><text:a xlink:type="simple" xlink:href="http://lxr.free-electrons.com/source/include/linux/netdevice.h#L1443" office:name="L1443">1443</text:a> <text:s text:c="8"/>char <text:s text:c="19"/>*ifalias;</text:p>
      <text:p text:style-name="Preformatted_20_Text"><text:a xlink:type="simple" xlink:href="http://lxr.free-electrons.com/source/include/linux/netdevice.h#L1444" office:name="L1444">1444</text:a> <text:s text:c="8"/><text:span text:style-name="T4">/*</text:span></text:p>
      <text:p text:style-name="Preformatted_20_Text"><text:a xlink:type="simple" xlink:href="http://lxr.free-electrons.com/source/include/linux/netdevice.h#L1445" office:name="L1445">1445</text:a> <text:s text:c="9"/><text:span text:style-name="T4">* <text:s text:c="5"/>I/O specific fields</text:span></text:p>
      <text:p text:style-name="Preformatted_20_Text"><text:a xlink:type="simple" xlink:href="http://lxr.free-electrons.com/source/include/linux/netdevice.h#L1446" office:name="L1446">1446</text:a> <text:s text:c="9"/><text:span text:style-name="T4">* <text:s text:c="5"/>FIXME: Merge these and struct ifmap into one</text:span></text:p>
      <text:p text:style-name="Preformatted_20_Text"><text:a xlink:type="simple" xlink:href="http://lxr.free-electrons.com/source/include/linux/netdevice.h#L1447" office:name="L1447">1447</text:a> <text:s text:c="9"/><text:span text:style-name="T4">*/</text:span></text:p>
      <text:p text:style-name="Preformatted_20_Text"><text:a xlink:type="simple" xlink:href="http://lxr.free-electrons.com/source/include/linux/netdevice.h#L1448" office:name="L1448">1448</text:a> <text:s text:c="8"/>unsigned long <text:s text:c="10"/><text:a xlink:type="simple" xlink:href="http://lxr.free-electrons.com/ident?i=mem_end">mem_end</text:a>;</text:p>
      <text:p text:style-name="Preformatted_20_Text"><text:a xlink:type="simple" xlink:href="http://lxr.free-electrons.com/source/include/linux/netdevice.h#L1449" office:name="L1449">1449</text:a> <text:s text:c="8"/>unsigned long <text:s text:c="10"/>mem_start;</text:p>
      <text:p text:style-name="Preformatted_20_Text"><text:a xlink:type="simple" xlink:href="http://lxr.free-electrons.com/source/include/linux/netdevice.h#L1450" office:name="L1450">1450</text:a> <text:s text:c="8"/>unsigned long <text:s text:c="10"/><text:a xlink:type="simple" xlink:href="http://lxr.free-electrons.com/ident?i=base_addr">base_addr</text:a>;</text:p>
      <text:p text:style-name="Preformatted_20_Text"><text:a xlink:type="simple" xlink:href="http://lxr.free-electrons.com/source/include/linux/netdevice.h#L1451" office:name="L1451">1451</text:a> <text:s text:c="8"/>int <text:s text:c="20"/><text:a xlink:type="simple" xlink:href="http://lxr.free-electrons.com/ident?i=irq">irq</text:a>;</text:p>
      <text:p text:style-name="Preformatted_20_Text"><text:a xlink:type="simple" xlink:href="http://lxr.free-electrons.com/source/include/linux/netdevice.h#L1452" office:name="L1452">1452</text:a> </text:p>
      <text:p text:style-name="Preformatted_20_Text"><text:a xlink:type="simple" xlink:href="http://lxr.free-electrons.com/source/include/linux/netdevice.h#L1453" office:name="L1453">1453</text:a> <text:s text:c="8"/><text:span text:style-name="T4">/*</text:span></text:p>
      <text:p text:style-name="Preformatted_20_Text"><text:a xlink:type="simple" xlink:href="http://lxr.free-electrons.com/source/include/linux/netdevice.h#L1454" office:name="L1454">1454</text:a> <text:s text:c="9"/><text:span text:style-name="T4">* <text:s text:c="5"/>Some hardware also needs these fields (state,dev_list,</text:span></text:p>
      <text:p text:style-name="Preformatted_20_Text"><text:a xlink:type="simple" xlink:href="http://lxr.free-electrons.com/source/include/linux/netdevice.h#L1455" office:name="L1455">1455</text:a> <text:s text:c="9"/><text:span text:style-name="T4">* <text:s text:c="5"/>napi_list,unreg_list,close_list) but they are not</text:span></text:p>
      <text:p text:style-name="Preformatted_20_Text"><text:a xlink:type="simple" xlink:href="http://lxr.free-electrons.com/source/include/linux/netdevice.h#L1456" office:name="L1456">1456</text:a> <text:s text:c="9"/><text:span text:style-name="T4">* <text:s text:c="5"/>part of the usual set specified in Space.c.</text:span></text:p>
      <text:p text:style-name="Preformatted_20_Text"><text:a xlink:type="simple" xlink:href="http://lxr.free-electrons.com/source/include/linux/netdevice.h#L1457" office:name="L1457">1457</text:a> <text:s text:c="9"/><text:span text:style-name="T4">*/</text:span></text:p>
      <text:p text:style-name="Preformatted_20_Text"><text:a xlink:type="simple" xlink:href="http://lxr.free-electrons.com/source/include/linux/netdevice.h#L1458" office:name="L1458">1458</text:a> </text:p>
      <text:p text:style-name="Preformatted_20_Text"><text:a xlink:type="simple" xlink:href="http://lxr.free-electrons.com/source/include/linux/netdevice.h#L1459" office:name="L1459">1459</text:a> <text:s text:c="8"/>unsigned long <text:s text:c="10"/><text:a xlink:type="simple" xlink:href="http://lxr.free-electrons.com/ident?i=state">state</text:a>;</text:p>
      <text:p text:style-name="Preformatted_20_Text"><text:a xlink:type="simple" xlink:href="http://lxr.free-electrons.com/source/include/linux/netdevice.h#L1460" office:name="L1460">1460</text:a> </text:p>
      <text:p text:style-name="Preformatted_20_Text"><text:a xlink:type="simple" xlink:href="http://lxr.free-electrons.com/source/include/linux/netdevice.h#L1461" office:name="L1461">1461</text:a> <text:s text:c="8"/>struct <text:a xlink:type="simple" xlink:href="http://lxr.free-electrons.com/ident?i=list_head">list_head</text:a> <text:s text:c="7"/><text:a xlink:type="simple" xlink:href="http://lxr.free-electrons.com/ident?i=dev_list">dev_list</text:a>;</text:p>
      <text:p text:style-name="Preformatted_20_Text"><text:a xlink:type="simple" xlink:href="http://lxr.free-electrons.com/source/include/linux/netdevice.h#L1462" office:name="L1462">1462</text:a> <text:s text:c="8"/>struct <text:a xlink:type="simple" xlink:href="http://lxr.free-electrons.com/ident?i=list_head">list_head</text:a> <text:s text:c="7"/>napi_list;</text:p>
      <text:p text:style-name="Preformatted_20_Text"><text:a xlink:type="simple" xlink:href="http://lxr.free-electrons.com/source/include/linux/netdevice.h#L1463" office:name="L1463">1463</text:a> <text:s text:c="8"/>struct <text:a xlink:type="simple" xlink:href="http://lxr.free-electrons.com/ident?i=list_head">list_head</text:a> <text:s text:c="7"/>unreg_list;</text:p>
      <text:p text:style-name="Preformatted_20_Text"><text:a xlink:type="simple" xlink:href="http://lxr.free-electrons.com/source/include/linux/netdevice.h#L1464" office:name="L1464">1464</text:a> <text:s text:c="8"/>struct <text:a xlink:type="simple" xlink:href="http://lxr.free-electrons.com/ident?i=list_head">list_head</text:a> <text:s text:c="7"/>close_list;</text:p>
      <text:p text:style-name="Preformatted_20_Text"><text:a xlink:type="simple" xlink:href="http://lxr.free-electrons.com/source/include/linux/netdevice.h#L1465" office:name="L1465">1465</text:a> </text:p>
      <text:p text:style-name="Preformatted_20_Text"><text:a xlink:type="simple" xlink:href="http://lxr.free-electrons.com/source/include/linux/netdevice.h#L1466" office:name="L1466">1466</text:a> <text:s text:c="8"/>struct {</text:p>
      <text:p text:style-name="Preformatted_20_Text"><text:a xlink:type="simple" xlink:href="http://lxr.free-electrons.com/source/include/linux/netdevice.h#L1467" office:name="L1467">1467</text:a> <text:s text:c="16"/>struct <text:a xlink:type="simple" xlink:href="http://lxr.free-electrons.com/ident?i=list_head">list_head</text:a> <text:a xlink:type="simple" xlink:href="http://lxr.free-electrons.com/ident?i=upper">upper</text:a>;</text:p>
      <text:p text:style-name="Preformatted_20_Text"><text:a xlink:type="simple" xlink:href="http://lxr.free-electrons.com/source/include/linux/netdevice.h#L1468" office:name="L1468">1468</text:a> <text:s text:c="16"/>struct <text:a xlink:type="simple" xlink:href="http://lxr.free-electrons.com/ident?i=list_head">list_head</text:a> <text:a xlink:type="simple" xlink:href="http://lxr.free-electrons.com/ident?i=lower">lower</text:a>;</text:p>
      <text:p text:style-name="Preformatted_20_Text"><text:a xlink:type="simple" xlink:href="http://lxr.free-electrons.com/source/include/linux/netdevice.h#L1469" office:name="L1469">1469</text:a> <text:s text:c="8"/>} adj_list;</text:p>
      <text:p text:style-name="Preformatted_20_Text"><text:a xlink:type="simple" xlink:href="http://lxr.free-electrons.com/source/include/linux/netdevice.h#L1470" office:name="L1470">1470</text:a> </text:p>
      <text:p text:style-name="Preformatted_20_Text"><text:a xlink:type="simple" xlink:href="http://lxr.free-electrons.com/source/include/linux/netdevice.h#L1471" office:name="L1471">1471</text:a> <text:s text:c="8"/>struct {</text:p>
      <text:p text:style-name="Preformatted_20_Text"><text:a xlink:type="simple" xlink:href="http://lxr.free-electrons.com/source/include/linux/netdevice.h#L1472" office:name="L1472">1472</text:a> <text:s text:c="16"/>struct <text:a xlink:type="simple" xlink:href="http://lxr.free-electrons.com/ident?i=list_head">list_head</text:a> <text:a xlink:type="simple" xlink:href="http://lxr.free-electrons.com/ident?i=upper">upper</text:a>;</text:p>
      <text:p text:style-name="Preformatted_20_Text"><text:a xlink:type="simple" xlink:href="http://lxr.free-electrons.com/source/include/linux/netdevice.h#L1473" office:name="L1473">1473</text:a> <text:s text:c="16"/>struct <text:a xlink:type="simple" xlink:href="http://lxr.free-electrons.com/ident?i=list_head">list_head</text:a> <text:a xlink:type="simple" xlink:href="http://lxr.free-electrons.com/ident?i=lower">lower</text:a>;</text:p>
      <text:p text:style-name="Preformatted_20_Text"><text:a xlink:type="simple" xlink:href="http://lxr.free-electrons.com/source/include/linux/netdevice.h#L1474" office:name="L1474">1474</text:a> <text:s text:c="8"/>} all_adj_list;</text:p>
      <text:p text:style-name="Preformatted_20_Text"><text:a xlink:type="simple" xlink:href="http://lxr.free-electrons.com/source/include/linux/netdevice.h#L1475" office:name="L1475">1475</text:a> </text:p>
      <text:p text:style-name="Preformatted_20_Text"><text:a xlink:type="simple" xlink:href="http://lxr.free-electrons.com/source/include/linux/netdevice.h#L1476" office:name="L1476">1476</text:a> <text:s text:c="8"/><text:a xlink:type="simple" xlink:href="http://lxr.free-electrons.com/ident?i=netdev_features_t">netdev_features_t</text:a> <text:s text:c="6"/><text:a xlink:type="simple" xlink:href="http://lxr.free-electrons.com/ident?i=features">features</text:a>;</text:p>
      <text:p text:style-name="Preformatted_20_Text"><text:a xlink:type="simple" xlink:href="http://lxr.free-electrons.com/source/include/linux/netdevice.h#L1477" office:name="L1477">1477</text:a> <text:s text:c="8"/><text:a xlink:type="simple" xlink:href="http://lxr.free-electrons.com/ident?i=netdev_features_t">netdev_features_t</text:a> <text:s text:c="6"/>hw_features;</text:p>
      <text:p text:style-name="Preformatted_20_Text"><text:a xlink:type="simple" xlink:href="http://lxr.free-electrons.com/source/include/linux/netdevice.h#L1478" office:name="L1478">1478</text:a> <text:s text:c="8"/><text:a xlink:type="simple" xlink:href="http://lxr.free-electrons.com/ident?i=netdev_features_t">netdev_features_t</text:a> <text:s text:c="6"/>wanted_features;</text:p>
      <text:p text:style-name="Preformatted_20_Text"><text:a xlink:type="simple" xlink:href="http://lxr.free-electrons.com/source/include/linux/netdevice.h#L1479" office:name="L1479">1479</text:a> <text:s text:c="8"/><text:a xlink:type="simple" xlink:href="http://lxr.free-electrons.com/ident?i=netdev_features_t">netdev_features_t</text:a> <text:s text:c="6"/>vlan_features;</text:p>
      <text:p text:style-name="Preformatted_20_Text"><text:a xlink:type="simple" xlink:href="http://lxr.free-electrons.com/source/include/linux/netdevice.h#L1480" office:name="L1480">1480</text:a> <text:s text:c="8"/><text:a xlink:type="simple" xlink:href="http://lxr.free-electrons.com/ident?i=netdev_features_t">netdev_features_t</text:a> <text:s text:c="6"/>hw_enc_features;</text:p>
      <text:p text:style-name="Preformatted_20_Text"><text:a xlink:type="simple" xlink:href="http://lxr.free-electrons.com/source/include/linux/netdevice.h#L1481" office:name="L1481">1481</text:a> <text:s text:c="8"/><text:a xlink:type="simple" xlink:href="http://lxr.free-electrons.com/ident?i=netdev_features_t">netdev_features_t</text:a> <text:s text:c="6"/>mpls_features;</text:p>
      <text:p text:style-name="Preformatted_20_Text"><text:a xlink:type="simple" xlink:href="http://lxr.free-electrons.com/source/include/linux/netdevice.h#L1482" office:name="L1482">1482</text:a> </text:p>
      <text:p text:style-name="Preformatted_20_Text"><text:soft-page-break/><text:a xlink:type="simple" xlink:href="http://lxr.free-electrons.com/source/include/linux/netdevice.h#L1483" office:name="L1483">1483</text:a> <text:s text:c="8"/>int <text:s text:c="20"/>ifindex;</text:p>
      <text:p text:style-name="Preformatted_20_Text"><text:a xlink:type="simple" xlink:href="http://lxr.free-electrons.com/source/include/linux/netdevice.h#L1484" office:name="L1484">1484</text:a> <text:s text:c="8"/>int <text:s text:c="20"/>iflink;</text:p>
      <text:p text:style-name="Preformatted_20_Text"><text:a xlink:type="simple" xlink:href="http://lxr.free-electrons.com/source/include/linux/netdevice.h#L1485" office:name="L1485">1485</text:a> </text:p>
      <text:p text:style-name="Preformatted_20_Text"><text:a xlink:type="simple" xlink:href="http://lxr.free-electrons.com/source/include/linux/netdevice.h#L1486" office:name="L1486">1486</text:a> <text:s text:c="8"/>struct <text:a xlink:type="simple" xlink:href="http://lxr.free-electrons.com/ident?i=net_device_stats">net_device_stats</text:a> <text:a xlink:type="simple" xlink:href="http://lxr.free-electrons.com/ident?i=stats">stats</text:a>;</text:p>
      <text:p text:style-name="Preformatted_20_Text"><text:a xlink:type="simple" xlink:href="http://lxr.free-electrons.com/source/include/linux/netdevice.h#L1487" office:name="L1487">1487</text:a> </text:p>
      <text:p text:style-name="Preformatted_20_Text"><text:a xlink:type="simple" xlink:href="http://lxr.free-electrons.com/source/include/linux/netdevice.h#L1488" office:name="L1488">1488</text:a> <text:s text:c="8"/><text:a xlink:type="simple" xlink:href="http://lxr.free-electrons.com/ident?i=atomic_long_t">atomic_long_t</text:a> <text:s text:c="10"/>rx_dropped;</text:p>
      <text:p text:style-name="Preformatted_20_Text"><text:a xlink:type="simple" xlink:href="http://lxr.free-electrons.com/source/include/linux/netdevice.h#L1489" office:name="L1489">1489</text:a> <text:s text:c="8"/><text:a xlink:type="simple" xlink:href="http://lxr.free-electrons.com/ident?i=atomic_long_t">atomic_long_t</text:a> <text:s text:c="10"/>tx_dropped;</text:p>
      <text:p text:style-name="Preformatted_20_Text"><text:a xlink:type="simple" xlink:href="http://lxr.free-electrons.com/source/include/linux/netdevice.h#L1490" office:name="L1490">1490</text:a> </text:p>
      <text:p text:style-name="Preformatted_20_Text"><text:a xlink:type="simple" xlink:href="http://lxr.free-electrons.com/source/include/linux/netdevice.h#L1491" office:name="L1491">1491</text:a> <text:s text:c="8"/><text:a xlink:type="simple" xlink:href="http://lxr.free-electrons.com/ident?i=atomic_t">atomic_t</text:a> <text:s text:c="15"/>carrier_changes;</text:p>
      <text:p text:style-name="Preformatted_20_Text"><text:a xlink:type="simple" xlink:href="http://lxr.free-electrons.com/source/include/linux/netdevice.h#L1492" office:name="L1492">1492</text:a> </text:p>
      <text:p text:style-name="Preformatted_20_Text"><text:a xlink:type="simple" xlink:href="http://lxr.free-electrons.com/source/include/linux/netdevice.h#L1493" office:name="L1493">1493</text:a> #ifdef CONFIG_WIRELESS_EXT</text:p>
      <text:p text:style-name="Preformatted_20_Text"><text:a xlink:type="simple" xlink:href="http://lxr.free-electrons.com/source/include/linux/netdevice.h#L1494" office:name="L1494">1494</text:a> <text:s text:c="8"/>const struct <text:a xlink:type="simple" xlink:href="http://lxr.free-electrons.com/ident?i=iw_handler_def">iw_handler_def</text:a> * <text:s text:c="2"/>wireless_handlers;</text:p>
      <text:p text:style-name="Preformatted_20_Text"><text:a xlink:type="simple" xlink:href="http://lxr.free-electrons.com/source/include/linux/netdevice.h#L1495" office:name="L1495">1495</text:a> <text:s text:c="8"/>struct <text:a xlink:type="simple" xlink:href="http://lxr.free-electrons.com/ident?i=iw_public_data">iw_public_data</text:a> * wireless_data;</text:p>
      <text:p text:style-name="Preformatted_20_Text"><text:a xlink:type="simple" xlink:href="http://lxr.free-electrons.com/source/include/linux/netdevice.h#L1496" office:name="L1496">1496</text:a> #endif</text:p>
      <text:p text:style-name="Preformatted_20_Text"><text:a xlink:type="simple" xlink:href="http://lxr.free-electrons.com/source/include/linux/netdevice.h#L1497" office:name="L1497">1497</text:a> <text:s text:c="8"/>const struct <text:a xlink:type="simple" xlink:href="http://lxr.free-electrons.com/ident?i=net_device_ops">net_device_ops</text:a> *<text:a xlink:type="simple" xlink:href="http://lxr.free-electrons.com/ident?i=netdev_ops">netdev_ops</text:a>;</text:p>
      <text:p text:style-name="Preformatted_20_Text"><text:a xlink:type="simple" xlink:href="http://lxr.free-electrons.com/source/include/linux/netdevice.h#L1498" office:name="L1498">1498</text:a> <text:s text:c="8"/>const struct <text:a xlink:type="simple" xlink:href="http://lxr.free-electrons.com/ident?i=ethtool_ops">ethtool_ops</text:a> *<text:a xlink:type="simple" xlink:href="http://lxr.free-electrons.com/ident?i=ethtool_ops">ethtool_ops</text:a>;</text:p>
      <text:p text:style-name="Preformatted_20_Text"><text:a xlink:type="simple" xlink:href="http://lxr.free-electrons.com/source/include/linux/netdevice.h#L1499" office:name="L1499">1499</text:a> <text:s text:c="8"/>const struct forwarding_accel_ops *fwd_ops;</text:p>
      <text:p text:style-name="Preformatted_20_Text"><text:a xlink:type="simple" xlink:href="http://lxr.free-electrons.com/source/include/linux/netdevice.h#L1500" office:name="L1500">1500</text:a> </text:p>
      <text:p text:style-name="Preformatted_20_Text"><text:a xlink:type="simple" xlink:href="http://lxr.free-electrons.com/source/include/linux/netdevice.h#L1501" office:name="L1501">1501</text:a> <text:s text:c="8"/>const struct <text:a xlink:type="simple" xlink:href="http://lxr.free-electrons.com/ident?i=header_ops">header_ops</text:a> *<text:a xlink:type="simple" xlink:href="http://lxr.free-electrons.com/ident?i=header_ops">header_ops</text:a>;</text:p>
      <text:p text:style-name="Preformatted_20_Text"><text:a xlink:type="simple" xlink:href="http://lxr.free-electrons.com/source/include/linux/netdevice.h#L1502" office:name="L1502">1502</text:a> </text:p>
      <text:p text:style-name="Preformatted_20_Text"><text:a xlink:type="simple" xlink:href="http://lxr.free-electrons.com/source/include/linux/netdevice.h#L1503" office:name="L1503">1503</text:a> <text:s text:c="8"/>unsigned int <text:s text:c="11"/><text:a xlink:type="simple" xlink:href="http://lxr.free-electrons.com/ident?i=flags">flags</text:a>;</text:p>
      <text:p text:style-name="Preformatted_20_Text"><text:a xlink:type="simple" xlink:href="http://lxr.free-electrons.com/source/include/linux/netdevice.h#L1504" office:name="L1504">1504</text:a> <text:s text:c="8"/>unsigned int <text:s text:c="11"/>priv_flags;</text:p>
      <text:p text:style-name="Preformatted_20_Text"><text:a xlink:type="simple" xlink:href="http://lxr.free-electrons.com/source/include/linux/netdevice.h#L1505" office:name="L1505">1505</text:a> </text:p>
      <text:p text:style-name="Preformatted_20_Text"><text:a xlink:type="simple" xlink:href="http://lxr.free-electrons.com/source/include/linux/netdevice.h#L1506" office:name="L1506">1506</text:a> <text:s text:c="8"/>unsigned short <text:s text:c="9"/>gflags;</text:p>
      <text:p text:style-name="Preformatted_20_Text"><text:a xlink:type="simple" xlink:href="http://lxr.free-electrons.com/source/include/linux/netdevice.h#L1507" office:name="L1507">1507</text:a> <text:s text:c="8"/>unsigned short <text:s text:c="9"/><text:a xlink:type="simple" xlink:href="http://lxr.free-electrons.com/ident?i=padded">padded</text:a>;</text:p>
      <text:p text:style-name="Preformatted_20_Text"><text:a xlink:type="simple" xlink:href="http://lxr.free-electrons.com/source/include/linux/netdevice.h#L1508" office:name="L1508">1508</text:a> </text:p>
      <text:p text:style-name="Preformatted_20_Text"><text:a xlink:type="simple" xlink:href="http://lxr.free-electrons.com/source/include/linux/netdevice.h#L1509" office:name="L1509">1509</text:a> <text:s text:c="8"/>unsigned char <text:s text:c="10"/>operstate;</text:p>
      <text:p text:style-name="Preformatted_20_Text"><text:a xlink:type="simple" xlink:href="http://lxr.free-electrons.com/source/include/linux/netdevice.h#L1510" office:name="L1510">1510</text:a> <text:s text:c="8"/>unsigned char <text:s text:c="10"/><text:a xlink:type="simple" xlink:href="http://lxr.free-electrons.com/ident?i=link_mode">link_mode</text:a>;</text:p>
      <text:p text:style-name="Preformatted_20_Text"><text:a xlink:type="simple" xlink:href="http://lxr.free-electrons.com/source/include/linux/netdevice.h#L1511" office:name="L1511">1511</text:a> </text:p>
      <text:p text:style-name="Preformatted_20_Text"><text:a xlink:type="simple" xlink:href="http://lxr.free-electrons.com/source/include/linux/netdevice.h#L1512" office:name="L1512">1512</text:a> <text:s text:c="8"/>unsigned char <text:s text:c="10"/>if_port;</text:p>
      <text:p text:style-name="Preformatted_20_Text"><text:a xlink:type="simple" xlink:href="http://lxr.free-electrons.com/source/include/linux/netdevice.h#L1513" office:name="L1513">1513</text:a> <text:s text:c="8"/>unsigned char <text:s text:c="10"/><text:a xlink:type="simple" xlink:href="http://lxr.free-electrons.com/ident?i=dma">dma</text:a>;</text:p>
      <text:p text:style-name="Preformatted_20_Text"><text:a xlink:type="simple" xlink:href="http://lxr.free-electrons.com/source/include/linux/netdevice.h#L1514" office:name="L1514">1514</text:a> </text:p>
      <text:p text:style-name="Preformatted_20_Text"><text:a xlink:type="simple" xlink:href="http://lxr.free-electrons.com/source/include/linux/netdevice.h#L1515" office:name="L1515">1515</text:a> <text:s text:c="8"/>unsigned int <text:s text:c="11"/><text:a xlink:type="simple" xlink:href="http://lxr.free-electrons.com/ident?i=mtu">mtu</text:a>;</text:p>
      <text:p text:style-name="Preformatted_20_Text"><text:a xlink:type="simple" xlink:href="http://lxr.free-electrons.com/source/include/linux/netdevice.h#L1516" office:name="L1516">1516</text:a> <text:s text:c="8"/>unsigned short <text:s text:c="9"/><text:a xlink:type="simple" xlink:href="http://lxr.free-electrons.com/ident?i=type">type</text:a>;</text:p>
      <text:p text:style-name="Preformatted_20_Text"><text:a xlink:type="simple" xlink:href="http://lxr.free-electrons.com/source/include/linux/netdevice.h#L1517" office:name="L1517">1517</text:a> <text:s text:c="8"/>unsigned short <text:s text:c="9"/>hard_header_len;</text:p>
      <text:p text:style-name="Preformatted_20_Text"><text:a xlink:type="simple" xlink:href="http://lxr.free-electrons.com/source/include/linux/netdevice.h#L1518" office:name="L1518">1518</text:a> </text:p>
      <text:p text:style-name="Preformatted_20_Text"><text:a xlink:type="simple" xlink:href="http://lxr.free-electrons.com/source/include/linux/netdevice.h#L1519" office:name="L1519">1519</text:a> <text:s text:c="8"/>unsigned short <text:s text:c="9"/>needed_headroom;</text:p>
      <text:p text:style-name="Preformatted_20_Text"><text:a xlink:type="simple" xlink:href="http://lxr.free-electrons.com/source/include/linux/netdevice.h#L1520" office:name="L1520">1520</text:a> <text:s text:c="8"/>unsigned short <text:s text:c="9"/>needed_tailroom;</text:p>
      <text:p text:style-name="Preformatted_20_Text"><text:a xlink:type="simple" xlink:href="http://lxr.free-electrons.com/source/include/linux/netdevice.h#L1521" office:name="L1521">1521</text:a> </text:p>
      <text:p text:style-name="Preformatted_20_Text"><text:a xlink:type="simple" xlink:href="http://lxr.free-electrons.com/source/include/linux/netdevice.h#L1522" office:name="L1522">1522</text:a> <text:s text:c="8"/><text:span text:style-name="T4">/* Interface address info. */</text:span></text:p>
      <text:p text:style-name="Preformatted_20_Text"><text:a xlink:type="simple" xlink:href="http://lxr.free-electrons.com/source/include/linux/netdevice.h#L1523" office:name="L1523">1523</text:a> <text:s text:c="8"/>unsigned char <text:s text:c="10"/>perm_addr[<text:a xlink:type="simple" xlink:href="http://lxr.free-electrons.com/ident?i=MAX_ADDR_LEN">MAX_ADDR_LEN</text:a>];</text:p>
      <text:p text:style-name="Preformatted_20_Text"><text:a xlink:type="simple" xlink:href="http://lxr.free-electrons.com/source/include/linux/netdevice.h#L1524" office:name="L1524">1524</text:a> <text:s text:c="8"/>unsigned char <text:s text:c="10"/>addr_assign_type;</text:p>
      <text:p text:style-name="Preformatted_20_Text"><text:a xlink:type="simple" xlink:href="http://lxr.free-electrons.com/source/include/linux/netdevice.h#L1525" office:name="L1525">1525</text:a> <text:s text:c="8"/>unsigned char <text:s text:c="10"/>addr_len;</text:p>
      <text:p text:style-name="Preformatted_20_Text"><text:a xlink:type="simple" xlink:href="http://lxr.free-electrons.com/source/include/linux/netdevice.h#L1526" office:name="L1526">1526</text:a> <text:s text:c="8"/>unsigned short <text:s text:c="9"/>neigh_priv_len;</text:p>
      <text:p text:style-name="Preformatted_20_Text"><text:a xlink:type="simple" xlink:href="http://lxr.free-electrons.com/source/include/linux/netdevice.h#L1527" office:name="L1527">1527</text:a> <text:s text:c="8"/>unsigned short <text:s text:c="9"/><text:a xlink:type="simple" xlink:href="http://lxr.free-electrons.com/ident?i=dev_id">dev_id</text:a>;</text:p>
      <text:p text:style-name="Preformatted_20_Text"><text:a xlink:type="simple" xlink:href="http://lxr.free-electrons.com/source/include/linux/netdevice.h#L1528" office:name="L1528">1528</text:a> <text:s text:c="8"/>unsigned short <text:s text:c="9"/>dev_port;</text:p>
      <text:p text:style-name="Preformatted_20_Text"><text:a xlink:type="simple" xlink:href="http://lxr.free-electrons.com/source/include/linux/netdevice.h#L1529" office:name="L1529">1529</text:a> <text:s text:c="8"/><text:a xlink:type="simple" xlink:href="http://lxr.free-electrons.com/ident?i=spinlock_t">spinlock_t</text:a> <text:s text:c="13"/>addr_list_lock;</text:p>
      <text:p text:style-name="Preformatted_20_Text"><text:a xlink:type="simple" xlink:href="http://lxr.free-electrons.com/source/include/linux/netdevice.h#L1530" office:name="L1530">1530</text:a> <text:s text:c="8"/>struct <text:a xlink:type="simple" xlink:href="http://lxr.free-electrons.com/ident?i=netdev_hw_addr_list">netdev_hw_addr_list</text:a> <text:s text:c="5"/>uc;</text:p>
      <text:p text:style-name="Preformatted_20_Text"><text:a xlink:type="simple" xlink:href="http://lxr.free-electrons.com/source/include/linux/netdevice.h#L1531" office:name="L1531">1531</text:a> <text:s text:c="8"/>struct <text:a xlink:type="simple" xlink:href="http://lxr.free-electrons.com/ident?i=netdev_hw_addr_list">netdev_hw_addr_list</text:a> <text:s text:c="5"/><text:a xlink:type="simple" xlink:href="http://lxr.free-electrons.com/ident?i=mc">mc</text:a>;</text:p>
      <text:p text:style-name="Preformatted_20_Text"><text:a xlink:type="simple" xlink:href="http://lxr.free-electrons.com/source/include/linux/netdevice.h#L1532" office:name="L1532">1532</text:a> <text:s text:c="8"/>struct <text:a xlink:type="simple" xlink:href="http://lxr.free-electrons.com/ident?i=netdev_hw_addr_list">netdev_hw_addr_list</text:a> <text:s text:c="5"/>dev_addrs;</text:p>
      <text:p text:style-name="Preformatted_20_Text"><text:a xlink:type="simple" xlink:href="http://lxr.free-electrons.com/source/include/linux/netdevice.h#L1533" office:name="L1533">1533</text:a> </text:p>
      <text:p text:style-name="Preformatted_20_Text"><text:a xlink:type="simple" xlink:href="http://lxr.free-electrons.com/source/include/linux/netdevice.h#L1534" office:name="L1534">1534</text:a> #ifdef CONFIG_SYSFS</text:p>
      <text:p text:style-name="Preformatted_20_Text"><text:a xlink:type="simple" xlink:href="http://lxr.free-electrons.com/source/include/linux/netdevice.h#L1535" office:name="L1535">1535</text:a> <text:s text:c="8"/>struct <text:a xlink:type="simple" xlink:href="http://lxr.free-electrons.com/ident?i=kset">kset</text:a> <text:s text:c="12"/>*queues_kset;</text:p>
      <text:p text:style-name="Preformatted_20_Text"><text:a xlink:type="simple" xlink:href="http://lxr.free-electrons.com/source/include/linux/netdevice.h#L1536" office:name="L1536">1536</text:a> #endif</text:p>
      <text:p text:style-name="Preformatted_20_Text"><text:a xlink:type="simple" xlink:href="http://lxr.free-electrons.com/source/include/linux/netdevice.h#L1537" office:name="L1537">1537</text:a> </text:p>
      <text:p text:style-name="Preformatted_20_Text"><text:a xlink:type="simple" xlink:href="http://lxr.free-electrons.com/source/include/linux/netdevice.h#L1538" office:name="L1538">1538</text:a> <text:s text:c="8"/>unsigned char <text:s text:c="10"/>name_assign_type;</text:p>
      <text:p text:style-name="Preformatted_20_Text"><text:a xlink:type="simple" xlink:href="http://lxr.free-electrons.com/source/include/linux/netdevice.h#L1539" office:name="L1539">1539</text:a> </text:p>
      <text:p text:style-name="Preformatted_20_Text"><text:a xlink:type="simple" xlink:href="http://lxr.free-electrons.com/source/include/linux/netdevice.h#L1540" office:name="L1540">1540</text:a> <text:s text:c="8"/><text:a xlink:type="simple" xlink:href="http://lxr.free-electrons.com/ident?i=bool">bool</text:a> <text:s text:c="19"/>uc_promisc;</text:p>
      <text:p text:style-name="Preformatted_20_Text"><text:a xlink:type="simple" xlink:href="http://lxr.free-electrons.com/source/include/linux/netdevice.h#L1541" office:name="L1541">1541</text:a> <text:s text:c="8"/>unsigned int <text:s text:c="11"/>promiscuity;</text:p>
      <text:p text:style-name="Preformatted_20_Text"><text:soft-page-break/><text:a xlink:type="simple" xlink:href="http://lxr.free-electrons.com/source/include/linux/netdevice.h#L1542" office:name="L1542">1542</text:a> <text:s text:c="8"/>unsigned int <text:s text:c="11"/>allmulti;</text:p>
      <text:p text:style-name="Preformatted_20_Text"><text:a xlink:type="simple" xlink:href="http://lxr.free-electrons.com/source/include/linux/netdevice.h#L1543" office:name="L1543">1543</text:a> </text:p>
      <text:p text:style-name="Preformatted_20_Text"><text:a xlink:type="simple" xlink:href="http://lxr.free-electrons.com/source/include/linux/netdevice.h#L1544" office:name="L1544">1544</text:a> </text:p>
      <text:p text:style-name="Preformatted_20_Text"><text:a xlink:type="simple" xlink:href="http://lxr.free-electrons.com/source/include/linux/netdevice.h#L1545" office:name="L1545">1545</text:a> <text:s text:c="8"/><text:span text:style-name="T4">/* Protocol specific pointers */</text:span></text:p>
      <text:p text:style-name="Preformatted_20_Text"><text:a xlink:type="simple" xlink:href="http://lxr.free-electrons.com/source/include/linux/netdevice.h#L1546" office:name="L1546">1546</text:a> </text:p>
      <text:p text:style-name="Preformatted_20_Text"><text:a xlink:type="simple" xlink:href="http://lxr.free-electrons.com/source/include/linux/netdevice.h#L1547" office:name="L1547">1547</text:a> #if <text:a xlink:type="simple" xlink:href="http://lxr.free-electrons.com/ident?i=IS_ENABLED">IS_ENABLED</text:a>(CONFIG_VLAN_8021Q)</text:p>
      <text:p text:style-name="Preformatted_20_Text"><text:a xlink:type="simple" xlink:href="http://lxr.free-electrons.com/source/include/linux/netdevice.h#L1548" office:name="L1548">1548</text:a> <text:s text:c="8"/>struct <text:a xlink:type="simple" xlink:href="http://lxr.free-electrons.com/ident?i=vlan_info">vlan_info</text:a> <text:a xlink:type="simple" xlink:href="http://lxr.free-electrons.com/ident?i=__rcu">__rcu</text:a> <text:s/>*<text:a xlink:type="simple" xlink:href="http://lxr.free-electrons.com/ident?i=vlan_info">vlan_info</text:a>;</text:p>
      <text:p text:style-name="Preformatted_20_Text"><text:a xlink:type="simple" xlink:href="http://lxr.free-electrons.com/source/include/linux/netdevice.h#L1549" office:name="L1549">1549</text:a> #endif</text:p>
      <text:p text:style-name="Preformatted_20_Text"><text:a xlink:type="simple" xlink:href="http://lxr.free-electrons.com/source/include/linux/netdevice.h#L1550" office:name="L1550">1550</text:a> #if <text:a xlink:type="simple" xlink:href="http://lxr.free-electrons.com/ident?i=IS_ENABLED">IS_ENABLED</text:a>(CONFIG_NET_DSA)</text:p>
      <text:p text:style-name="Preformatted_20_Text"><text:a xlink:type="simple" xlink:href="http://lxr.free-electrons.com/source/include/linux/netdevice.h#L1551" office:name="L1551">1551</text:a> <text:s text:c="8"/>struct <text:a xlink:type="simple" xlink:href="http://lxr.free-electrons.com/ident?i=dsa_switch_tree">dsa_switch_tree</text:a> <text:s/>*dsa_ptr;</text:p>
      <text:p text:style-name="Preformatted_20_Text"><text:a xlink:type="simple" xlink:href="http://lxr.free-electrons.com/source/include/linux/netdevice.h#L1552" office:name="L1552">1552</text:a> #endif</text:p>
      <text:p text:style-name="Preformatted_20_Text"><text:a xlink:type="simple" xlink:href="http://lxr.free-electrons.com/source/include/linux/netdevice.h#L1553" office:name="L1553">1553</text:a> #if <text:a xlink:type="simple" xlink:href="http://lxr.free-electrons.com/ident?i=IS_ENABLED">IS_ENABLED</text:a>(CONFIG_TIPC)</text:p>
      <text:p text:style-name="Preformatted_20_Text"><text:a xlink:type="simple" xlink:href="http://lxr.free-electrons.com/source/include/linux/netdevice.h#L1554" office:name="L1554">1554</text:a> <text:s text:c="8"/>struct <text:a xlink:type="simple" xlink:href="http://lxr.free-electrons.com/ident?i=tipc_bearer">tipc_bearer</text:a> <text:a xlink:type="simple" xlink:href="http://lxr.free-electrons.com/ident?i=__rcu">__rcu</text:a> *tipc_ptr;</text:p>
      <text:p text:style-name="Preformatted_20_Text"><text:a xlink:type="simple" xlink:href="http://lxr.free-electrons.com/source/include/linux/netdevice.h#L1555" office:name="L1555">1555</text:a> #endif</text:p>
      <text:p text:style-name="Preformatted_20_Text"><text:a xlink:type="simple" xlink:href="http://lxr.free-electrons.com/source/include/linux/netdevice.h#L1556" office:name="L1556">1556</text:a> <text:s text:c="8"/>void <text:s text:c="19"/>*atalk_ptr;</text:p>
      <text:p text:style-name="Preformatted_20_Text"><text:a xlink:type="simple" xlink:href="http://lxr.free-electrons.com/source/include/linux/netdevice.h#L1557" office:name="L1557">1557</text:a> <text:s text:c="8"/>struct <text:a xlink:type="simple" xlink:href="http://lxr.free-electrons.com/ident?i=in_device">in_device</text:a> <text:a xlink:type="simple" xlink:href="http://lxr.free-electrons.com/ident?i=__rcu">__rcu</text:a> <text:s/>*ip_ptr;</text:p>
      <text:p text:style-name="Preformatted_20_Text"><text:a xlink:type="simple" xlink:href="http://lxr.free-electrons.com/source/include/linux/netdevice.h#L1558" office:name="L1558">1558</text:a> <text:s text:c="8"/>struct <text:a xlink:type="simple" xlink:href="http://lxr.free-electrons.com/ident?i=dn_dev">dn_dev</text:a> <text:a xlink:type="simple" xlink:href="http://lxr.free-electrons.com/ident?i=__rcu">__rcu</text:a> <text:s text:c="4"/>*dn_ptr;</text:p>
      <text:p text:style-name="Preformatted_20_Text"><text:a xlink:type="simple" xlink:href="http://lxr.free-electrons.com/source/include/linux/netdevice.h#L1559" office:name="L1559">1559</text:a> <text:s text:c="8"/>struct <text:a xlink:type="simple" xlink:href="http://lxr.free-electrons.com/ident?i=inet6_dev">inet6_dev</text:a> <text:a xlink:type="simple" xlink:href="http://lxr.free-electrons.com/ident?i=__rcu">__rcu</text:a> <text:s/>*ip6_ptr;</text:p>
      <text:p text:style-name="Preformatted_20_Text"><text:a xlink:type="simple" xlink:href="http://lxr.free-electrons.com/source/include/linux/netdevice.h#L1560" office:name="L1560">1560</text:a> <text:s text:c="8"/>void <text:s text:c="19"/>*ax25_ptr;</text:p>
      <text:p text:style-name="Preformatted_20_Text"><text:a xlink:type="simple" xlink:href="http://lxr.free-electrons.com/source/include/linux/netdevice.h#L1561" office:name="L1561">1561</text:a> <text:s text:c="8"/>struct <text:a xlink:type="simple" xlink:href="http://lxr.free-electrons.com/ident?i=wireless_dev">wireless_dev</text:a> <text:s text:c="4"/>*ieee80211_ptr;</text:p>
      <text:p text:style-name="Preformatted_20_Text"><text:a xlink:type="simple" xlink:href="http://lxr.free-electrons.com/source/include/linux/netdevice.h#L1562" office:name="L1562">1562</text:a> </text:p>
      <text:p text:style-name="Preformatted_20_Text"><text:a xlink:type="simple" xlink:href="http://lxr.free-electrons.com/source/include/linux/netdevice.h#L1563" office:name="L1563">1563</text:a> <text:span text:style-name="T4">/*</text:span></text:p>
      <text:p text:style-name="Preformatted_20_Text"><text:a xlink:type="simple" xlink:href="http://lxr.free-electrons.com/source/include/linux/netdevice.h#L1564" office:name="L1564">1564</text:a> <text:s/><text:span text:style-name="T4">* Cache lines mostly used on receive path (including eth_type_trans())</text:span></text:p>
      <text:p text:style-name="Preformatted_20_Text"><text:a xlink:type="simple" xlink:href="http://lxr.free-electrons.com/source/include/linux/netdevice.h#L1565" office:name="L1565">1565</text:a> <text:s/><text:span text:style-name="T4">*/</text:span></text:p>
      <text:p text:style-name="Preformatted_20_Text"><text:a xlink:type="simple" xlink:href="http://lxr.free-electrons.com/source/include/linux/netdevice.h#L1566" office:name="L1566">1566</text:a> <text:s text:c="8"/>unsigned long <text:s text:c="10"/>last_rx;</text:p>
      <text:p text:style-name="Preformatted_20_Text"><text:a xlink:type="simple" xlink:href="http://lxr.free-electrons.com/source/include/linux/netdevice.h#L1567" office:name="L1567">1567</text:a> </text:p>
      <text:p text:style-name="Preformatted_20_Text"><text:a xlink:type="simple" xlink:href="http://lxr.free-electrons.com/source/include/linux/netdevice.h#L1568" office:name="L1568">1568</text:a> <text:s text:c="8"/><text:span text:style-name="T4">/* Interface address info used in eth_type_trans() */</text:span></text:p>
      <text:p text:style-name="Preformatted_20_Text"><text:a xlink:type="simple" xlink:href="http://lxr.free-electrons.com/source/include/linux/netdevice.h#L1569" office:name="L1569">1569</text:a> <text:s text:c="8"/>unsigned char <text:s text:c="10"/>*dev_addr;</text:p>
      <text:p text:style-name="Preformatted_20_Text"><text:a xlink:type="simple" xlink:href="http://lxr.free-electrons.com/source/include/linux/netdevice.h#L1570" office:name="L1570">1570</text:a> </text:p>
      <text:p text:style-name="Preformatted_20_Text"><text:a xlink:type="simple" xlink:href="http://lxr.free-electrons.com/source/include/linux/netdevice.h#L1571" office:name="L1571">1571</text:a> </text:p>
      <text:p text:style-name="Preformatted_20_Text"><text:a xlink:type="simple" xlink:href="http://lxr.free-electrons.com/source/include/linux/netdevice.h#L1572" office:name="L1572">1572</text:a> #ifdef CONFIG_SYSFS</text:p>
      <text:p text:style-name="Preformatted_20_Text"><text:a xlink:type="simple" xlink:href="http://lxr.free-electrons.com/source/include/linux/netdevice.h#L1573" office:name="L1573">1573</text:a> <text:s text:c="8"/>struct <text:a xlink:type="simple" xlink:href="http://lxr.free-electrons.com/ident?i=netdev_rx_queue">netdev_rx_queue</text:a> <text:s/>*_rx;</text:p>
      <text:p text:style-name="Preformatted_20_Text"><text:a xlink:type="simple" xlink:href="http://lxr.free-electrons.com/source/include/linux/netdevice.h#L1574" office:name="L1574">1574</text:a> </text:p>
      <text:p text:style-name="Preformatted_20_Text"><text:a xlink:type="simple" xlink:href="http://lxr.free-electrons.com/source/include/linux/netdevice.h#L1575" office:name="L1575">1575</text:a> <text:s text:c="8"/>unsigned int <text:s text:c="11"/>num_rx_queues;</text:p>
      <text:p text:style-name="Preformatted_20_Text"><text:a xlink:type="simple" xlink:href="http://lxr.free-electrons.com/source/include/linux/netdevice.h#L1576" office:name="L1576">1576</text:a> <text:s text:c="8"/>unsigned int <text:s text:c="11"/>real_num_rx_queues;</text:p>
      <text:p text:style-name="Preformatted_20_Text"><text:a xlink:type="simple" xlink:href="http://lxr.free-electrons.com/source/include/linux/netdevice.h#L1577" office:name="L1577">1577</text:a> </text:p>
      <text:p text:style-name="Preformatted_20_Text"><text:a xlink:type="simple" xlink:href="http://lxr.free-electrons.com/source/include/linux/netdevice.h#L1578" office:name="L1578">1578</text:a> #endif</text:p>
      <text:p text:style-name="Preformatted_20_Text"><text:a xlink:type="simple" xlink:href="http://lxr.free-electrons.com/source/include/linux/netdevice.h#L1579" office:name="L1579">1579</text:a> </text:p>
      <text:p text:style-name="Preformatted_20_Text"><text:a xlink:type="simple" xlink:href="http://lxr.free-electrons.com/source/include/linux/netdevice.h#L1580" office:name="L1580">1580</text:a> <text:s text:c="8"/><text:a xlink:type="simple" xlink:href="http://lxr.free-electrons.com/ident?i=rx_handler_func_t">rx_handler_func_t</text:a> <text:a xlink:type="simple" xlink:href="http://lxr.free-electrons.com/ident?i=__rcu">__rcu</text:a> *<text:a xlink:type="simple" xlink:href="http://lxr.free-electrons.com/ident?i=rx_handler">rx_handler</text:a>;</text:p>
      <text:p text:style-name="Preformatted_20_Text"><text:a xlink:type="simple" xlink:href="http://lxr.free-electrons.com/source/include/linux/netdevice.h#L1581" office:name="L1581">1581</text:a> <text:s text:c="8"/>void <text:a xlink:type="simple" xlink:href="http://lxr.free-electrons.com/ident?i=__rcu">__rcu</text:a> <text:s text:c="13"/>*rx_handler_data;</text:p>
      <text:p text:style-name="Preformatted_20_Text"><text:a xlink:type="simple" xlink:href="http://lxr.free-electrons.com/source/include/linux/netdevice.h#L1582" office:name="L1582">1582</text:a> </text:p>
      <text:p text:style-name="Preformatted_20_Text"><text:a xlink:type="simple" xlink:href="http://lxr.free-electrons.com/source/include/linux/netdevice.h#L1583" office:name="L1583">1583</text:a> <text:s text:c="8"/>struct <text:a xlink:type="simple" xlink:href="http://lxr.free-electrons.com/ident?i=netdev_queue">netdev_queue</text:a> <text:a xlink:type="simple" xlink:href="http://lxr.free-electrons.com/ident?i=__rcu">__rcu</text:a> *ingress_queue;</text:p>
      <text:p text:style-name="Preformatted_20_Text"><text:a xlink:type="simple" xlink:href="http://lxr.free-electrons.com/source/include/linux/netdevice.h#L1584" office:name="L1584">1584</text:a> <text:s text:c="8"/>unsigned char <text:s text:c="10"/><text:a xlink:type="simple" xlink:href="http://lxr.free-electrons.com/ident?i=broadcast">broadcast</text:a>[<text:a xlink:type="simple" xlink:href="http://lxr.free-electrons.com/ident?i=MAX_ADDR_LEN">MAX_ADDR_LEN</text:a>];</text:p>
      <text:p text:style-name="Preformatted_20_Text"><text:a xlink:type="simple" xlink:href="http://lxr.free-electrons.com/source/include/linux/netdevice.h#L1585" office:name="L1585">1585</text:a> </text:p>
      <text:p text:style-name="Preformatted_20_Text"><text:a xlink:type="simple" xlink:href="http://lxr.free-electrons.com/source/include/linux/netdevice.h#L1586" office:name="L1586">1586</text:a> </text:p>
      <text:p text:style-name="Preformatted_20_Text"><text:a xlink:type="simple" xlink:href="http://lxr.free-electrons.com/source/include/linux/netdevice.h#L1587" office:name="L1587">1587</text:a> <text:span text:style-name="T4">/*</text:span></text:p>
      <text:p text:style-name="Preformatted_20_Text"><text:a xlink:type="simple" xlink:href="http://lxr.free-electrons.com/source/include/linux/netdevice.h#L1588" office:name="L1588">1588</text:a> <text:s/><text:span text:style-name="T4">* Cache lines mostly used on transmit path</text:span></text:p>
      <text:p text:style-name="Preformatted_20_Text"><text:a xlink:type="simple" xlink:href="http://lxr.free-electrons.com/source/include/linux/netdevice.h#L1589" office:name="L1589">1589</text:a> <text:s/><text:span text:style-name="T4">*/</text:span></text:p>
      <text:p text:style-name="Preformatted_20_Text"><text:a xlink:type="simple" xlink:href="http://lxr.free-electrons.com/source/include/linux/netdevice.h#L1590" office:name="L1590">1590</text:a> <text:s text:c="8"/>struct <text:a xlink:type="simple" xlink:href="http://lxr.free-electrons.com/ident?i=netdev_queue">netdev_queue</text:a> <text:s text:c="4"/>*_tx <text:a xlink:type="simple" xlink:href="http://lxr.free-electrons.com/ident?i=____cacheline_aligned_in_smp">____cacheline_aligned_in_smp</text:a>;</text:p>
      <text:p text:style-name="Preformatted_20_Text"><text:a xlink:type="simple" xlink:href="http://lxr.free-electrons.com/source/include/linux/netdevice.h#L1591" office:name="L1591">1591</text:a> <text:s text:c="8"/>unsigned int <text:s text:c="11"/>num_tx_queues;</text:p>
      <text:p text:style-name="Preformatted_20_Text"><text:a xlink:type="simple" xlink:href="http://lxr.free-electrons.com/source/include/linux/netdevice.h#L1592" office:name="L1592">1592</text:a> <text:s text:c="8"/>unsigned int <text:s text:c="11"/>real_num_tx_queues;</text:p>
      <text:p text:style-name="Preformatted_20_Text"><text:a xlink:type="simple" xlink:href="http://lxr.free-electrons.com/source/include/linux/netdevice.h#L1593" office:name="L1593">1593</text:a> <text:s text:c="8"/>struct <text:a xlink:type="simple" xlink:href="http://lxr.free-electrons.com/ident?i=Qdisc">Qdisc</text:a> <text:s text:c="11"/>*qdisc;</text:p>
      <text:p text:style-name="Preformatted_20_Text"><text:a xlink:type="simple" xlink:href="http://lxr.free-electrons.com/source/include/linux/netdevice.h#L1594" office:name="L1594">1594</text:a> <text:s text:c="8"/>unsigned long <text:s text:c="10"/>tx_queue_len;</text:p>
      <text:p text:style-name="Preformatted_20_Text"><text:a xlink:type="simple" xlink:href="http://lxr.free-electrons.com/source/include/linux/netdevice.h#L1595" office:name="L1595">1595</text:a> <text:s text:c="8"/><text:a xlink:type="simple" xlink:href="http://lxr.free-electrons.com/ident?i=spinlock_t">spinlock_t</text:a> <text:s text:c="13"/>tx_global_lock;</text:p>
      <text:p text:style-name="Preformatted_20_Text"><text:a xlink:type="simple" xlink:href="http://lxr.free-electrons.com/source/include/linux/netdevice.h#L1596" office:name="L1596">1596</text:a> </text:p>
      <text:p text:style-name="Preformatted_20_Text"><text:a xlink:type="simple" xlink:href="http://lxr.free-electrons.com/source/include/linux/netdevice.h#L1597" office:name="L1597">1597</text:a> #ifdef CONFIG_XPS</text:p>
      <text:p text:style-name="Preformatted_20_Text"><text:a xlink:type="simple" xlink:href="http://lxr.free-electrons.com/source/include/linux/netdevice.h#L1598" office:name="L1598">1598</text:a> <text:s text:c="8"/>struct <text:a xlink:type="simple" xlink:href="http://lxr.free-electrons.com/ident?i=xps_dev_maps">xps_dev_maps</text:a> <text:a xlink:type="simple" xlink:href="http://lxr.free-electrons.com/ident?i=__rcu">__rcu</text:a> *xps_maps;</text:p>
      <text:p text:style-name="Preformatted_20_Text"><text:a xlink:type="simple" xlink:href="http://lxr.free-electrons.com/source/include/linux/netdevice.h#L1599" office:name="L1599">1599</text:a> #endif</text:p>
      <text:p text:style-name="Preformatted_20_Text"><text:a xlink:type="simple" xlink:href="http://lxr.free-electrons.com/source/include/linux/netdevice.h#L1600" office:name="L1600">1600</text:a> #ifdef CONFIG_RFS_ACCEL</text:p>
      <text:p text:style-name="Preformatted_20_Text"><text:soft-page-break/><text:a xlink:type="simple" xlink:href="http://lxr.free-electrons.com/source/include/linux/netdevice.h#L1601" office:name="L1601">1601</text:a> <text:s text:c="8"/>struct <text:a xlink:type="simple" xlink:href="http://lxr.free-electrons.com/ident?i=cpu_rmap">cpu_rmap</text:a> <text:s text:c="8"/>*rx_cpu_rmap;</text:p>
      <text:p text:style-name="Preformatted_20_Text"><text:a xlink:type="simple" xlink:href="http://lxr.free-electrons.com/source/include/linux/netdevice.h#L1602" office:name="L1602">1602</text:a> #endif</text:p>
      <text:p text:style-name="Preformatted_20_Text"><text:a xlink:type="simple" xlink:href="http://lxr.free-electrons.com/source/include/linux/netdevice.h#L1603" office:name="L1603">1603</text:a> </text:p>
      <text:p text:style-name="Preformatted_20_Text"><text:a xlink:type="simple" xlink:href="http://lxr.free-electrons.com/source/include/linux/netdevice.h#L1604" office:name="L1604">1604</text:a> <text:s text:c="8"/><text:span text:style-name="T4">/* These may be needed for future network-power-down code. */</text:span></text:p>
      <text:p text:style-name="Preformatted_20_Text"><text:a xlink:type="simple" xlink:href="http://lxr.free-electrons.com/source/include/linux/netdevice.h#L1605" office:name="L1605">1605</text:a> </text:p>
      <text:p text:style-name="Preformatted_20_Text"><text:a xlink:type="simple" xlink:href="http://lxr.free-electrons.com/source/include/linux/netdevice.h#L1606" office:name="L1606">1606</text:a> <text:s text:c="8"/><text:span text:style-name="T4">/*</text:span></text:p>
      <text:p text:style-name="Preformatted_20_Text"><text:a xlink:type="simple" xlink:href="http://lxr.free-electrons.com/source/include/linux/netdevice.h#L1607" office:name="L1607">1607</text:a> <text:s text:c="9"/><text:span text:style-name="T4">* trans_start here is expensive for high speed devices on SMP,</text:span></text:p>
      <text:p text:style-name="Preformatted_20_Text"><text:a xlink:type="simple" xlink:href="http://lxr.free-electrons.com/source/include/linux/netdevice.h#L1608" office:name="L1608">1608</text:a> <text:s text:c="9"/><text:span text:style-name="T4">* please use netdev_queue-&gt;trans_start instead.</text:span></text:p>
      <text:p text:style-name="Preformatted_20_Text"><text:a xlink:type="simple" xlink:href="http://lxr.free-electrons.com/source/include/linux/netdevice.h#L1609" office:name="L1609">1609</text:a> <text:s text:c="9"/><text:span text:style-name="T4">*/</text:span></text:p>
      <text:p text:style-name="Preformatted_20_Text"><text:a xlink:type="simple" xlink:href="http://lxr.free-electrons.com/source/include/linux/netdevice.h#L1610" office:name="L1610">1610</text:a> <text:s text:c="8"/>unsigned long <text:s text:c="10"/>trans_start;</text:p>
      <text:p text:style-name="Preformatted_20_Text"><text:a xlink:type="simple" xlink:href="http://lxr.free-electrons.com/source/include/linux/netdevice.h#L1611" office:name="L1611">1611</text:a> </text:p>
      <text:p text:style-name="Preformatted_20_Text"><text:a xlink:type="simple" xlink:href="http://lxr.free-electrons.com/source/include/linux/netdevice.h#L1612" office:name="L1612">1612</text:a> <text:s text:c="8"/>int <text:s text:c="20"/>watchdog_timeo;</text:p>
      <text:p text:style-name="Preformatted_20_Text"><text:a xlink:type="simple" xlink:href="http://lxr.free-electrons.com/source/include/linux/netdevice.h#L1613" office:name="L1613">1613</text:a> <text:s text:c="8"/>struct <text:a xlink:type="simple" xlink:href="http://lxr.free-electrons.com/ident?i=timer_list">timer_list</text:a> <text:s text:c="6"/><text:a xlink:type="simple" xlink:href="http://lxr.free-electrons.com/ident?i=watchdog_timer">watchdog_timer</text:a>;</text:p>
      <text:p text:style-name="Preformatted_20_Text"><text:a xlink:type="simple" xlink:href="http://lxr.free-electrons.com/source/include/linux/netdevice.h#L1614" office:name="L1614">1614</text:a> </text:p>
      <text:p text:style-name="Preformatted_20_Text"><text:a xlink:type="simple" xlink:href="http://lxr.free-electrons.com/source/include/linux/netdevice.h#L1615" office:name="L1615">1615</text:a> <text:s text:c="8"/>int <text:a xlink:type="simple" xlink:href="http://lxr.free-electrons.com/ident?i=__percpu">__percpu</text:a> <text:s text:c="11"/>*pcpu_refcnt;</text:p>
      <text:p text:style-name="Preformatted_20_Text"><text:a xlink:type="simple" xlink:href="http://lxr.free-electrons.com/source/include/linux/netdevice.h#L1616" office:name="L1616">1616</text:a> <text:s text:c="8"/>struct <text:a xlink:type="simple" xlink:href="http://lxr.free-electrons.com/ident?i=list_head">list_head</text:a> <text:s text:c="7"/>todo_list;</text:p>
      <text:p text:style-name="Preformatted_20_Text"><text:a xlink:type="simple" xlink:href="http://lxr.free-electrons.com/source/include/linux/netdevice.h#L1617" office:name="L1617">1617</text:a> </text:p>
      <text:p text:style-name="Preformatted_20_Text"><text:a xlink:type="simple" xlink:href="http://lxr.free-electrons.com/source/include/linux/netdevice.h#L1618" office:name="L1618">1618</text:a> <text:s text:c="8"/>struct <text:a xlink:type="simple" xlink:href="http://lxr.free-electrons.com/ident?i=hlist_node">hlist_node</text:a> <text:s text:c="6"/>index_hlist;</text:p>
      <text:p text:style-name="Preformatted_20_Text"><text:a xlink:type="simple" xlink:href="http://lxr.free-electrons.com/source/include/linux/netdevice.h#L1619" office:name="L1619">1619</text:a> <text:s text:c="8"/>struct <text:a xlink:type="simple" xlink:href="http://lxr.free-electrons.com/ident?i=list_head">list_head</text:a> <text:s text:c="7"/>link_watch_list;</text:p>
      <text:p text:style-name="Preformatted_20_Text"><text:a xlink:type="simple" xlink:href="http://lxr.free-electrons.com/source/include/linux/netdevice.h#L1620" office:name="L1620">1620</text:a> </text:p>
      <text:p text:style-name="Preformatted_20_Text"><text:a xlink:type="simple" xlink:href="http://lxr.free-electrons.com/source/include/linux/netdevice.h#L1621" office:name="L1621">1621</text:a> <text:s text:c="8"/>enum { NETREG_UNINITIALIZED=0,</text:p>
      <text:p text:style-name="Preformatted_20_Text"><text:a xlink:type="simple" xlink:href="http://lxr.free-electrons.com/source/include/linux/netdevice.h#L1622" office:name="L1622">1622</text:a> <text:s text:c="15"/>NETREG_REGISTERED, <text:s text:c="6"/><text:span text:style-name="T4">/* completed register_netdevice */</text:span></text:p>
      <text:p text:style-name="Preformatted_20_Text"><text:a xlink:type="simple" xlink:href="http://lxr.free-electrons.com/source/include/linux/netdevice.h#L1623" office:name="L1623">1623</text:a> <text:s text:c="15"/>NETREG_UNREGISTERING, <text:s text:c="3"/><text:span text:style-name="T4">/* called unregister_netdevice */</text:span></text:p>
      <text:p text:style-name="Preformatted_20_Text"><text:a xlink:type="simple" xlink:href="http://lxr.free-electrons.com/source/include/linux/netdevice.h#L1624" office:name="L1624">1624</text:a> <text:s text:c="15"/>NETREG_UNREGISTERED, <text:s text:c="4"/><text:span text:style-name="T4">/* completed unregister todo */</text:span></text:p>
      <text:p text:style-name="Preformatted_20_Text"><text:a xlink:type="simple" xlink:href="http://lxr.free-electrons.com/source/include/linux/netdevice.h#L1625" office:name="L1625">1625</text:a> <text:s text:c="15"/>NETREG_RELEASED, <text:s text:c="8"/><text:span text:style-name="T4">/* called free_netdev */</text:span></text:p>
      <text:p text:style-name="Preformatted_20_Text"><text:a xlink:type="simple" xlink:href="http://lxr.free-electrons.com/source/include/linux/netdevice.h#L1626" office:name="L1626">1626</text:a> <text:s text:c="15"/>NETREG_DUMMY, <text:s text:c="11"/><text:span text:style-name="T4">/* dummy device for NAPI poll */</text:span></text:p>
      <text:p text:style-name="Preformatted_20_Text"><text:a xlink:type="simple" xlink:href="http://lxr.free-electrons.com/source/include/linux/netdevice.h#L1627" office:name="L1627">1627</text:a> <text:s text:c="8"/>} reg_state:8;</text:p>
      <text:p text:style-name="Preformatted_20_Text"><text:a xlink:type="simple" xlink:href="http://lxr.free-electrons.com/source/include/linux/netdevice.h#L1628" office:name="L1628">1628</text:a> </text:p>
      <text:p text:style-name="Preformatted_20_Text"><text:a xlink:type="simple" xlink:href="http://lxr.free-electrons.com/source/include/linux/netdevice.h#L1629" office:name="L1629">1629</text:a> <text:s text:c="8"/><text:a xlink:type="simple" xlink:href="http://lxr.free-electrons.com/ident?i=bool">bool</text:a> dismantle;</text:p>
      <text:p text:style-name="Preformatted_20_Text"><text:a xlink:type="simple" xlink:href="http://lxr.free-electrons.com/source/include/linux/netdevice.h#L1630" office:name="L1630">1630</text:a> </text:p>
      <text:p text:style-name="Preformatted_20_Text"><text:a xlink:type="simple" xlink:href="http://lxr.free-electrons.com/source/include/linux/netdevice.h#L1631" office:name="L1631">1631</text:a> <text:s text:c="8"/>enum {</text:p>
      <text:p text:style-name="Preformatted_20_Text"><text:a xlink:type="simple" xlink:href="http://lxr.free-electrons.com/source/include/linux/netdevice.h#L1632" office:name="L1632">1632</text:a> <text:s text:c="16"/>RTNL_LINK_INITIALIZED,</text:p>
      <text:p text:style-name="Preformatted_20_Text"><text:a xlink:type="simple" xlink:href="http://lxr.free-electrons.com/source/include/linux/netdevice.h#L1633" office:name="L1633">1633</text:a> <text:s text:c="16"/>RTNL_LINK_INITIALIZING,</text:p>
      <text:p text:style-name="Preformatted_20_Text"><text:a xlink:type="simple" xlink:href="http://lxr.free-electrons.com/source/include/linux/netdevice.h#L1634" office:name="L1634">1634</text:a> <text:s text:c="8"/>} rtnl_link_state:16;</text:p>
      <text:p text:style-name="Preformatted_20_Text"><text:a xlink:type="simple" xlink:href="http://lxr.free-electrons.com/source/include/linux/netdevice.h#L1635" office:name="L1635">1635</text:a> </text:p>
      <text:p text:style-name="Preformatted_20_Text"><text:a xlink:type="simple" xlink:href="http://lxr.free-electrons.com/source/include/linux/netdevice.h#L1636" office:name="L1636">1636</text:a> <text:s text:c="8"/>void (*destructor)(struct <text:a xlink:type="simple" xlink:href="http://lxr.free-electrons.com/ident?i=net_device">net_device</text:a> *<text:a xlink:type="simple" xlink:href="http://lxr.free-electrons.com/ident?i=dev">dev</text:a>);</text:p>
      <text:p text:style-name="Preformatted_20_Text"><text:a xlink:type="simple" xlink:href="http://lxr.free-electrons.com/source/include/linux/netdevice.h#L1637" office:name="L1637">1637</text:a> </text:p>
      <text:p text:style-name="Preformatted_20_Text"><text:a xlink:type="simple" xlink:href="http://lxr.free-electrons.com/source/include/linux/netdevice.h#L1638" office:name="L1638">1638</text:a> #ifdef CONFIG_NETPOLL</text:p>
      <text:p text:style-name="Preformatted_20_Text"><text:a xlink:type="simple" xlink:href="http://lxr.free-electrons.com/source/include/linux/netdevice.h#L1639" office:name="L1639">1639</text:a> <text:s text:c="8"/>struct <text:a xlink:type="simple" xlink:href="http://lxr.free-electrons.com/ident?i=netpoll_info">netpoll_info</text:a> <text:a xlink:type="simple" xlink:href="http://lxr.free-electrons.com/ident?i=__rcu">__rcu</text:a> <text:s text:c="6"/>*npinfo;</text:p>
      <text:p text:style-name="Preformatted_20_Text"><text:a xlink:type="simple" xlink:href="http://lxr.free-electrons.com/source/include/linux/netdevice.h#L1640" office:name="L1640">1640</text:a> #endif</text:p>
      <text:p text:style-name="Preformatted_20_Text"><text:a xlink:type="simple" xlink:href="http://lxr.free-electrons.com/source/include/linux/netdevice.h#L1641" office:name="L1641">1641</text:a> </text:p>
      <text:p text:style-name="Preformatted_20_Text"><text:a xlink:type="simple" xlink:href="http://lxr.free-electrons.com/source/include/linux/netdevice.h#L1642" office:name="L1642">1642</text:a> #ifdef CONFIG_NET_NS</text:p>
      <text:p text:style-name="Preformatted_20_Text"><text:a xlink:type="simple" xlink:href="http://lxr.free-electrons.com/source/include/linux/netdevice.h#L1643" office:name="L1643">1643</text:a> <text:s text:c="8"/>struct <text:a xlink:type="simple" xlink:href="http://lxr.free-electrons.com/ident?i=net">net</text:a> <text:s text:c="13"/>*nd_net;</text:p>
      <text:p text:style-name="Preformatted_20_Text"><text:a xlink:type="simple" xlink:href="http://lxr.free-electrons.com/source/include/linux/netdevice.h#L1644" office:name="L1644">1644</text:a> #endif</text:p>
      <text:p text:style-name="Preformatted_20_Text"><text:a xlink:type="simple" xlink:href="http://lxr.free-electrons.com/source/include/linux/netdevice.h#L1645" office:name="L1645">1645</text:a> </text:p>
      <text:p text:style-name="Preformatted_20_Text"><text:a xlink:type="simple" xlink:href="http://lxr.free-electrons.com/source/include/linux/netdevice.h#L1646" office:name="L1646">1646</text:a> <text:s text:c="8"/><text:span text:style-name="T4">/* mid-layer private */</text:span></text:p>
      <text:p text:style-name="Preformatted_20_Text"><text:a xlink:type="simple" xlink:href="http://lxr.free-electrons.com/source/include/linux/netdevice.h#L1647" office:name="L1647">1647</text:a> <text:s text:c="8"/>union {</text:p>
      <text:p text:style-name="Preformatted_20_Text"><text:a xlink:type="simple" xlink:href="http://lxr.free-electrons.com/source/include/linux/netdevice.h#L1648" office:name="L1648">1648</text:a> <text:s text:c="16"/>void <text:s text:c="35"/>*ml_priv;</text:p>
      <text:p text:style-name="Preformatted_20_Text"><text:a xlink:type="simple" xlink:href="http://lxr.free-electrons.com/source/include/linux/netdevice.h#L1649" office:name="L1649">1649</text:a> <text:s text:c="16"/>struct <text:a xlink:type="simple" xlink:href="http://lxr.free-electrons.com/ident?i=pcpu_lstats">pcpu_lstats</text:a> <text:a xlink:type="simple" xlink:href="http://lxr.free-electrons.com/ident?i=__percpu">__percpu</text:a> <text:s text:c="12"/>*lstats;</text:p>
      <text:p text:style-name="Preformatted_20_Text"><text:a xlink:type="simple" xlink:href="http://lxr.free-electrons.com/source/include/linux/netdevice.h#L1650" office:name="L1650">1650</text:a> <text:s text:c="16"/>struct <text:a xlink:type="simple" xlink:href="http://lxr.free-electrons.com/ident?i=pcpu_sw_netstats">pcpu_sw_netstats</text:a> <text:a xlink:type="simple" xlink:href="http://lxr.free-electrons.com/ident?i=__percpu">__percpu</text:a> <text:s text:c="7"/>*tstats;</text:p>
      <text:p text:style-name="Preformatted_20_Text"><text:a xlink:type="simple" xlink:href="http://lxr.free-electrons.com/source/include/linux/netdevice.h#L1651" office:name="L1651">1651</text:a> <text:s text:c="16"/>struct <text:a xlink:type="simple" xlink:href="http://lxr.free-electrons.com/ident?i=pcpu_dstats">pcpu_dstats</text:a> <text:a xlink:type="simple" xlink:href="http://lxr.free-electrons.com/ident?i=__percpu">__percpu</text:a> <text:s text:c="12"/>*dstats;</text:p>
      <text:p text:style-name="Preformatted_20_Text"><text:a xlink:type="simple" xlink:href="http://lxr.free-electrons.com/source/include/linux/netdevice.h#L1652" office:name="L1652">1652</text:a> <text:s text:c="16"/>struct <text:a xlink:type="simple" xlink:href="http://lxr.free-electrons.com/ident?i=pcpu_vstats">pcpu_vstats</text:a> <text:a xlink:type="simple" xlink:href="http://lxr.free-electrons.com/ident?i=__percpu">__percpu</text:a> <text:s text:c="12"/>*vstats;</text:p>
      <text:p text:style-name="Preformatted_20_Text"><text:a xlink:type="simple" xlink:href="http://lxr.free-electrons.com/source/include/linux/netdevice.h#L1653" office:name="L1653">1653</text:a> <text:s text:c="8"/>};</text:p>
      <text:p text:style-name="Preformatted_20_Text"><text:a xlink:type="simple" xlink:href="http://lxr.free-electrons.com/source/include/linux/netdevice.h#L1654" office:name="L1654">1654</text:a> </text:p>
      <text:p text:style-name="Preformatted_20_Text"><text:a xlink:type="simple" xlink:href="http://lxr.free-electrons.com/source/include/linux/netdevice.h#L1655" office:name="L1655">1655</text:a> <text:s text:c="8"/>struct <text:a xlink:type="simple" xlink:href="http://lxr.free-electrons.com/ident?i=garp_port">garp_port</text:a> <text:a xlink:type="simple" xlink:href="http://lxr.free-electrons.com/ident?i=__rcu">__rcu</text:a> <text:s/>*<text:a xlink:type="simple" xlink:href="http://lxr.free-electrons.com/ident?i=garp_port">garp_port</text:a>;</text:p>
      <text:p text:style-name="Preformatted_20_Text"><text:a xlink:type="simple" xlink:href="http://lxr.free-electrons.com/source/include/linux/netdevice.h#L1656" office:name="L1656">1656</text:a> <text:s text:c="8"/>struct <text:a xlink:type="simple" xlink:href="http://lxr.free-electrons.com/ident?i=mrp_port">mrp_port</text:a> <text:a xlink:type="simple" xlink:href="http://lxr.free-electrons.com/ident?i=__rcu">__rcu</text:a> <text:s text:c="2"/>*<text:a xlink:type="simple" xlink:href="http://lxr.free-electrons.com/ident?i=mrp_port">mrp_port</text:a>;</text:p>
      <text:p text:style-name="Preformatted_20_Text"><text:a xlink:type="simple" xlink:href="http://lxr.free-electrons.com/source/include/linux/netdevice.h#L1657" office:name="L1657">1657</text:a> </text:p>
      <text:p text:style-name="Preformatted_20_Text"><text:a xlink:type="simple" xlink:href="http://lxr.free-electrons.com/source/include/linux/netdevice.h#L1658" office:name="L1658">1658</text:a> <text:s text:c="8"/>struct <text:a xlink:type="simple" xlink:href="http://lxr.free-electrons.com/ident?i=device">device</text:a> <text:s text:c="2"/><text:a xlink:type="simple" xlink:href="http://lxr.free-electrons.com/ident?i=dev">dev</text:a>;</text:p>
      <text:p text:style-name="Preformatted_20_Text"><text:a xlink:type="simple" xlink:href="http://lxr.free-electrons.com/source/include/linux/netdevice.h#L1659" office:name="L1659">1659</text:a> <text:s text:c="8"/>const struct <text:a xlink:type="simple" xlink:href="http://lxr.free-electrons.com/ident?i=attribute_group">attribute_group</text:a> *sysfs_groups[4];</text:p>
      <text:p text:style-name="Preformatted_20_Text"><text:soft-page-break/><text:a xlink:type="simple" xlink:href="http://lxr.free-electrons.com/source/include/linux/netdevice.h#L1660" office:name="L1660">1660</text:a> <text:s text:c="8"/>const struct <text:a xlink:type="simple" xlink:href="http://lxr.free-electrons.com/ident?i=attribute_group">attribute_group</text:a> *sysfs_rx_queue_group;</text:p>
      <text:p text:style-name="Preformatted_20_Text"><text:a xlink:type="simple" xlink:href="http://lxr.free-electrons.com/source/include/linux/netdevice.h#L1661" office:name="L1661">1661</text:a> </text:p>
      <text:p text:style-name="Preformatted_20_Text"><text:a xlink:type="simple" xlink:href="http://lxr.free-electrons.com/source/include/linux/netdevice.h#L1662" office:name="L1662">1662</text:a> <text:s text:c="8"/>const struct <text:a xlink:type="simple" xlink:href="http://lxr.free-electrons.com/ident?i=rtnl_link_ops">rtnl_link_ops</text:a> *<text:a xlink:type="simple" xlink:href="http://lxr.free-electrons.com/ident?i=rtnl_link_ops">rtnl_link_ops</text:a>;</text:p>
      <text:p text:style-name="Preformatted_20_Text"><text:a xlink:type="simple" xlink:href="http://lxr.free-electrons.com/source/include/linux/netdevice.h#L1663" office:name="L1663">1663</text:a> </text:p>
      <text:p text:style-name="Preformatted_20_Text"><text:a xlink:type="simple" xlink:href="http://lxr.free-electrons.com/source/include/linux/netdevice.h#L1664" office:name="L1664">1664</text:a> <text:s text:c="8"/><text:span text:style-name="T4">/* for setting kernel sock attribute on TCP connection setup */</text:span></text:p>
      <text:p text:style-name="Preformatted_20_Text"><text:a xlink:type="simple" xlink:href="http://lxr.free-electrons.com/source/include/linux/netdevice.h#L1665" office:name="L1665">1665</text:a> #define <text:a xlink:type="simple" xlink:href="http://lxr.free-electrons.com/ident?i=GSO_MAX_SIZE">GSO_MAX_SIZE</text:a> <text:s text:c="11"/>65536</text:p>
      <text:p text:style-name="Preformatted_20_Text"><text:a xlink:type="simple" xlink:href="http://lxr.free-electrons.com/source/include/linux/netdevice.h#L1666" office:name="L1666">1666</text:a> <text:s text:c="8"/>unsigned int <text:s text:c="11"/>gso_max_size;</text:p>
      <text:p text:style-name="Preformatted_20_Text"><text:a xlink:type="simple" xlink:href="http://lxr.free-electrons.com/source/include/linux/netdevice.h#L1667" office:name="L1667">1667</text:a> #define <text:a xlink:type="simple" xlink:href="http://lxr.free-electrons.com/ident?i=GSO_MAX_SEGS">GSO_MAX_SEGS</text:a> <text:s text:c="11"/>65535</text:p>
      <text:p text:style-name="Preformatted_20_Text"><text:a xlink:type="simple" xlink:href="http://lxr.free-electrons.com/source/include/linux/netdevice.h#L1668" office:name="L1668">1668</text:a> <text:s text:c="8"/><text:a xlink:type="simple" xlink:href="http://lxr.free-electrons.com/ident?i=u16">u16</text:a> <text:s text:c="20"/><text:a xlink:type="simple" xlink:href="http://lxr.free-electrons.com/ident?i=gso_max_segs">gso_max_segs</text:a>;</text:p>
      <text:p text:style-name="Preformatted_20_Text"><text:a xlink:type="simple" xlink:href="http://lxr.free-electrons.com/source/include/linux/netdevice.h#L1669" office:name="L1669">1669</text:a> </text:p>
      <text:p text:style-name="Preformatted_20_Text"><text:a xlink:type="simple" xlink:href="http://lxr.free-electrons.com/source/include/linux/netdevice.h#L1670" office:name="L1670">1670</text:a> #ifdef CONFIG_DCB</text:p>
      <text:p text:style-name="Preformatted_20_Text"><text:a xlink:type="simple" xlink:href="http://lxr.free-electrons.com/source/include/linux/netdevice.h#L1671" office:name="L1671">1671</text:a> <text:s text:c="8"/>const struct <text:a xlink:type="simple" xlink:href="http://lxr.free-electrons.com/ident?i=dcbnl_rtnl_ops">dcbnl_rtnl_ops</text:a> *<text:a xlink:type="simple" xlink:href="http://lxr.free-electrons.com/ident?i=dcbnl_ops">dcbnl_ops</text:a>;</text:p>
      <text:p text:style-name="Preformatted_20_Text"><text:a xlink:type="simple" xlink:href="http://lxr.free-electrons.com/source/include/linux/netdevice.h#L1672" office:name="L1672">1672</text:a> #endif</text:p>
      <text:p text:style-name="Preformatted_20_Text"><text:a xlink:type="simple" xlink:href="http://lxr.free-electrons.com/source/include/linux/netdevice.h#L1673" office:name="L1673">1673</text:a> <text:s text:c="8"/><text:a xlink:type="simple" xlink:href="http://lxr.free-electrons.com/ident?i=u8">u8</text:a> num_tc;</text:p>
      <text:p text:style-name="Preformatted_20_Text"><text:a xlink:type="simple" xlink:href="http://lxr.free-electrons.com/source/include/linux/netdevice.h#L1674" office:name="L1674">1674</text:a> <text:s text:c="8"/>struct <text:a xlink:type="simple" xlink:href="http://lxr.free-electrons.com/ident?i=netdev_tc_txq">netdev_tc_txq</text:a> tc_to_txq[<text:a xlink:type="simple" xlink:href="http://lxr.free-electrons.com/ident?i=TC_MAX_QUEUE">TC_MAX_QUEUE</text:a>];</text:p>
      <text:p text:style-name="Preformatted_20_Text"><text:a xlink:type="simple" xlink:href="http://lxr.free-electrons.com/source/include/linux/netdevice.h#L1675" office:name="L1675">1675</text:a> <text:s text:c="8"/><text:a xlink:type="simple" xlink:href="http://lxr.free-electrons.com/ident?i=u8">u8</text:a> prio_tc_map[<text:a xlink:type="simple" xlink:href="http://lxr.free-electrons.com/ident?i=TC_BITMASK">TC_BITMASK</text:a> + 1];</text:p>
      <text:p text:style-name="Preformatted_20_Text"><text:a xlink:type="simple" xlink:href="http://lxr.free-electrons.com/source/include/linux/netdevice.h#L1676" office:name="L1676">1676</text:a> </text:p>
      <text:p text:style-name="Preformatted_20_Text"><text:a xlink:type="simple" xlink:href="http://lxr.free-electrons.com/source/include/linux/netdevice.h#L1677" office:name="L1677">1677</text:a> #if <text:a xlink:type="simple" xlink:href="http://lxr.free-electrons.com/ident?i=IS_ENABLED">IS_ENABLED</text:a>(CONFIG_FCOE)</text:p>
      <text:p text:style-name="Preformatted_20_Text"><text:a xlink:type="simple" xlink:href="http://lxr.free-electrons.com/source/include/linux/netdevice.h#L1678" office:name="L1678">1678</text:a> <text:s text:c="8"/>unsigned int <text:s text:c="11"/>fcoe_ddp_xid;</text:p>
      <text:p text:style-name="Preformatted_20_Text"><text:a xlink:type="simple" xlink:href="http://lxr.free-electrons.com/source/include/linux/netdevice.h#L1679" office:name="L1679">1679</text:a> #endif</text:p>
      <text:p text:style-name="Preformatted_20_Text"><text:a xlink:type="simple" xlink:href="http://lxr.free-electrons.com/source/include/linux/netdevice.h#L1680" office:name="L1680">1680</text:a> #if <text:a xlink:type="simple" xlink:href="http://lxr.free-electrons.com/ident?i=IS_ENABLED">IS_ENABLED</text:a>(CONFIG_CGROUP_NET_PRIO)</text:p>
      <text:p text:style-name="Preformatted_20_Text"><text:a xlink:type="simple" xlink:href="http://lxr.free-electrons.com/source/include/linux/netdevice.h#L1681" office:name="L1681">1681</text:a> <text:s text:c="8"/>struct <text:a xlink:type="simple" xlink:href="http://lxr.free-electrons.com/ident?i=netprio_map">netprio_map</text:a> <text:a xlink:type="simple" xlink:href="http://lxr.free-electrons.com/ident?i=__rcu">__rcu</text:a> *priomap;</text:p>
      <text:p text:style-name="Preformatted_20_Text"><text:a xlink:type="simple" xlink:href="http://lxr.free-electrons.com/source/include/linux/netdevice.h#L1682" office:name="L1682">1682</text:a> #endif</text:p>
      <text:p text:style-name="Preformatted_20_Text"><text:a xlink:type="simple" xlink:href="http://lxr.free-electrons.com/source/include/linux/netdevice.h#L1683" office:name="L1683">1683</text:a> <text:s text:c="8"/>struct <text:a xlink:type="simple" xlink:href="http://lxr.free-electrons.com/ident?i=phy_device">phy_device</text:a> *phydev;</text:p>
      <text:p text:style-name="Preformatted_20_Text"><text:a xlink:type="simple" xlink:href="http://lxr.free-electrons.com/source/include/linux/netdevice.h#L1684" office:name="L1684">1684</text:a> <text:s text:c="8"/>struct <text:a xlink:type="simple" xlink:href="http://lxr.free-electrons.com/ident?i=lock_class_key">lock_class_key</text:a> *<text:a xlink:type="simple" xlink:href="http://lxr.free-electrons.com/ident?i=qdisc_tx_busylock">qdisc_tx_busylock</text:a>;</text:p>
      <text:p text:style-name="Preformatted_20_Text"><text:a xlink:type="simple" xlink:href="http://lxr.free-electrons.com/source/include/linux/netdevice.h#L1685" office:name="L1685">1685</text:a> <text:s text:c="8"/>int <text:a xlink:type="simple" xlink:href="http://lxr.free-electrons.com/ident?i=group">group</text:a>;</text:p>
      <text:p text:style-name="Preformatted_20_Text"><text:a xlink:type="simple" xlink:href="http://lxr.free-electrons.com/source/include/linux/netdevice.h#L1686" office:name="L1686">1686</text:a> <text:s text:c="8"/>struct <text:a xlink:type="simple" xlink:href="http://lxr.free-electrons.com/ident?i=pm_qos_request">pm_qos_request</text:a> <text:s text:c="2"/>pm_qos_req;</text:p>
      <text:p text:style-name="P2"><text:a xlink:type="simple" xlink:href="http://lxr.free-electrons.com/source/include/linux/netdevice.h#L1687" office:name="L1687">1687</text:a> };</text:p>
      <text:p text:style-name="P4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18S</meta:editing-duration>
    <meta:editing-cycles>21</meta:editing-cycles>
    <meta:generator>LibreOffice/4.2.6.3$Linux_X86_64 LibreOffice_project/420m0$Build-3</meta:generator>
    <dc:date>2014-10-23T08:16:52.139553543</dc:date>
    <meta:document-statistic meta:table-count="0" meta:image-count="0" meta:object-count="0" meta:page-count="14" meta:paragraph-count="705" meta:word-count="3399" meta:character-count="30038" meta:non-whitespace-character-count="19609"/>
    <meta:user-defined meta:name="Info 1"/>
    <meta:user-defined meta:name="Info 2"/>
    <meta:user-defined meta:name="Info 3"/>
    <meta:user-defined meta:name="Info 4"/>
  </office:meta>
</office:document-meta>
</file>